
<file path=META-INF/manifest.xml><?xml version="1.0" encoding="utf-8"?>
<manifest:manifest xmlns:manifest="urn:oasis:names:tc:opendocument:xmlns:manifest:1.0">
  <manifest:file-entry manifest:full-path="Object 33/" manifest:media-type="application/vnd.oasis.opendocument.chart"/>
  <manifest:file-entry manifest:full-path="Object 50/" manifest:media-type="application/vnd.oasis.opendocument.chart"/>
  <manifest:file-entry manifest:full-path="Object 77/" manifest:media-type="application/vnd.oasis.opendocument.chart"/>
  <manifest:file-entry manifest:full-path="Object 16/" manifest:media-type="application/vnd.oasis.opendocument.chart"/>
  <manifest:file-entry manifest:full-path="Object 80/" manifest:media-type="application/vnd.oasis.opendocument.chart"/>
  <manifest:file-entry manifest:full-path="Object 46/" manifest:media-type="application/vnd.oasis.opendocument.chart"/>
  <manifest:file-entry manifest:full-path="Object 63/" manifest:media-type="application/vnd.oasis.opendocument.chart"/>
  <manifest:file-entry manifest:full-path="Object 29/" manifest:media-type="application/vnd.oasis.opendocument.chart"/>
  <manifest:file-entry manifest:full-path="Object 32/" manifest:media-type="application/vnd.oasis.opendocument.chart"/>
  <manifest:file-entry manifest:full-path="Object 15/" manifest:media-type="application/vnd.oasis.opendocument.chart"/>
  <manifest:file-entry manifest:full-path="Object 59/" manifest:media-type="application/vnd.oasis.opendocument.chart"/>
  <manifest:file-entry manifest:full-path="Object 76/" manifest:media-type="application/vnd.oasis.opendocument.chart"/>
  <manifest:file-entry manifest:full-path="Object 23/" manifest:media-type="application/vnd.oasis.opendocument.chart"/>
  <manifest:file-entry manifest:full-path="Object 40/" manifest:media-type="application/vnd.oasis.opendocument.chart"/>
  <manifest:file-entry manifest:full-path="Object 45/" manifest:media-type="application/vnd.oasis.opendocument.chart"/>
  <manifest:file-entry manifest:full-path="Object 62/" manifest:media-type="application/vnd.oasis.opendocument.chart"/>
  <manifest:file-entry manifest:full-path="Object 67/" manifest:media-type="application/vnd.oasis.opendocument.chart"/>
  <manifest:file-entry manifest:full-path="Object 4/" manifest:media-type="application/vnd.oasis.opendocument.chart"/>
  <manifest:file-entry manifest:full-path="Object 28/" manifest:media-type="application/vnd.oasis.opendocument.chart"/>
  <manifest:file-entry manifest:full-path="Object 70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Object 31/" manifest:media-type="application/vnd.oasis.opendocument.chart"/>
  <manifest:file-entry manifest:full-path="Object 36/" manifest:media-type="application/vnd.oasis.opendocument.chart"/>
  <manifest:file-entry manifest:full-path="Object 53/" manifest:media-type="application/vnd.oasis.opendocument.chart"/>
  <manifest:file-entry manifest:full-path="Object 58/" manifest:media-type="application/vnd.oasis.opendocument.chart"/>
  <manifest:file-entry manifest:full-path="Object 75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44/" manifest:media-type="application/vnd.oasis.opendocument.chart"/>
  <manifest:file-entry manifest:full-path="Object 61/" manifest:media-type="application/vnd.oasis.opendocument.chart"/>
  <manifest:file-entry manifest:full-path="Object 66/" manifest:media-type="application/vnd.oasis.opendocument.chart"/>
  <manifest:file-entry manifest:full-path="Object 3/" manifest:media-type="application/vnd.oasis.opendocument.chart"/>
  <manifest:file-entry manifest:full-path="Object 27/" manifest:media-type="application/vnd.oasis.opendocument.chart"/>
  <manifest:file-entry manifest:full-path="Object 49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30/" manifest:media-type="application/vnd.oasis.opendocument.chart"/>
  <manifest:file-entry manifest:full-path="Object 35/" manifest:media-type="application/vnd.oasis.opendocument.chart"/>
  <manifest:file-entry manifest:full-path="Object 52/" manifest:media-type="application/vnd.oasis.opendocument.chart"/>
  <manifest:file-entry manifest:full-path="Object 57/" manifest:media-type="application/vnd.oasis.opendocument.chart"/>
  <manifest:file-entry manifest:full-path="Object 74/" manifest:media-type="application/vnd.oasis.opendocument.chart"/>
  <manifest:file-entry manifest:full-path="Object 79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43/" manifest:media-type="application/vnd.oasis.opendocument.chart"/>
  <manifest:file-entry manifest:full-path="Object 60/" manifest:media-type="application/vnd.oasis.opendocument.chart"/>
  <manifest:file-entry manifest:full-path="Object 2/" manifest:media-type="application/vnd.oasis.opendocument.chart"/>
  <manifest:file-entry manifest:full-path="Object 26/" manifest:media-type="application/vnd.oasis.opendocument.chart"/>
  <manifest:file-entry manifest:full-path="Object 48/" manifest:media-type="application/vnd.oasis.opendocument.chart"/>
  <manifest:file-entry manifest:full-path="Object 65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34/" manifest:media-type="application/vnd.oasis.opendocument.chart"/>
  <manifest:file-entry manifest:full-path="Object 51/" manifest:media-type="application/vnd.oasis.opendocument.chart"/>
  <manifest:file-entry manifest:full-path="Object 56/" manifest:media-type="application/vnd.oasis.opendocument.chart"/>
  <manifest:file-entry manifest:full-path="Object 73/" manifest:media-type="application/vnd.oasis.opendocument.chart"/>
  <manifest:file-entry manifest:full-path="Object 78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Object 39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5/" manifest:media-type="application/vnd.oasis.opendocument.chart"/>
  <manifest:file-entry manifest:full-path="Object 42/" manifest:media-type="application/vnd.oasis.opendocument.chart"/>
  <manifest:file-entry manifest:full-path="Object 47/" manifest:media-type="application/vnd.oasis.opendocument.chart"/>
  <manifest:file-entry manifest:full-path="Object 64/" manifest:media-type="application/vnd.oasis.opendocument.chart"/>
  <manifest:file-entry manifest:full-path="Object 69/" manifest:media-type="application/vnd.oasis.opendocument.chart"/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55/" manifest:media-type="application/vnd.oasis.opendocument.chart"/>
  <manifest:file-entry manifest:full-path="Object 72/" manifest:media-type="application/vnd.oasis.opendocument.chart"/>
  <manifest:file-entry manifest:full-path="Object 38/" manifest:media-type="application/vnd.oasis.opendocument.chart"/>
  <manifest:file-entry manifest:full-path="Object 24/" manifest:media-type="application/vnd.oasis.opendocument.chart"/>
  <manifest:file-entry manifest:full-path="Object 41/" manifest:media-type="application/vnd.oasis.opendocument.chart"/>
  <manifest:file-entry manifest:full-path="Object 68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54/" manifest:media-type="application/vnd.oasis.opendocument.chart"/>
  <manifest:file-entry manifest:full-path="Object 71/" manifest:media-type="application/vnd.oasis.opendocument.chart"/>
  <manifest:file-entry manifest:full-path="Object 37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dia/image1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dia/image1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dia/image1.png" manifest:media-type="image/png"/>
  <manifest:file-entry manifest:full-path="Object 4/styles.xml" manifest:media-type="text/xml"/>
  <manifest:file-entry manifest:full-path="Object 4/content.xml" manifest:media-type="text/xml"/>
  <manifest:file-entry manifest:full-path="Object 4/media/image1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media/image1.png" manifest:media-type="image/png"/>
  <manifest:file-entry manifest:full-path="Object 6/styles.xml" manifest:media-type="text/xml"/>
  <manifest:file-entry manifest:full-path="Object 6/content.xml" manifest:media-type="text/xml"/>
  <manifest:file-entry manifest:full-path="Object 6/media/image1.png" manifest:media-type="image/png"/>
  <manifest:file-entry manifest:full-path="Object 7/styles.xml" manifest:media-type="text/xml"/>
  <manifest:file-entry manifest:full-path="Object 7/content.xml" manifest:media-type="text/xml"/>
  <manifest:file-entry manifest:full-path="Object 7/media/image1.png" manifest:media-type="image/png"/>
  <manifest:file-entry manifest:full-path="Object 8/styles.xml" manifest:media-type="text/xml"/>
  <manifest:file-entry manifest:full-path="Object 8/content.xml" manifest:media-type="text/xml"/>
  <manifest:file-entry manifest:full-path="Object 8/media/image1.png" manifest:media-type="image/png"/>
  <manifest:file-entry manifest:full-path="Object 9/styles.xml" manifest:media-type="text/xml"/>
  <manifest:file-entry manifest:full-path="Object 9/content.xml" manifest:media-type="text/xml"/>
  <manifest:file-entry manifest:full-path="Object 9/media/image1.png" manifest:media-type="image/png"/>
  <manifest:file-entry manifest:full-path="Object 10/styles.xml" manifest:media-type="text/xml"/>
  <manifest:file-entry manifest:full-path="Object 10/content.xml" manifest:media-type="text/xml"/>
  <manifest:file-entry manifest:full-path="Object 10/media/image1.png" manifest:media-type="image/png"/>
  <manifest:file-entry manifest:full-path="Object 11/styles.xml" manifest:media-type="text/xml"/>
  <manifest:file-entry manifest:full-path="Object 11/content.xml" manifest:media-type="text/xml"/>
  <manifest:file-entry manifest:full-path="Object 11/media/image1.png" manifest:media-type="image/png"/>
  <manifest:file-entry manifest:full-path="Object 12/styles.xml" manifest:media-type="text/xml"/>
  <manifest:file-entry manifest:full-path="Object 12/content.xml" manifest:media-type="text/xml"/>
  <manifest:file-entry manifest:full-path="Object 12/media/image1.png" manifest:media-type="image/png"/>
  <manifest:file-entry manifest:full-path="Object 13/styles.xml" manifest:media-type="text/xml"/>
  <manifest:file-entry manifest:full-path="Object 13/content.xml" manifest:media-type="text/xml"/>
  <manifest:file-entry manifest:full-path="Object 13/media/image1.png" manifest:media-type="image/png"/>
  <manifest:file-entry manifest:full-path="Object 14/styles.xml" manifest:media-type="text/xml"/>
  <manifest:file-entry manifest:full-path="Object 14/content.xml" manifest:media-type="text/xml"/>
  <manifest:file-entry manifest:full-path="Object 14/media/image1.png" manifest:media-type="image/png"/>
  <manifest:file-entry manifest:full-path="Object 15/styles.xml" manifest:media-type="text/xml"/>
  <manifest:file-entry manifest:full-path="Object 15/content.xml" manifest:media-type="text/xml"/>
  <manifest:file-entry manifest:full-path="Object 15/media/image1.png" manifest:media-type="image/png"/>
  <manifest:file-entry manifest:full-path="Object 16/styles.xml" manifest:media-type="text/xml"/>
  <manifest:file-entry manifest:full-path="Object 16/content.xml" manifest:media-type="text/xml"/>
  <manifest:file-entry manifest:full-path="Object 16/media/image1.png" manifest:media-type="image/png"/>
  <manifest:file-entry manifest:full-path="Object 17/styles.xml" manifest:media-type="text/xml"/>
  <manifest:file-entry manifest:full-path="Object 17/content.xml" manifest:media-type="text/xml"/>
  <manifest:file-entry manifest:full-path="Object 17/media/image1.png" manifest:media-type="image/png"/>
  <manifest:file-entry manifest:full-path="Object 18/styles.xml" manifest:media-type="text/xml"/>
  <manifest:file-entry manifest:full-path="Object 18/content.xml" manifest:media-type="text/xml"/>
  <manifest:file-entry manifest:full-path="Object 18/media/image1.png" manifest:media-type="image/png"/>
  <manifest:file-entry manifest:full-path="Object 19/styles.xml" manifest:media-type="text/xml"/>
  <manifest:file-entry manifest:full-path="Object 19/content.xml" manifest:media-type="text/xml"/>
  <manifest:file-entry manifest:full-path="Object 19/media/image1.png" manifest:media-type="image/png"/>
  <manifest:file-entry manifest:full-path="Object 20/styles.xml" manifest:media-type="text/xml"/>
  <manifest:file-entry manifest:full-path="Object 20/content.xml" manifest:media-type="text/xml"/>
  <manifest:file-entry manifest:full-path="Object 20/media/image1.png" manifest:media-type="image/png"/>
  <manifest:file-entry manifest:full-path="Object 21/styles.xml" manifest:media-type="text/xml"/>
  <manifest:file-entry manifest:full-path="Object 21/content.xml" manifest:media-type="text/xml"/>
  <manifest:file-entry manifest:full-path="Object 21/media/image1.png" manifest:media-type="image/png"/>
  <manifest:file-entry manifest:full-path="Object 22/styles.xml" manifest:media-type="text/xml"/>
  <manifest:file-entry manifest:full-path="Object 22/content.xml" manifest:media-type="text/xml"/>
  <manifest:file-entry manifest:full-path="Object 22/media/image1.png" manifest:media-type="image/png"/>
  <manifest:file-entry manifest:full-path="Object 23/styles.xml" manifest:media-type="text/xml"/>
  <manifest:file-entry manifest:full-path="Object 23/content.xml" manifest:media-type="text/xml"/>
  <manifest:file-entry manifest:full-path="Object 23/media/image1.png" manifest:media-type="image/png"/>
  <manifest:file-entry manifest:full-path="Object 24/styles.xml" manifest:media-type="text/xml"/>
  <manifest:file-entry manifest:full-path="Object 24/content.xml" manifest:media-type="text/xml"/>
  <manifest:file-entry manifest:full-path="Object 24/media/image1.png" manifest:media-type="image/png"/>
  <manifest:file-entry manifest:full-path="Object 25/styles.xml" manifest:media-type="text/xml"/>
  <manifest:file-entry manifest:full-path="Object 25/content.xml" manifest:media-type="text/xml"/>
  <manifest:file-entry manifest:full-path="Object 25/media/image1.png" manifest:media-type="image/png"/>
  <manifest:file-entry manifest:full-path="Object 26/styles.xml" manifest:media-type="text/xml"/>
  <manifest:file-entry manifest:full-path="Object 26/content.xml" manifest:media-type="text/xml"/>
  <manifest:file-entry manifest:full-path="Object 26/media/image1.png" manifest:media-type="image/png"/>
  <manifest:file-entry manifest:full-path="Object 27/styles.xml" manifest:media-type="text/xml"/>
  <manifest:file-entry manifest:full-path="Object 27/content.xml" manifest:media-type="text/xml"/>
  <manifest:file-entry manifest:full-path="Object 27/media/image1.png" manifest:media-type="image/png"/>
  <manifest:file-entry manifest:full-path="Object 28/styles.xml" manifest:media-type="text/xml"/>
  <manifest:file-entry manifest:full-path="Object 28/content.xml" manifest:media-type="text/xml"/>
  <manifest:file-entry manifest:full-path="Object 28/media/image1.png" manifest:media-type="image/png"/>
  <manifest:file-entry manifest:full-path="Object 29/styles.xml" manifest:media-type="text/xml"/>
  <manifest:file-entry manifest:full-path="Object 29/content.xml" manifest:media-type="text/xml"/>
  <manifest:file-entry manifest:full-path="Object 29/media/image1.png" manifest:media-type="image/png"/>
  <manifest:file-entry manifest:full-path="Object 30/styles.xml" manifest:media-type="text/xml"/>
  <manifest:file-entry manifest:full-path="Object 30/content.xml" manifest:media-type="text/xml"/>
  <manifest:file-entry manifest:full-path="Object 30/media/image1.png" manifest:media-type="image/png"/>
  <manifest:file-entry manifest:full-path="Object 31/styles.xml" manifest:media-type="text/xml"/>
  <manifest:file-entry manifest:full-path="Object 31/content.xml" manifest:media-type="text/xml"/>
  <manifest:file-entry manifest:full-path="Object 31/media/image1.png" manifest:media-type="image/png"/>
  <manifest:file-entry manifest:full-path="Object 32/styles.xml" manifest:media-type="text/xml"/>
  <manifest:file-entry manifest:full-path="Object 32/content.xml" manifest:media-type="text/xml"/>
  <manifest:file-entry manifest:full-path="Object 32/media/image1.png" manifest:media-type="image/png"/>
  <manifest:file-entry manifest:full-path="Object 33/styles.xml" manifest:media-type="text/xml"/>
  <manifest:file-entry manifest:full-path="Object 33/content.xml" manifest:media-type="text/xml"/>
  <manifest:file-entry manifest:full-path="Object 33/media/image1.png" manifest:media-type="image/png"/>
  <manifest:file-entry manifest:full-path="Object 34/styles.xml" manifest:media-type="text/xml"/>
  <manifest:file-entry manifest:full-path="Object 34/content.xml" manifest:media-type="text/xml"/>
  <manifest:file-entry manifest:full-path="Object 34/media/image1.png" manifest:media-type="image/png"/>
  <manifest:file-entry manifest:full-path="Object 35/styles.xml" manifest:media-type="text/xml"/>
  <manifest:file-entry manifest:full-path="Object 35/content.xml" manifest:media-type="text/xml"/>
  <manifest:file-entry manifest:full-path="Object 35/media/image1.png" manifest:media-type="image/png"/>
  <manifest:file-entry manifest:full-path="Object 36/styles.xml" manifest:media-type="text/xml"/>
  <manifest:file-entry manifest:full-path="Object 36/content.xml" manifest:media-type="text/xml"/>
  <manifest:file-entry manifest:full-path="Object 36/media/image1.png" manifest:media-type="image/png"/>
  <manifest:file-entry manifest:full-path="Object 37/styles.xml" manifest:media-type="text/xml"/>
  <manifest:file-entry manifest:full-path="Object 37/content.xml" manifest:media-type="text/xml"/>
  <manifest:file-entry manifest:full-path="Object 37/media/image1.png" manifest:media-type="image/png"/>
  <manifest:file-entry manifest:full-path="Object 38/styles.xml" manifest:media-type="text/xml"/>
  <manifest:file-entry manifest:full-path="Object 38/content.xml" manifest:media-type="text/xml"/>
  <manifest:file-entry manifest:full-path="Object 38/media/image1.png" manifest:media-type="image/png"/>
  <manifest:file-entry manifest:full-path="Object 39/styles.xml" manifest:media-type="text/xml"/>
  <manifest:file-entry manifest:full-path="Object 39/content.xml" manifest:media-type="text/xml"/>
  <manifest:file-entry manifest:full-path="Object 39/media/image1.png" manifest:media-type="image/png"/>
  <manifest:file-entry manifest:full-path="Object 40/styles.xml" manifest:media-type="text/xml"/>
  <manifest:file-entry manifest:full-path="Object 40/content.xml" manifest:media-type="text/xml"/>
  <manifest:file-entry manifest:full-path="Object 40/media/image1.png" manifest:media-type="image/png"/>
  <manifest:file-entry manifest:full-path="Object 41/styles.xml" manifest:media-type="text/xml"/>
  <manifest:file-entry manifest:full-path="Object 41/content.xml" manifest:media-type="text/xml"/>
  <manifest:file-entry manifest:full-path="Object 41/media/image1.png" manifest:media-type="image/png"/>
  <manifest:file-entry manifest:full-path="Object 42/styles.xml" manifest:media-type="text/xml"/>
  <manifest:file-entry manifest:full-path="Object 42/content.xml" manifest:media-type="text/xml"/>
  <manifest:file-entry manifest:full-path="Object 42/media/image1.png" manifest:media-type="image/png"/>
  <manifest:file-entry manifest:full-path="Object 43/styles.xml" manifest:media-type="text/xml"/>
  <manifest:file-entry manifest:full-path="Object 43/content.xml" manifest:media-type="text/xml"/>
  <manifest:file-entry manifest:full-path="Object 43/media/image1.png" manifest:media-type="image/png"/>
  <manifest:file-entry manifest:full-path="Object 44/styles.xml" manifest:media-type="text/xml"/>
  <manifest:file-entry manifest:full-path="Object 44/content.xml" manifest:media-type="text/xml"/>
  <manifest:file-entry manifest:full-path="Object 44/media/image1.png" manifest:media-type="image/png"/>
  <manifest:file-entry manifest:full-path="Object 45/styles.xml" manifest:media-type="text/xml"/>
  <manifest:file-entry manifest:full-path="Object 45/content.xml" manifest:media-type="text/xml"/>
  <manifest:file-entry manifest:full-path="Object 45/media/image1.png" manifest:media-type="image/png"/>
  <manifest:file-entry manifest:full-path="Object 46/styles.xml" manifest:media-type="text/xml"/>
  <manifest:file-entry manifest:full-path="Object 46/content.xml" manifest:media-type="text/xml"/>
  <manifest:file-entry manifest:full-path="Object 46/media/image1.png" manifest:media-type="image/png"/>
  <manifest:file-entry manifest:full-path="Object 47/styles.xml" manifest:media-type="text/xml"/>
  <manifest:file-entry manifest:full-path="Object 47/content.xml" manifest:media-type="text/xml"/>
  <manifest:file-entry manifest:full-path="Object 47/media/image1.png" manifest:media-type="image/png"/>
  <manifest:file-entry manifest:full-path="Object 48/styles.xml" manifest:media-type="text/xml"/>
  <manifest:file-entry manifest:full-path="Object 48/content.xml" manifest:media-type="text/xml"/>
  <manifest:file-entry manifest:full-path="Object 48/media/image1.png" manifest:media-type="image/png"/>
  <manifest:file-entry manifest:full-path="Object 49/styles.xml" manifest:media-type="text/xml"/>
  <manifest:file-entry manifest:full-path="Object 49/content.xml" manifest:media-type="text/xml"/>
  <manifest:file-entry manifest:full-path="Object 49/media/image1.png" manifest:media-type="image/png"/>
  <manifest:file-entry manifest:full-path="Object 50/styles.xml" manifest:media-type="text/xml"/>
  <manifest:file-entry manifest:full-path="Object 50/content.xml" manifest:media-type="text/xml"/>
  <manifest:file-entry manifest:full-path="Object 50/media/image1.png" manifest:media-type="image/png"/>
  <manifest:file-entry manifest:full-path="Object 51/styles.xml" manifest:media-type="text/xml"/>
  <manifest:file-entry manifest:full-path="Object 51/content.xml" manifest:media-type="text/xml"/>
  <manifest:file-entry manifest:full-path="Object 51/media/image1.png" manifest:media-type="image/png"/>
  <manifest:file-entry manifest:full-path="Object 52/styles.xml" manifest:media-type="text/xml"/>
  <manifest:file-entry manifest:full-path="Object 52/content.xml" manifest:media-type="text/xml"/>
  <manifest:file-entry manifest:full-path="Object 52/media/image1.png" manifest:media-type="image/png"/>
  <manifest:file-entry manifest:full-path="Object 53/styles.xml" manifest:media-type="text/xml"/>
  <manifest:file-entry manifest:full-path="Object 53/content.xml" manifest:media-type="text/xml"/>
  <manifest:file-entry manifest:full-path="Object 53/media/image1.png" manifest:media-type="image/png"/>
  <manifest:file-entry manifest:full-path="Object 54/styles.xml" manifest:media-type="text/xml"/>
  <manifest:file-entry manifest:full-path="Object 54/content.xml" manifest:media-type="text/xml"/>
  <manifest:file-entry manifest:full-path="Object 54/media/image1.png" manifest:media-type="image/png"/>
  <manifest:file-entry manifest:full-path="Object 55/styles.xml" manifest:media-type="text/xml"/>
  <manifest:file-entry manifest:full-path="Object 55/content.xml" manifest:media-type="text/xml"/>
  <manifest:file-entry manifest:full-path="Object 55/media/image1.png" manifest:media-type="image/png"/>
  <manifest:file-entry manifest:full-path="Object 56/styles.xml" manifest:media-type="text/xml"/>
  <manifest:file-entry manifest:full-path="Object 56/content.xml" manifest:media-type="text/xml"/>
  <manifest:file-entry manifest:full-path="Object 56/media/image1.png" manifest:media-type="image/png"/>
  <manifest:file-entry manifest:full-path="Object 57/styles.xml" manifest:media-type="text/xml"/>
  <manifest:file-entry manifest:full-path="Object 57/content.xml" manifest:media-type="text/xml"/>
  <manifest:file-entry manifest:full-path="Object 57/media/image1.png" manifest:media-type="image/png"/>
  <manifest:file-entry manifest:full-path="Object 58/styles.xml" manifest:media-type="text/xml"/>
  <manifest:file-entry manifest:full-path="Object 58/content.xml" manifest:media-type="text/xml"/>
  <manifest:file-entry manifest:full-path="Object 58/media/image1.png" manifest:media-type="image/png"/>
  <manifest:file-entry manifest:full-path="Object 59/styles.xml" manifest:media-type="text/xml"/>
  <manifest:file-entry manifest:full-path="Object 59/content.xml" manifest:media-type="text/xml"/>
  <manifest:file-entry manifest:full-path="Object 59/media/image1.png" manifest:media-type="image/png"/>
  <manifest:file-entry manifest:full-path="Object 60/styles.xml" manifest:media-type="text/xml"/>
  <manifest:file-entry manifest:full-path="Object 60/content.xml" manifest:media-type="text/xml"/>
  <manifest:file-entry manifest:full-path="Object 60/media/image1.png" manifest:media-type="image/png"/>
  <manifest:file-entry manifest:full-path="Object 61/styles.xml" manifest:media-type="text/xml"/>
  <manifest:file-entry manifest:full-path="Object 61/content.xml" manifest:media-type="text/xml"/>
  <manifest:file-entry manifest:full-path="Object 61/media/image1.png" manifest:media-type="image/png"/>
  <manifest:file-entry manifest:full-path="Object 62/styles.xml" manifest:media-type="text/xml"/>
  <manifest:file-entry manifest:full-path="Object 62/content.xml" manifest:media-type="text/xml"/>
  <manifest:file-entry manifest:full-path="Object 62/media/image1.png" manifest:media-type="image/png"/>
  <manifest:file-entry manifest:full-path="Object 63/styles.xml" manifest:media-type="text/xml"/>
  <manifest:file-entry manifest:full-path="Object 63/content.xml" manifest:media-type="text/xml"/>
  <manifest:file-entry manifest:full-path="Object 63/media/image1.png" manifest:media-type="image/png"/>
  <manifest:file-entry manifest:full-path="Object 64/styles.xml" manifest:media-type="text/xml"/>
  <manifest:file-entry manifest:full-path="Object 64/content.xml" manifest:media-type="text/xml"/>
  <manifest:file-entry manifest:full-path="Object 64/media/image1.png" manifest:media-type="image/png"/>
  <manifest:file-entry manifest:full-path="Object 65/styles.xml" manifest:media-type="text/xml"/>
  <manifest:file-entry manifest:full-path="Object 65/content.xml" manifest:media-type="text/xml"/>
  <manifest:file-entry manifest:full-path="Object 65/media/image1.png" manifest:media-type="image/png"/>
  <manifest:file-entry manifest:full-path="Object 66/styles.xml" manifest:media-type="text/xml"/>
  <manifest:file-entry manifest:full-path="Object 66/content.xml" manifest:media-type="text/xml"/>
  <manifest:file-entry manifest:full-path="Object 66/media/image1.png" manifest:media-type="image/png"/>
  <manifest:file-entry manifest:full-path="Object 67/styles.xml" manifest:media-type="text/xml"/>
  <manifest:file-entry manifest:full-path="Object 67/content.xml" manifest:media-type="text/xml"/>
  <manifest:file-entry manifest:full-path="Object 67/media/image1.png" manifest:media-type="image/png"/>
  <manifest:file-entry manifest:full-path="Object 68/styles.xml" manifest:media-type="text/xml"/>
  <manifest:file-entry manifest:full-path="Object 68/content.xml" manifest:media-type="text/xml"/>
  <manifest:file-entry manifest:full-path="Object 68/media/image1.png" manifest:media-type="image/png"/>
  <manifest:file-entry manifest:full-path="Object 69/styles.xml" manifest:media-type="text/xml"/>
  <manifest:file-entry manifest:full-path="Object 69/content.xml" manifest:media-type="text/xml"/>
  <manifest:file-entry manifest:full-path="Object 69/media/image1.png" manifest:media-type="image/png"/>
  <manifest:file-entry manifest:full-path="Object 70/styles.xml" manifest:media-type="text/xml"/>
  <manifest:file-entry manifest:full-path="Object 70/content.xml" manifest:media-type="text/xml"/>
  <manifest:file-entry manifest:full-path="Object 70/media/image1.png" manifest:media-type="image/png"/>
  <manifest:file-entry manifest:full-path="Object 71/styles.xml" manifest:media-type="text/xml"/>
  <manifest:file-entry manifest:full-path="Object 71/content.xml" manifest:media-type="text/xml"/>
  <manifest:file-entry manifest:full-path="Object 71/media/image1.png" manifest:media-type="image/png"/>
  <manifest:file-entry manifest:full-path="Object 72/styles.xml" manifest:media-type="text/xml"/>
  <manifest:file-entry manifest:full-path="Object 72/content.xml" manifest:media-type="text/xml"/>
  <manifest:file-entry manifest:full-path="Object 72/media/image1.png" manifest:media-type="image/png"/>
  <manifest:file-entry manifest:full-path="Object 73/styles.xml" manifest:media-type="text/xml"/>
  <manifest:file-entry manifest:full-path="Object 73/content.xml" manifest:media-type="text/xml"/>
  <manifest:file-entry manifest:full-path="Object 73/media/image1.png" manifest:media-type="image/png"/>
  <manifest:file-entry manifest:full-path="Object 74/styles.xml" manifest:media-type="text/xml"/>
  <manifest:file-entry manifest:full-path="Object 74/content.xml" manifest:media-type="text/xml"/>
  <manifest:file-entry manifest:full-path="Object 74/media/image1.png" manifest:media-type="image/png"/>
  <manifest:file-entry manifest:full-path="Object 75/styles.xml" manifest:media-type="text/xml"/>
  <manifest:file-entry manifest:full-path="Object 75/content.xml" manifest:media-type="text/xml"/>
  <manifest:file-entry manifest:full-path="Object 75/media/image1.png" manifest:media-type="image/png"/>
  <manifest:file-entry manifest:full-path="Object 76/styles.xml" manifest:media-type="text/xml"/>
  <manifest:file-entry manifest:full-path="Object 76/content.xml" manifest:media-type="text/xml"/>
  <manifest:file-entry manifest:full-path="Object 76/media/image1.png" manifest:media-type="image/png"/>
  <manifest:file-entry manifest:full-path="Object 77/styles.xml" manifest:media-type="text/xml"/>
  <manifest:file-entry manifest:full-path="Object 77/content.xml" manifest:media-type="text/xml"/>
  <manifest:file-entry manifest:full-path="Object 77/media/image1.png" manifest:media-type="image/png"/>
  <manifest:file-entry manifest:full-path="Object 78/styles.xml" manifest:media-type="text/xml"/>
  <manifest:file-entry manifest:full-path="Object 78/content.xml" manifest:media-type="text/xml"/>
  <manifest:file-entry manifest:full-path="Object 78/media/image1.png" manifest:media-type="image/png"/>
  <manifest:file-entry manifest:full-path="Object 79/styles.xml" manifest:media-type="text/xml"/>
  <manifest:file-entry manifest:full-path="Object 79/content.xml" manifest:media-type="text/xml"/>
  <manifest:file-entry manifest:full-path="Object 79/media/image1.png" manifest:media-type="image/png"/>
  <manifest:file-entry manifest:full-path="Object 80/styles.xml" manifest:media-type="text/xml"/>
  <manifest:file-entry manifest:full-path="Object 80/content.xml" manifest:media-type="text/xml"/>
  <manifest:file-entry manifest:full-path="Object 80/media/image1.png" manifest:media-type="image/png"/>
  <manifest:file-entry manifest:full-path="media/image1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DB4E2"/>
      <style:text-properties style:font-name="Cambria" style:font-name-asian="Cambria" style:font-name-complex="Cambria" fo:font-size="18pt" style:font-size-asian="18pt" style:font-size-complex="18pt" fo:font-style="italic" style:font-style-asian="italic" style:font-style-complex="italic" fo:font-weight="bold" style:font-weight-asian="bold" style:font-weight-complex="bold" style:font-family-generic="roman"/>
    </style:style>
    <style:style style:name="ce3" style:family="table-cell" style:parent-style-name="Heading_1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4" style:family="table-cell" style:parent-style-name="Heading_2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ce5" style:family="table-cell" style:parent-style-name="Heading_3" style:data-style-name="N0">
      <style:table-cell-properties style:vertical-align="top" fo:background-color="#D9D9D9"/>
    </style:style>
    <style:style style:name="T1" style:family="text" style:parent-style-name="Default">
      <style:text-properties fo:color="#000000" style:text-line-through-style="none" style:font-name="Cambria" style:font-name-asian="Cambria" style:font-name-complex="Cambria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4F81BD" style:text-line-through-style="none" style:font-name="Cambria" style:font-name-asian="Cambria" style:font-name-complex="Cambria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FF0000" style:text-line-through-style="none" style:font-name="Cambria" style:font-name-asian="Cambria" style:font-name-complex="Cambria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B050" style:text-line-through-style="none" style:font-name="Cambria" style:font-name-asian="Cambria" style:font-name-complex="Cambria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FFC000" style:text-line-through-style="none" style:font-name="Cambria" style:font-name-asian="Cambria" style:font-name-complex="Cambria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354791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22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50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2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304">
      <style:graphic-properties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/>
    </style:style>
    <style:style style:family="graphic" style:name="a2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3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317">
      <style:graphic-properties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2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24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2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2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3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402">
      <style:graphic-properties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1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>
      <style:graphic-properties/>
    </style:style>
    <style:style style:family="paragraph" style:name="a2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">
      <style:graphic-properties/>
    </style:style>
    <style:style style:family="graphic" style:name="a330">
      <style:graphic-properties/>
    </style:style>
    <style:style style:family="graphic" style:name="a2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2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3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3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415">
      <style:graphic-properties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2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185">
      <style:graphic-properties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/>
    </style:style>
    <style:style style:family="paragraph" style:name="a2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/>
    </style:style>
    <style:style style:family="graphic" style:name="a1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2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/>
    </style:style>
    <style:style style:family="graphic" style:name="a2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5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/>
    </style:style>
    <style:style style:family="graphic" style:name="a5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1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1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353">
      <style:graphic-properties/>
    </style:style>
    <style:style style:family="graphic" style:name="a278">
      <style:graphic-properties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5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>
      <style:graphic-properties/>
    </style:style>
    <style:style style:family="graphic" style:name="a2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1">
      <style:graphic-properties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/>
    </style:style>
    <style:style style:family="paragraph" style:name="a2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4">
      <style:graphic-properties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/>
    </style:style>
    <style:style style:family="graphic" style:name="a2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5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6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527">
      <style:graphic-properties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291">
      <style:graphic-properties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2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2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5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5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/>
    </style:style>
    <style:style style:family="graphic" style:name="a541">
      <style:graphic-properties/>
    </style:style>
    <style:style style:family="graphic" style:name="a4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5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7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7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7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476">
      <style:graphic-properties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/>
    </style:style>
    <style:style style:family="graphic" style:name="a5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/>
    </style:style>
    <style:style style:family="graphic" style:name="a555">
      <style:graphic-properties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15">
      <style:graphic-properties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">
      <style:graphic-properties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/>
    </style:style>
    <style:style style:family="graphic" style:name="a5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7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483">
      <style:graphic-properties/>
    </style:style>
    <style:style style:family="graphic" style:name="a484">
      <style:graphic-properties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5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/>
    </style:style>
    <style:style style:family="graphic" style:name="a4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7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/>
    </style:style>
    <style:style style:family="graphic" style:name="a722">
      <style:graphic-properties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8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491">
      <style:graphic-properties/>
    </style:style>
    <style:style style:family="graphic" style:name="a492">
      <style:graphic-properties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6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576">
      <style:graphic-properties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5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6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/>
    </style:style>
    <style:style style:family="graphic" style:name="a7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583">
      <style:graphic-properties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5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6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/>
    </style:style>
    <style:style style:family="graphic" style:name="a7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8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8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907">
      <style:graphic-properties/>
    </style:style>
    <style:style style:family="graphic" style:name="a10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.05in" fo:padding-bottom="0.05in" fo:padding-left="0.1in" fo:padding-right="0.1in" draw:textarea-vertical-align="middle" draw:textarea-horizontal-align="center" draw:fill="bitmap" draw:fill-image-name="a1003" style:repeat="stretch" draw:stroke="solid" svg:stroke-width="0.01389in" svg:stroke-color="#000000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590">
      <style:graphic-properties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7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7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678">
      <style:graphic-properties/>
    </style:style>
    <style:style style:family="paragraph" style:name="a8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8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7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9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838">
      <style:graphic-properties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6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7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7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8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72">
      <style:graphic-properties/>
    </style:style>
    <style:style style:family="graphic" style:name="a73">
      <style:graphic-properties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/>
    </style:style>
    <style:style style:family="graphic" style:name="a6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75">
      <style:graphic-properties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7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9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860">
      <style:graphic-properties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8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8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8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8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969">
      <style:graphic-properties/>
    </style:style>
    <style:style style:family="graphic" style:name="a8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894">
      <style:graphic-properties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8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982">
      <style:graphic-properties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112">
      <style:graphic-properties/>
    </style:style>
    <style:style style:family="graphic" style:name="a113">
      <style:graphic-properties/>
    </style:style>
    <style:style style:family="graphic" style:name="a114">
      <style:graphic-properties/>
    </style:style>
    <style:style style:family="graphic" style:name="a115">
      <style:graphic-properties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2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2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2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140">
      <style:graphic-properties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1f497d" svg:stroke-opacity="50%" svg:stroke-linecap="butt" draw:auto-grow-width="false" draw:auto-grow-height="false"/>
      <style:paragraph-properties style:font-independent-line-spacing="false" style:writing-mode="lr-tb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">
      <style:graphic-properties/>
    </style:style>
    <style:style style:family="paragraph" style:name="a2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graphic" style:name="a2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50%" svg:stroke-linecap="butt" draw:auto-grow-width="false" draw:auto-grow-height="false"/>
      <style:paragraph-properties style:font-independent-line-spacing="fals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ot_Area" table:style-name="ta1">
        <table:table-column table:style-name="co1" table:number-columns-repeated="16" table:default-cell-style-name="ce1"/>
        <table:table-column table:style-name="co2" table:number-columns-repeated="16368" table:default-cell-style-name="ce1"/>
        <table:table-row table:style-name="ro1">
          <table:table-cell office:value-type="string" table:style-name="ce2">
            <text:p>CHART TEST DOCUMENT - OBJECT POSITIONING</text:p>
          </table:table-cell>
          <table:table-cell table:number-columns-repeated="15" table:style-name="ce2"/>
          <table:table-cell table:number-columns-repeated="1636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 - PLOT AREA POSITIONING</text:p>
          </table:table-cell>
          <table:table-cell table:number-columns-repeated="15" table:style-name="ce3"/>
          <table:table-cell table:number-columns-repeated="16368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1 - AUTOMATIC POSITIONING IN 2D BAR CHARTS (shapes on the charts:<text:s/><text:span text:style-name="T3">red</text:span><text:s/>= inner plot area,<text:s/><text:span text:style-name="T2">blue</text:span><text:s/>= outer plot area,<text:s/><text:span text:style-name="T5">yellow</text:span><text:s/>= title and legend space)</text:p>
          </table:table-cell>
          <table:table-cell table:number-columns-repeated="15" table:style-name="ce4"/>
          <table:table-cell table:number-columns-repeated="16368"/>
        </table:table-row>
        <table:table-row table:style-name="ro2">
          <table:table-cell office:value-type="string" table:style-name="ce5">
            <text:p>No overlay</text:p>
          </table:table-cell>
          <table:table-cell table:number-columns-repeated="3" table:style-name="ce5"/>
          <table:table-cell office:value-type="string" table:style-name="ce5">
            <text:p>Chart title overlay</text:p>
          </table:table-cell>
          <table:table-cell table:number-columns-repeated="3" table:style-name="ce5"/>
          <table:table-cell office:value-type="string" table:style-name="ce5">
            <text:p>Legend overlay</text:p>
          </table:table-cell>
          <table:table-cell table:number-columns-repeated="3" table:style-name="ce5"/>
          <table:table-cell office:value-type="string" table:style-name="ce5">
            <text:p>Chart title and legend overlay</text:p>
          </table:table-cell>
          <table:table-cell table:number-columns-repeated="3" table:style-name="ce5"/>
          <table:table-cell table:number-columns-repeated="16368"/>
        </table:table-row>
        <table:table-row table:style-name="ro5">
          <table:table-cell table:style-name="ce1">
            <draw:custom-shape svg:x="0.66667in" svg:y="0.61458in" svg:width="2.10417in" svg:height="1.375in" draw:z-index="17" draw:id="id16" draw:style-name="a26" draw:name="Rectangle 17">
              <svg:title/>
              <svg:desc/>
              <text:p text:style-name="a25" text:class-names="" text:cond-style-name=""><text:span text:style-name="a2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9583in" svg:y="0.52083in" svg:width="2.38542in" svg:height="1.84375in" draw:z-index="18" draw:id="id17" draw:style-name="a29" draw:name="Rectangle 22">
              <svg:title/>
              <svg:desc/>
              <text:p text:style-name="a28" text:class-names="" text:cond-style-name=""><text:span text:style-name="a2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9583in" svg:y="0.02083in" svg:width="2.91667in" svg:height="0.4375in" draw:z-index="85" draw:id="id84" draw:style-name="a198" draw:name="Rectangle 93">
              <svg:title/>
              <svg:desc/>
              <text:p text:style-name="a197" text:class-names="" text:cond-style-name=""><text:span text:style-name="a19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1" draw:id="id0" draw:style-name="a0" draw:name="Chart 1" svg:x="0.02083in" svg:y="0.02083in" svg:width="3.66667in" svg:height="2.708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2" table:style-name="ce1"/>
          <table:table-cell table:style-name="ce1">
            <draw:custom-shape svg:x="0.13542in" svg:y="0.59375in" svg:width="0.77083in" svg:height="1.98958in" draw:z-index="84" draw:id="id83" draw:style-name="a195" draw:name="Rectangle 92">
              <svg:title/>
              <svg:desc/>
              <text:p text:style-name="a194" text:class-names="" text:cond-style-name=""><text:span text:style-name="a19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frame draw:z-index="2" draw:id="id1" draw:style-name="a1" draw:name="Chart 6" svg:x="0.02083in" svg:y="0.02083in" svg:width="3.66667in" svg:height="2.70833in" style:rel-width="scale" style:rel-height="scale">
              <draw:object xlink:href="Object 2/" xlink:type="simple" xlink:show="embed" xlink:actuate="onLoad"/>
              <svg:title/>
              <svg:desc/>
            </draw:frame>
            <draw:custom-shape svg:x="0.38542in" svg:y="0.08333in" svg:width="2.39583in" svg:height="2.28125in" draw:z-index="20" draw:id="id19" draw:style-name="a35" draw:name="Rectangle 24">
              <svg:title/>
              <svg:desc/>
              <text:p text:style-name="a34" text:class-names="" text:cond-style-name=""><text:span text:style-name="a3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66667in" svg:y="0.17708in" svg:width="2.10417in" svg:height="1.8125in" draw:z-index="19" draw:id="id18" draw:style-name="a32" draw:name="Rectangle 23">
              <svg:title/>
              <svg:desc/>
              <text:p text:style-name="a31" text:class-names="" text:cond-style-name=""><text:span text:style-name="a3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"/>
          <table:table-cell table:style-name="ce1">
            <draw:custom-shape svg:x="0.15625in" svg:y="0.15625in" svg:width="0.73958in" svg:height="2.4375in" draw:z-index="86" draw:id="id85" draw:style-name="a201" draw:name="Rectangle 94">
              <svg:title/>
              <svg:desc/>
              <text:p text:style-name="a200" text:class-names="" text:cond-style-name=""><text:span text:style-name="a19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frame draw:z-index="3" draw:id="id2" draw:style-name="a2" draw:name="Chart 7" svg:x="0.02083in" svg:y="0.02083in" svg:width="3.66667in" svg:height="2.70833in" style:rel-width="scale" style:rel-height="scale">
              <draw:object xlink:href="Object 3/" xlink:type="simple" xlink:show="embed" xlink:actuate="onLoad"/>
              <svg:title/>
              <svg:desc/>
            </draw:frame>
            <draw:custom-shape svg:x="0.39583in" svg:y="0.52083in" svg:width="3.13542in" svg:height="1.84375in" draw:z-index="22" draw:id="id21" draw:style-name="a41" draw:name="Rectangle 26">
              <svg:title/>
              <svg:desc/>
              <text:p text:style-name="a40" text:class-names="" text:cond-style-name=""><text:span text:style-name="a3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66667in" svg:y="0.61458in" svg:width="2.86458in" svg:height="1.375in" draw:z-index="21" draw:id="id20" draw:style-name="a38" draw:name="Rectangle 25">
              <svg:title/>
              <svg:desc/>
              <text:p text:style-name="a37" text:class-names="" text:cond-style-name=""><text:span text:style-name="a3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8542in" svg:y="0.02083in" svg:width="2.92708in" svg:height="0.42708in" draw:z-index="87" draw:id="id86" draw:style-name="a204" draw:name="Rectangle 95">
              <svg:title/>
              <svg:desc/>
              <text:p text:style-name="a203" text:class-names="" text:cond-style-name=""><text:span text:style-name="a20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 table:style-name="ce1"/>
          <table:table-cell table:style-name="ce1">
            <draw:custom-shape svg:x="0.38542in" svg:y="0.09375in" svg:width="3.15625in" svg:height="2.27083in" draw:z-index="24" draw:id="id23" draw:style-name="a47" draw:name="Rectangle 28">
              <svg:title/>
              <svg:desc/>
              <text:p text:style-name="a46" text:class-names="" text:cond-style-name=""><text:span text:style-name="a4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4" draw:id="id3" draw:style-name="a3" draw:name="Chart 8" svg:x="0.02083in" svg:y="0.02083in" svg:width="3.66667in" svg:height="2.70833in" style:rel-width="scale" style:rel-height="scale">
              <draw:object xlink:href="Object 4/" xlink:type="simple" xlink:show="embed" xlink:actuate="onLoad"/>
              <svg:title/>
              <svg:desc/>
            </draw:frame>
            <draw:custom-shape svg:x="0.66667in" svg:y="0.16667in" svg:width="2.875in" svg:height="1.82121in" draw:z-index="23" draw:id="id22" draw:style-name="a44" draw:name="Rectangle 27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1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office:value-type="string" table:style-name="ce5">
            <text:p>No axis titles, axis labels</text:p>
          </table:table-cell>
          <table:table-cell table:number-columns-repeated="3" table:style-name="ce5"/>
          <table:table-cell office:value-type="string" table:style-name="ce5">
            <text:p>No axis titles, no axis labels</text:p>
          </table:table-cell>
          <table:table-cell table:number-columns-repeated="3" table:style-name="ce5"/>
          <table:table-cell office:value-type="string" table:style-name="ce5">
            <text:p>No axis titles, no axes</text:p>
          </table:table-cell>
          <table:table-cell table:number-columns-repeated="3" table:style-name="ce5"/>
          <table:table-cell office:value-type="string" table:style-name="ce5">
            <text:p>Axis titles, no axes</text:p>
          </table:table-cell>
          <table:table-cell table:number-columns-repeated="3" table:style-name="ce5"/>
          <table:table-cell table:number-columns-repeated="16368"/>
        </table:table-row>
        <table:table-row table:style-name="ro5">
          <table:table-cell table:style-name="ce1">
            <draw:custom-shape svg:x="0.38542in" svg:y="0.02083in" svg:width="2.92708in" svg:height="0.42708in" draw:z-index="112" draw:id="id111" draw:style-name="a277" draw:name="Rectangle 130">
              <svg:title/>
              <svg:desc/>
              <text:p text:style-name="a276" text:class-names="" text:cond-style-name=""><text:span text:style-name="a27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75in" svg:y="0.61458in" svg:width="2.39583in" svg:height="1.66667in" draw:z-index="109" draw:id="id108" draw:style-name="a268" draw:name="Rectangle 121">
              <svg:title/>
              <svg:desc/>
              <text:p text:style-name="a267" text:class-names="" text:cond-style-name=""><text:span text:style-name="a26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108" draw:id="id107" draw:style-name="a265" draw:name="Chart 117" svg:x="0.02083in" svg:y="0.02083in" svg:width="3.66667in" svg:height="2.70833in" style:rel-width="scale" style:rel-height="scale">
              <draw:object xlink:href="Object 29/" xlink:type="simple" xlink:show="embed" xlink:actuate="onLoad"/>
              <svg:title/>
              <svg:desc/>
            </draw:frame>
            <draw:custom-shape svg:x="0.10417in" svg:y="0.52083in" svg:width="2.67708in" svg:height="2.14583in" draw:z-index="110" draw:id="id109" draw:style-name="a271" draw:name="Rectangle 122">
              <svg:title/>
              <svg:desc/>
              <text:p text:style-name="a270" text:class-names="" text:cond-style-name=""><text:span text:style-name="a26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"/>
          <table:table-cell table:style-name="ce1">
            <draw:custom-shape svg:x="0.14583in" svg:y="0.58333in" svg:width="0.75in" svg:height="2.01042in" draw:z-index="111" draw:id="id110" draw:style-name="a274" draw:name="Rectangle 129">
              <svg:title/>
              <svg:desc/>
              <text:p text:style-name="a273" text:class-names="" text:cond-style-name=""><text:span text:style-name="a27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.38542in" svg:y="0.02083in" svg:width="2.92708in" svg:height="0.42708in" draw:z-index="127" draw:id="id126" draw:style-name="a316" draw:name="Rectangle 169">
              <svg:title/>
              <svg:desc/>
              <text:p text:style-name="a315" text:class-names="" text:cond-style-name=""><text:span text:style-name="a31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16667in" svg:y="0.60417in" svg:width="2.61458in" svg:height="1.96875in" draw:z-index="125" draw:id="id124" draw:style-name="a310" draw:name="Rectangle 167">
              <svg:title/>
              <svg:desc/>
              <text:p text:style-name="a309" text:class-names="" text:cond-style-name=""><text:span text:style-name="a30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123" draw:id="id122" draw:style-name="a304" draw:name="Chart 165" svg:x="0.02083in" svg:y="0.02083in" svg:width="3.66667in" svg:height="2.70833in" style:rel-width="scale" style:rel-height="scale">
              <draw:object xlink:href="Object 32/" xlink:type="simple" xlink:show="embed" xlink:actuate="onLoad"/>
              <svg:title/>
              <svg:desc/>
            </draw:frame>
            <draw:custom-shape svg:x="0.16667in" svg:y="0.60417in" svg:width="2.60417in" svg:height="1.96875in" draw:z-index="124" draw:id="id123" draw:style-name="a307" draw:name="Rectangle 166">
              <svg:title/>
              <svg:desc/>
              <text:p text:style-name="a306" text:class-names="" text:cond-style-name=""><text:span text:style-name="a30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"/>
          <table:table-cell table:style-name="ce1">
            <draw:custom-shape svg:x="0.14583in" svg:y="0.58333in" svg:width="0.75in" svg:height="2.01042in" draw:z-index="126" draw:id="id125" draw:style-name="a313" draw:name="Rectangle 168">
              <svg:title/>
              <svg:desc/>
              <text:p text:style-name="a312" text:class-names="" text:cond-style-name=""><text:span text:style-name="a31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frame draw:z-index="128" draw:id="id127" draw:style-name="a317" draw:name="Chart 170" svg:x="0.02083in" svg:y="0.02083in" svg:width="3.66667in" svg:height="2.70833in" style:rel-width="scale" style:rel-height="scale">
              <draw:object xlink:href="Object 33/" xlink:type="simple" xlink:show="embed" xlink:actuate="onLoad"/>
              <svg:title/>
              <svg:desc/>
            </draw:frame>
            <draw:custom-shape svg:x="0.16667in" svg:y="0.60417in" svg:width="2.60417in" svg:height="1.96875in" draw:z-index="129" draw:id="id128" draw:style-name="a320" draw:name="Rectangle 171">
              <svg:title/>
              <svg:desc/>
              <text:p text:style-name="a319" text:class-names="" text:cond-style-name=""><text:span text:style-name="a31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16667in" svg:y="0.60417in" svg:width="2.61458in" svg:height="1.96875in" draw:z-index="130" draw:id="id129" draw:style-name="a323" draw:name="Rectangle 172">
              <svg:title/>
              <svg:desc/>
              <text:p text:style-name="a322" text:class-names="" text:cond-style-name=""><text:span text:style-name="a32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8542in" svg:y="0.02083in" svg:width="2.92708in" svg:height="0.42708in" draw:z-index="132" draw:id="id131" draw:style-name="a329" draw:name="Rectangle 174">
              <svg:title/>
              <svg:desc/>
              <text:p text:style-name="a328" text:class-names="" text:cond-style-name=""><text:span text:style-name="a32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"/>
          <table:table-cell table:style-name="ce1">
            <draw:custom-shape svg:x="0.14583in" svg:y="0.58333in" svg:width="0.75in" svg:height="2.01042in" draw:z-index="131" draw:id="id130" draw:style-name="a326" draw:name="Rectangle 173">
              <svg:title/>
              <svg:desc/>
              <text:p text:style-name="a325" text:class-names="" text:cond-style-name=""><text:span text:style-name="a32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.375in" svg:y="0.60417in" svg:width="2.39583in" svg:height="1.76042in" draw:z-index="134" draw:id="id133" draw:style-name="a333" draw:name="Rectangle 176">
              <svg:title/>
              <svg:desc/>
              <text:p text:style-name="a332" text:class-names="" text:cond-style-name=""><text:span text:style-name="a33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75in" svg:y="0.60417in" svg:width="2.40625in" svg:height="1.76042in" draw:z-index="135" draw:id="id134" draw:style-name="a336" draw:name="Rectangle 177">
              <svg:title/>
              <svg:desc/>
              <text:p text:style-name="a335" text:class-names="" text:cond-style-name=""><text:span text:style-name="a33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8542in" svg:y="0.02083in" svg:width="2.92708in" svg:height="0.42708in" draw:z-index="137" draw:id="id136" draw:style-name="a342" draw:name="Rectangle 179">
              <svg:title/>
              <svg:desc/>
              <text:p text:style-name="a341" text:class-names="" text:cond-style-name=""><text:span text:style-name="a34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133" draw:id="id132" draw:style-name="a330" draw:name="Chart 175" svg:x="0.02083in" svg:y="0.02083in" svg:width="3.66667in" svg:height="2.70833in" style:rel-width="scale" style:rel-height="scale">
              <draw:object xlink:href="Object 34/" xlink:type="simple" xlink:show="embed" xlink:actuate="onLoad"/>
              <svg:title/>
              <svg:desc/>
            </draw:frame>
          </table:table-cell>
          <table:table-cell table:number-columns-repeated="2" table:style-name="ce1"/>
          <table:table-cell table:style-name="ce1">
            <draw:custom-shape svg:x="0.14583in" svg:y="0.58333in" svg:width="0.75in" svg:height="2.01042in" draw:z-index="136" draw:id="id135" draw:style-name="a339" draw:name="Rectangle 178">
              <svg:title/>
              <svg:desc/>
              <text:p text:style-name="a338" text:class-names="" text:cond-style-name=""><text:span text:style-name="a33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68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2 - AUTOMATIC POSITIONING IN 2D BAR CHARTS WITH SECONDARY AXES SET (shapes on the charts:<text:s/><text:span text:style-name="T3">red</text:span><text:s/>= inner plot area,<text:s/><text:span text:style-name="T2">blue</text:span><text:s/>= outer plot area,<text:s/><text:span text:style-name="T5">yellow</text:span><text:s/>= title and legend space)</text:p>
          </table:table-cell>
          <table:table-cell table:number-columns-repeated="15" table:style-name="ce4"/>
          <table:table-cell table:number-columns-repeated="16368"/>
        </table:table-row>
        <table:table-row table:style-name="ro2">
          <table:table-cell office:value-type="string" table:style-name="ce5">
            <text:p>No overlay</text:p>
          </table:table-cell>
          <table:table-cell table:number-columns-repeated="3" table:style-name="ce5"/>
          <table:table-cell office:value-type="string" table:style-name="ce5">
            <text:p>Chart title overlay</text:p>
          </table:table-cell>
          <table:table-cell table:number-columns-repeated="3" table:style-name="ce5"/>
          <table:table-cell office:value-type="string" table:style-name="ce5">
            <text:p>Legend overlay</text:p>
          </table:table-cell>
          <table:table-cell table:number-columns-repeated="3" table:style-name="ce5"/>
          <table:table-cell office:value-type="string" table:style-name="ce5">
            <text:p>Chart title and legend overlay</text:p>
          </table:table-cell>
          <table:table-cell table:number-columns-repeated="3" table:style-name="ce5"/>
          <table:table-cell table:number-columns-repeated="16368"/>
        </table:table-row>
        <table:table-row table:style-name="ro5">
          <table:table-cell table:style-name="ce1">
            <draw:frame draw:z-index="118" draw:id="id117" draw:style-name="a291" draw:name="Chart 149" svg:x="0.02083in" svg:y="0.02083in" svg:width="3.66667in" svg:height="2.70833in" style:rel-width="scale" style:rel-height="scale">
              <draw:object xlink:href="Object 31/" xlink:type="simple" xlink:show="embed" xlink:actuate="onLoad"/>
              <svg:title/>
              <svg:desc/>
            </draw:frame>
            <draw:custom-shape svg:x="0.39583in" svg:y="0.02083in" svg:width="2.91667in" svg:height="0.4375in" draw:z-index="122" draw:id="id121" draw:style-name="a303" draw:name="Rectangle 162">
              <svg:title/>
              <svg:desc/>
              <text:p text:style-name="a302" text:class-names="" text:cond-style-name=""><text:span text:style-name="a30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"/>
          <table:table-cell table:style-name="ce1">
            <draw:custom-shape svg:x="0.13542in" svg:y="0.59375in" svg:width="0.77083in" svg:height="1.98958in" draw:z-index="121" draw:id="id120" draw:style-name="a300" draw:name="Rectangle 161">
              <svg:title/>
              <svg:desc/>
              <text:p text:style-name="a299" text:class-names="" text:cond-style-name=""><text:span text:style-name="a29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frame draw:z-index="138" draw:id="id137" draw:style-name="a343" draw:name="Chart 180" svg:x="0.02083in" svg:y="0.02083in" svg:width="3.66667in" svg:height="2.70833in" style:rel-width="scale" style:rel-height="scale">
              <draw:object xlink:href="Object 35/" xlink:type="simple" xlink:show="embed" xlink:actuate="onLoad"/>
              <svg:title/>
              <svg:desc/>
            </draw:frame>
            <draw:custom-shape svg:x="0.39583in" svg:y="0.38542in" svg:width="2.16667in" svg:height="1.97917in" draw:z-index="140" draw:id="id139" draw:style-name="a349" draw:name="Rectangle 182">
              <svg:title/>
              <svg:desc/>
              <text:p text:style-name="a348" text:class-names="" text:cond-style-name=""><text:span text:style-name="a34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"/>
          <table:table-cell table:style-name="ce1">
            <draw:custom-shape svg:x="0.13542in" svg:y="0.16667in" svg:width="0.77083in" svg:height="2.41667in" draw:z-index="141" draw:id="id140" draw:style-name="a352" draw:name="Rectangle 183">
              <svg:title/>
              <svg:desc/>
              <text:p text:style-name="a351" text:class-names="" text:cond-style-name=""><text:span text:style-name="a35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frame draw:z-index="142" draw:id="id141" draw:style-name="a353" draw:name="Chart 185" svg:x="0.02083in" svg:y="0.02083in" svg:width="3.66667in" svg:height="2.70833in" style:rel-width="scale" style:rel-height="scale">
              <draw:object xlink:href="Object 36/" xlink:type="simple" xlink:show="embed" xlink:actuate="onLoad"/>
              <svg:title/>
              <svg:desc/>
            </draw:frame>
            <draw:custom-shape svg:x="0.39583in" svg:y="0.02083in" svg:width="2.91667in" svg:height="0.4375in" draw:z-index="145" draw:id="id144" draw:style-name="a362" draw:name="Rectangle 189">
              <svg:title/>
              <svg:desc/>
              <text:p text:style-name="a361" text:class-names="" text:cond-style-name=""><text:span text:style-name="a36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 table:style-name="ce1"/>
          <table:table-cell table:style-name="ce1">
            <draw:custom-shape svg:x="0.39583in" svg:y="0.39583in" svg:width="2.92708in" svg:height="1.96875in" draw:z-index="148" draw:id="id147" draw:style-name="a369" draw:name="Rectangle 192">
              <svg:title/>
              <svg:desc/>
              <text:p text:style-name="a368" text:class-names="" text:cond-style-name=""><text:span text:style-name="a36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9583in" svg:y="0.02083in" svg:width="2.91667in" svg:height="0.4375in" draw:z-index="150" draw:id="id149" draw:style-name="a375" draw:name="Rectangle 194">
              <svg:title/>
              <svg:desc/>
              <text:p text:style-name="a374" text:class-names="" text:cond-style-name=""><text:span text:style-name="a37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146" draw:id="id145" draw:style-name="a363" draw:name="Chart 190" svg:x="0.02083in" svg:y="0.02083in" svg:width="3.66667in" svg:height="2.70833in" style:rel-width="scale" style:rel-height="scale">
              <draw:object xlink:href="Object 37/" xlink:type="simple" xlink:show="embed" xlink:actuate="onLoad"/>
              <svg:title/>
              <svg:desc/>
            </draw:frame>
          </table:table-cell>
          <table:table-cell table:number-columns-repeated="2" table:style-name="ce1"/>
          <table:table-cell table:style-name="ce1">
            <draw:custom-shape svg:x="0.13542in" svg:y="0.59375in" svg:width="0.77083in" svg:height="1.98958in" draw:z-index="149" draw:id="id148" draw:style-name="a372" draw:name="Rectangle 193">
              <svg:title/>
              <svg:desc/>
              <text:p text:style-name="a371" text:class-names="" text:cond-style-name=""><text:span text:style-name="a37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68"/>
        </table:table-row>
        <table:table-row table:style-name="ro5">
          <table:table-cell table:style-name="ce1">
            <draw:custom-shape svg:x="0.66667in" svg:y="0.5in" svg:width="1.61458in" svg:height="0.80208in" draw:z-index="119" draw:id="id118" draw:style-name="a294" draw:name="Rectangle 153">
              <svg:title/>
              <svg:desc/>
              <text:p text:style-name="a293" text:class-names="" text:cond-style-name=""><text:span text:style-name="a29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9583in" svg:y="0.125in" svg:width="2.16667in" svg:height="1.55208in" draw:z-index="120" draw:id="id119" draw:style-name="a297" draw:name="Rectangle 154">
              <svg:title/>
              <svg:desc/>
              <text:p text:style-name="a296" text:class-names="" text:cond-style-name=""><text:span text:style-name="a29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 table:style-name="ce1"/>
          <table:table-cell table:style-name="ce1">
            <draw:custom-shape svg:x="0.66667in" svg:y="0.07292in" svg:width="1.61458in" svg:height="1.22917in" draw:z-index="139" draw:id="id138" draw:style-name="a346" draw:name="Rectangle 181">
              <svg:title/>
              <svg:desc/>
              <text:p text:style-name="a345" text:class-names="" text:cond-style-name=""><text:span text:style-name="a34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 table:style-name="ce1"/>
          <table:table-cell table:style-name="ce1">
            <draw:custom-shape svg:x="0.39583in" svg:y="0.125in" svg:width="2.9375in" svg:height="1.55208in" draw:z-index="144" draw:id="id143" draw:style-name="a359" draw:name="Rectangle 187">
              <svg:title/>
              <svg:desc/>
              <text:p text:style-name="a358" text:class-names="" text:cond-style-name=""><text:span text:style-name="a35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66667in" svg:y="0.5in" svg:width="2.375in" svg:height="0.80208in" draw:z-index="143" draw:id="id142" draw:style-name="a356" draw:name="Rectangle 186">
              <svg:title/>
              <svg:desc/>
              <text:p text:style-name="a355" text:class-names="" text:cond-style-name=""><text:span text:style-name="a35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 table:style-name="ce1"/>
          <table:table-cell table:style-name="ce1">
            <draw:custom-shape svg:x="0.66667in" svg:y="0.07292in" svg:width="2.36458in" svg:height="1.22917in" draw:z-index="147" draw:id="id146" draw:style-name="a366" draw:name="Rectangle 191">
              <svg:title/>
              <svg:desc/>
              <text:p text:style-name="a365" text:class-names="" text:cond-style-name=""><text:span text:style-name="a36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1" table:style-name="ce1"/>
        </table:table-row>
        <table:table-row table:number-rows-repeated="2" table:style-name="ro5">
          <table:table-cell table:number-columns-repeated="16384" table:style-name="ce1"/>
        </table:table-row>
        <table:table-row table:style-name="ro2">
          <table:table-cell office:value-type="string" table:style-name="ce5">
            <text:p>No axis titles, axis labels</text:p>
          </table:table-cell>
          <table:table-cell table:number-columns-repeated="3" table:style-name="ce5"/>
          <table:table-cell office:value-type="string" table:style-name="ce5">
            <text:p>No axis titles, no axis labels</text:p>
          </table:table-cell>
          <table:table-cell table:number-columns-repeated="3" table:style-name="ce5"/>
          <table:table-cell office:value-type="string" table:style-name="ce5">
            <text:p>No axis titles, no axes</text:p>
          </table:table-cell>
          <table:table-cell table:number-columns-repeated="3" table:style-name="ce5"/>
          <table:table-cell office:value-type="string" table:style-name="ce5">
            <text:p>Axis titles, no axes</text:p>
          </table:table-cell>
          <table:table-cell table:number-columns-repeated="3" table:style-name="ce5"/>
          <table:table-cell table:number-columns-repeated="16368"/>
        </table:table-row>
        <table:table-row table:style-name="ro5">
          <table:table-cell table:style-name="ce1">
            <draw:frame draw:z-index="151" draw:id="id150" draw:style-name="a376" draw:name="Chart 195" svg:x="0.02083in" svg:y="0.02083in" svg:width="3.66667in" svg:height="2.70833in" style:rel-width="scale" style:rel-height="scale">
              <draw:object xlink:href="Object 38/" xlink:type="simple" xlink:show="embed" xlink:actuate="onLoad"/>
              <svg:title/>
              <svg:desc/>
            </draw:frame>
            <draw:custom-shape svg:x="0.10417in" svg:y="0.53125in" svg:width="2.72917in" svg:height="2.125in" draw:z-index="153" draw:id="id152" draw:style-name="a382" draw:name="Rectangle 197">
              <svg:title/>
              <svg:desc/>
              <text:p text:style-name="a381" text:class-names="" text:cond-style-name=""><text:span text:style-name="a38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9583in" svg:y="0.02083in" svg:width="2.91667in" svg:height="0.4375in" draw:z-index="155" draw:id="id154" draw:style-name="a388" draw:name="Rectangle 199">
              <svg:title/>
              <svg:desc/>
              <text:p text:style-name="a387" text:class-names="" text:cond-style-name=""><text:span text:style-name="a38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"/>
          <table:table-cell table:style-name="ce1">
            <draw:custom-shape svg:x="0.13542in" svg:y="0.59375in" svg:width="0.77083in" svg:height="1.98958in" draw:z-index="154" draw:id="id153" draw:style-name="a385" draw:name="Rectangle 198">
              <svg:title/>
              <svg:desc/>
              <text:p text:style-name="a384" text:class-names="" text:cond-style-name=""><text:span text:style-name="a38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.16667in" svg:y="0.59375in" svg:width="2.60417in" svg:height="1.98958in" draw:z-index="157" draw:id="id156" draw:style-name="a392" draw:name="Rectangle 201">
              <svg:title/>
              <svg:desc/>
              <text:p text:style-name="a391" text:class-names="" text:cond-style-name=""><text:span text:style-name="a39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156" draw:id="id155" draw:style-name="a389" draw:name="Chart 200" svg:x="0.02083in" svg:y="0.02083in" svg:width="3.66667in" svg:height="2.70833in" style:rel-width="scale" style:rel-height="scale">
              <draw:object xlink:href="Object 39/" xlink:type="simple" xlink:show="embed" xlink:actuate="onLoad"/>
              <svg:title/>
              <svg:desc/>
            </draw:frame>
            <draw:custom-shape svg:x="0.39583in" svg:y="0.02083in" svg:width="2.91667in" svg:height="0.4375in" draw:z-index="160" draw:id="id159" draw:style-name="a401" draw:name="Rectangle 204">
              <svg:title/>
              <svg:desc/>
              <text:p text:style-name="a400" text:class-names="" text:cond-style-name=""><text:span text:style-name="a39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17708in" svg:y="0.59375in" svg:width="2.59375in" svg:height="2in" draw:z-index="158" draw:id="id157" draw:style-name="a395" draw:name="Rectangle 202">
              <svg:title/>
              <svg:desc/>
              <text:p text:style-name="a394" text:class-names="" text:cond-style-name=""><text:span text:style-name="a39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"/>
          <table:table-cell table:style-name="ce1">
            <draw:custom-shape svg:x="0.13542in" svg:y="0.59375in" svg:width="0.77083in" svg:height="1.98958in" draw:z-index="159" draw:id="id158" draw:style-name="a398" draw:name="Rectangle 203">
              <svg:title/>
              <svg:desc/>
              <text:p text:style-name="a397" text:class-names="" text:cond-style-name=""><text:span text:style-name="a39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.16667in" svg:y="0.59375in" svg:width="2.60417in" svg:height="1.98958in" draw:z-index="162" draw:id="id161" draw:style-name="a405" draw:name="Rectangle 206">
              <svg:title/>
              <svg:desc/>
              <text:p text:style-name="a404" text:class-names="" text:cond-style-name=""><text:span text:style-name="a40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161" draw:id="id160" draw:style-name="a402" draw:name="Chart 205" svg:x="0.02083in" svg:y="0.02083in" svg:width="3.66667in" svg:height="2.70833in" style:rel-width="scale" style:rel-height="scale">
              <draw:object xlink:href="Object 40/" xlink:type="simple" xlink:show="embed" xlink:actuate="onLoad"/>
              <svg:title/>
              <svg:desc/>
            </draw:frame>
            <draw:custom-shape svg:x="0.17708in" svg:y="0.59375in" svg:width="2.59375in" svg:height="2in" draw:z-index="163" draw:id="id162" draw:style-name="a408" draw:name="Rectangle 207">
              <svg:title/>
              <svg:desc/>
              <text:p text:style-name="a407" text:class-names="" text:cond-style-name=""><text:span text:style-name="a40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9583in" svg:y="0.02083in" svg:width="2.91667in" svg:height="0.4375in" draw:z-index="165" draw:id="id164" draw:style-name="a414" draw:name="Rectangle 209">
              <svg:title/>
              <svg:desc/>
              <text:p text:style-name="a413" text:class-names="" text:cond-style-name=""><text:span text:style-name="a41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"/>
          <table:table-cell table:style-name="ce1">
            <draw:custom-shape svg:x="0.13542in" svg:y="0.59375in" svg:width="0.77083in" svg:height="1.98958in" draw:z-index="164" draw:id="id163" draw:style-name="a411" draw:name="Rectangle 208">
              <svg:title/>
              <svg:desc/>
              <text:p text:style-name="a410" text:class-names="" text:cond-style-name=""><text:span text:style-name="a40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.39583in" svg:y="0.02083in" svg:width="2.91667in" svg:height="0.4375in" draw:z-index="170" draw:id="id169" draw:style-name="a427" draw:name="Rectangle 214">
              <svg:title/>
              <svg:desc/>
              <text:p text:style-name="a426" text:class-names="" text:cond-style-name=""><text:span text:style-name="a42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166" draw:id="id165" draw:style-name="a415" draw:name="Chart 210" svg:x="0.02083in" svg:y="0.02083in" svg:width="3.66667in" svg:height="2.70833in" style:rel-width="scale" style:rel-height="scale">
              <draw:object xlink:href="Object 41/" xlink:type="simple" xlink:show="embed" xlink:actuate="onLoad"/>
              <svg:title/>
              <svg:desc/>
            </draw:frame>
          </table:table-cell>
          <table:table-cell table:number-columns-repeated="2" table:style-name="ce1"/>
          <table:table-cell table:style-name="ce1">
            <draw:custom-shape svg:x="0.13542in" svg:y="0.59375in" svg:width="0.77083in" svg:height="1.98958in" draw:z-index="169" draw:id="id168" draw:style-name="a424" draw:name="Rectangle 213">
              <svg:title/>
              <svg:desc/>
              <text:p text:style-name="a423" text:class-names="" text:cond-style-name=""><text:span text:style-name="a42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68"/>
        </table:table-row>
        <table:table-row table:style-name="ro5">
          <table:table-cell table:style-name="ce1">
            <draw:custom-shape svg:x="0.38542in" svg:y="0.20833in" svg:width="2.1875in" svg:height="1.375in" draw:z-index="152" draw:id="id151" draw:style-name="a379" draw:name="Rectangle 196">
              <svg:title/>
              <svg:desc/>
              <text:p text:style-name="a378" text:class-names="" text:cond-style-name=""><text:span text:style-name="a37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1" table:style-name="ce1"/>
          <table:table-cell table:style-name="ce1">
            <draw:custom-shape svg:x="0.38542in" svg:y="0.125in" svg:width="2.17708in" svg:height="1.54167in" draw:z-index="167" draw:id="id166" draw:style-name="a418" draw:name="Rectangle 211">
              <svg:title/>
              <svg:desc/>
              <text:p text:style-name="a417" text:class-names="" text:cond-style-name=""><text:span text:style-name="a41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9583in" svg:y="0.125in" svg:width="2.16667in" svg:height="1.55208in" draw:z-index="168" draw:id="id167" draw:style-name="a421" draw:name="Rectangle 212">
              <svg:title/>
              <svg:desc/>
              <text:p text:style-name="a420" text:class-names="" text:cond-style-name=""><text:span text:style-name="a41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1" table:style-name="ce1"/>
        </table:table-row>
        <table:table-row table:number-rows-repeated="2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3 - AUTOMATIC POSITIONING IN 3D BAR CHARTS (shapes on the charts:<text:s/><text:span text:style-name="T3">red</text:span><text:s/>= inner plot area,<text:s/><text:span text:style-name="T2">blue</text:span><text:s/>= outer plot area,<text:s/><text:span text:style-name="T5">yellow</text:span><text:s/>= title and legend space)</text:p>
          </table:table-cell>
          <table:table-cell table:number-columns-repeated="15" table:style-name="ce4"/>
          <table:table-cell table:number-columns-repeated="16368"/>
        </table:table-row>
        <table:table-row table:style-name="ro2">
          <table:table-cell office:value-type="string" table:style-name="ce5">
            <text:p>No overlay</text:p>
          </table:table-cell>
          <table:table-cell table:number-columns-repeated="3" table:style-name="ce5"/>
          <table:table-cell office:value-type="string" table:style-name="ce5">
            <text:p>Chart title overlay</text:p>
          </table:table-cell>
          <table:table-cell table:number-columns-repeated="3" table:style-name="ce5"/>
          <table:table-cell office:value-type="string" table:style-name="ce5">
            <text:p>Legend overlay</text:p>
          </table:table-cell>
          <table:table-cell table:number-columns-repeated="3" table:style-name="ce5"/>
          <table:table-cell office:value-type="string" table:style-name="ce5">
            <text:p>Chart title and legend overlay</text:p>
          </table:table-cell>
          <table:table-cell table:number-columns-repeated="3" table:style-name="ce5"/>
          <table:table-cell table:number-columns-repeated="16368"/>
        </table:table-row>
        <table:table-row table:style-name="ro5">
          <table:table-cell table:style-name="ce1">
            <draw:custom-shape svg:x="0.38542in" svg:y="0.03125in" svg:width="2.91667in" svg:height="0.41667in" draw:z-index="89" draw:id="id88" draw:style-name="a210" draw:name="Rectangle 97">
              <svg:title/>
              <svg:desc/>
              <text:p text:style-name="a209" text:class-names="" text:cond-style-name=""><text:span text:style-name="a20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9583in" svg:y="0.60417in" svg:width="2.16667in" svg:height="1.77083in" draw:z-index="54" draw:id="id53" draw:style-name="a121" draw:name="Rectangle 58">
              <svg:title/>
              <svg:desc/>
              <text:p text:style-name="a120" text:class-names="" text:cond-style-name=""><text:span text:style-name="a11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49" draw:id="id48" draw:style-name="a112" draw:name="Chart 50" svg:x="0.02083in" svg:y="0.02083in" svg:width="3.66667in" svg:height="2.70833in" style:rel-width="scale" style:rel-height="scale">
              <draw:object xlink:href="Object 17/" xlink:type="simple" xlink:show="embed" xlink:actuate="onLoad"/>
              <svg:title/>
              <svg:desc/>
            </draw:frame>
            <draw:custom-shape svg:x="0.66667in" svg:y="0.60417in" svg:width="1.23958in" svg:height="1.125in" draw:z-index="53" draw:id="id52" draw:style-name="a118" draw:name="Rectangle 57">
              <svg:title/>
              <svg:desc/>
              <text:p text:style-name="a117" text:class-names="" text:cond-style-name=""><text:span text:style-name="a11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"/>
          <table:table-cell table:style-name="ce1">
            <draw:custom-shape svg:x="0.14583in" svg:y="0.57292in" svg:width="0.75in" svg:height="2.02083in" draw:z-index="88" draw:id="id87" draw:style-name="a207" draw:name="Rectangle 96">
              <svg:title/>
              <svg:desc/>
              <text:p text:style-name="a206" text:class-names="" text:cond-style-name=""><text:span text:style-name="a20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frame draw:z-index="50" draw:id="id49" draw:style-name="a113" draw:name="Chart 54" svg:x="0.02083in" svg:y="0.02083in" svg:width="3.66667in" svg:height="2.70833in" style:rel-width="scale" style:rel-height="scale">
              <draw:object xlink:href="Object 18/" xlink:type="simple" xlink:show="embed" xlink:actuate="onLoad"/>
              <svg:title/>
              <svg:desc/>
            </draw:frame>
            <draw:custom-shape svg:x="0.66667in" svg:y="0.17708in" svg:width="1.23958in" svg:height="1.54167in" draw:z-index="55" draw:id="id54" draw:style-name="a124" draw:name="Rectangle 59">
              <svg:title/>
              <svg:desc/>
              <text:p text:style-name="a123" text:class-names="" text:cond-style-name=""><text:span text:style-name="a12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9583in" svg:y="0.17708in" svg:width="2.16667in" svg:height="2.19792in" draw:z-index="56" draw:id="id55" draw:style-name="a127" draw:name="Rectangle 60">
              <svg:title/>
              <svg:desc/>
              <text:p text:style-name="a126" text:class-names="" text:cond-style-name=""><text:span text:style-name="a12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"/>
          <table:table-cell table:style-name="ce1">
            <draw:custom-shape svg:x="0.14583in" svg:y="0.16667in" svg:width="0.75in" svg:height="2.39583in" draw:z-index="90" draw:id="id89" draw:style-name="a213" draw:name="Rectangle 98">
              <svg:title/>
              <svg:desc/>
              <text:p text:style-name="a212" text:class-names="" text:cond-style-name=""><text:span text:style-name="a21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.6875in" svg:y="0.61458in" svg:width="1.97917in" svg:height="1.13542in" draw:z-index="57" draw:id="id56" draw:style-name="a130" draw:name="Rectangle 61">
              <svg:title/>
              <svg:desc/>
              <text:p text:style-name="a129" text:class-names="" text:cond-style-name=""><text:span text:style-name="a12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51" draw:id="id50" draw:style-name="a114" draw:name="Chart 55" svg:x="0.02083in" svg:y="0.02083in" svg:width="3.66667in" svg:height="2.70833in" style:rel-width="scale" style:rel-height="scale">
              <draw:object xlink:href="Object 19/" xlink:type="simple" xlink:show="embed" xlink:actuate="onLoad"/>
              <svg:title/>
              <svg:desc/>
            </draw:frame>
            <draw:custom-shape svg:x="0.38542in" svg:y="0.61458in" svg:width="2.9375in" svg:height="1.76042in" draw:z-index="58" draw:id="id57" draw:style-name="a133" draw:name="Rectangle 62">
              <svg:title/>
              <svg:desc/>
              <text:p text:style-name="a132" text:class-names="" text:cond-style-name=""><text:span text:style-name="a13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8542in" svg:y="0.03125in" svg:width="2.92708in" svg:height="0.41667in" draw:z-index="91" draw:id="id90" draw:style-name="a216" draw:name="Rectangle 99">
              <svg:title/>
              <svg:desc/>
              <text:p text:style-name="a215" text:class-names="" text:cond-style-name=""><text:span text:style-name="a21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 table:style-name="ce1"/>
          <table:table-cell table:style-name="ce1">
            <draw:custom-shape svg:x="0.6875in" svg:y="0.19792in" svg:width="1.96875in" svg:height="1.54167in" draw:z-index="59" draw:id="id58" draw:style-name="a136" draw:name="Rectangle 63">
              <svg:title/>
              <svg:desc/>
              <text:p text:style-name="a135" text:class-names="" text:cond-style-name=""><text:span text:style-name="a13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9583in" svg:y="0.1875in" svg:width="2.9375in" svg:height="2.1875in" draw:z-index="60" draw:id="id59" draw:style-name="a139" draw:name="Rectangle 64">
              <svg:title/>
              <svg:desc/>
              <text:p text:style-name="a138" text:class-names="" text:cond-style-name=""><text:span text:style-name="a13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52" draw:id="id51" draw:style-name="a115" draw:name="Chart 56" svg:x="0.02083in" svg:y="0.02083in" svg:width="3.66667in" svg:height="2.70833in" style:rel-width="scale" style:rel-height="scale">
              <draw:object xlink:href="Object 20/" xlink:type="simple" xlink:show="embed" xlink:actuate="onLoad"/>
              <svg:title/>
              <svg:desc/>
            </draw:frame>
          </table:table-cell>
          <table:table-cell table:number-columns-repeated="16371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office:value-type="string" table:style-name="ce5">
            <text:p>No axis titles, axis labels</text:p>
          </table:table-cell>
          <table:table-cell table:number-columns-repeated="3" table:style-name="ce5"/>
          <table:table-cell office:value-type="string" table:style-name="ce5">
            <text:p>No axis titles, no axis labels</text:p>
          </table:table-cell>
          <table:table-cell table:number-columns-repeated="3" table:style-name="ce5"/>
          <table:table-cell office:value-type="string" table:style-name="ce5">
            <text:p>No axis titles, no axes</text:p>
          </table:table-cell>
          <table:table-cell table:number-columns-repeated="3" table:style-name="ce5"/>
          <table:table-cell office:value-type="string" table:style-name="ce5">
            <text:p>Axis titles, no axes</text:p>
          </table:table-cell>
          <table:table-cell table:number-columns-repeated="3" table:style-name="ce5"/>
          <table:table-cell table:number-columns-repeated="16368"/>
        </table:table-row>
        <table:table-row table:style-name="ro5">
          <table:table-cell table:style-name="ce1">
            <draw:custom-shape svg:x="0.38542in" svg:y="0.03125in" svg:width="2.91667in" svg:height="0.41667in" draw:z-index="117" draw:id="id116" draw:style-name="a290" draw:name="Rectangle 146">
              <svg:title/>
              <svg:desc/>
              <text:p text:style-name="a289" text:class-names="" text:cond-style-name=""><text:span text:style-name="a28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113" draw:id="id112" draw:style-name="a278" draw:name="Chart 133" svg:x="0.02083in" svg:y="0.02083in" svg:width="3.66667in" svg:height="2.70833in" style:rel-width="scale" style:rel-height="scale">
              <draw:object xlink:href="Object 30/" xlink:type="simple" xlink:show="embed" xlink:actuate="onLoad"/>
              <svg:title/>
              <svg:desc/>
            </draw:frame>
            <draw:custom-shape svg:x="0.39583in" svg:y="0.60417in" svg:width="1.80208in" svg:height="1.46875in" draw:z-index="114" draw:id="id113" draw:style-name="a281" draw:name="Rectangle 137">
              <svg:title/>
              <svg:desc/>
              <text:p text:style-name="a280" text:class-names="" text:cond-style-name=""><text:span text:style-name="a27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1875in" svg:y="0.60417in" svg:width="2.60417in" svg:height="1.97917in" draw:z-index="115" draw:id="id114" draw:style-name="a284" draw:name="Rectangle 138">
              <svg:title/>
              <svg:desc/>
              <text:p text:style-name="a283" text:class-names="" text:cond-style-name=""><text:span text:style-name="a28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"/>
          <table:table-cell table:style-name="ce1">
            <draw:custom-shape svg:x="0.14583in" svg:y="0.61458in" svg:width="0.75in" svg:height="1.96875in" draw:z-index="116" draw:id="id115" draw:style-name="a287" draw:name="Rectangle 145">
              <svg:title/>
              <svg:desc/>
              <text:p text:style-name="a286" text:class-names="" text:cond-style-name=""><text:span text:style-name="a28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.1875in" svg:y="0.60417in" svg:width="2.60417in" svg:height="1.97917in" draw:z-index="172" draw:id="id171" draw:style-name="a431" draw:name="Rectangle 216">
              <svg:title/>
              <svg:desc/>
              <text:p text:style-name="a430" text:class-names="" text:cond-style-name=""><text:span text:style-name="a42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171" draw:id="id170" draw:style-name="a428" draw:name="Chart 215" svg:x="0.02083in" svg:y="0.02083in" svg:width="3.66667in" svg:height="2.70833in" style:rel-width="scale" style:rel-height="scale">
              <draw:object xlink:href="Object 42/" xlink:type="simple" xlink:show="embed" xlink:actuate="onLoad"/>
              <svg:title/>
              <svg:desc/>
            </draw:frame>
            <draw:custom-shape svg:x="0.1875in" svg:y="0.60417in" svg:width="2.60417in" svg:height="1.97917in" draw:z-index="173" draw:id="id172" draw:style-name="a434" draw:name="Rectangle 217">
              <svg:title/>
              <svg:desc/>
              <text:p text:style-name="a433" text:class-names="" text:cond-style-name=""><text:span text:style-name="a43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8542in" svg:y="0.03125in" svg:width="2.91667in" svg:height="0.41667in" draw:z-index="175" draw:id="id174" draw:style-name="a440" draw:name="Rectangle 219">
              <svg:title/>
              <svg:desc/>
              <text:p text:style-name="a439" text:class-names="" text:cond-style-name=""><text:span text:style-name="a43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"/>
          <table:table-cell table:style-name="ce1">
            <draw:custom-shape svg:x="0.14583in" svg:y="0.61458in" svg:width="0.75in" svg:height="1.96875in" draw:z-index="174" draw:id="id173" draw:style-name="a437" draw:name="Rectangle 218">
              <svg:title/>
              <svg:desc/>
              <text:p text:style-name="a436" text:class-names="" text:cond-style-name=""><text:span text:style-name="a43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.1875in" svg:y="0.60417in" svg:width="2.60417in" svg:height="1.97917in" draw:z-index="177" draw:id="id176" draw:style-name="a444" draw:name="Rectangle 221">
              <svg:title/>
              <svg:desc/>
              <text:p text:style-name="a443" text:class-names="" text:cond-style-name=""><text:span text:style-name="a44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8542in" svg:y="0.03125in" svg:width="2.91667in" svg:height="0.41667in" draw:z-index="180" draw:id="id179" draw:style-name="a453" draw:name="Rectangle 224">
              <svg:title/>
              <svg:desc/>
              <text:p text:style-name="a452" text:class-names="" text:cond-style-name=""><text:span text:style-name="a45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176" draw:id="id175" draw:style-name="a441" draw:name="Chart 220" svg:x="0.02083in" svg:y="0.02083in" svg:width="3.66667in" svg:height="2.70833in" style:rel-width="scale" style:rel-height="scale">
              <draw:object xlink:href="Object 43/" xlink:type="simple" xlink:show="embed" xlink:actuate="onLoad"/>
              <svg:title/>
              <svg:desc/>
            </draw:frame>
            <draw:custom-shape svg:x="0.1875in" svg:y="0.60417in" svg:width="2.60417in" svg:height="1.97917in" draw:z-index="178" draw:id="id177" draw:style-name="a447" draw:name="Rectangle 222">
              <svg:title/>
              <svg:desc/>
              <text:p text:style-name="a446" text:class-names="" text:cond-style-name=""><text:span text:style-name="a44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"/>
          <table:table-cell table:style-name="ce1">
            <draw:custom-shape svg:x="0.14583in" svg:y="0.61458in" svg:width="0.75in" svg:height="1.96875in" draw:z-index="179" draw:id="id178" draw:style-name="a450" draw:name="Rectangle 223">
              <svg:title/>
              <svg:desc/>
              <text:p text:style-name="a449" text:class-names="" text:cond-style-name=""><text:span text:style-name="a44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.39583in" svg:y="0.60417in" svg:width="2.16667in" svg:height="1.77083in" draw:z-index="183" draw:id="id182" draw:style-name="a460" draw:name="Rectangle 227">
              <svg:title/>
              <svg:desc/>
              <text:p text:style-name="a459" text:class-names="" text:cond-style-name=""><text:span text:style-name="a45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9583in" svg:y="0.60417in" svg:width="2.16667in" svg:height="1.76042in" draw:z-index="182" draw:id="id181" draw:style-name="a457" draw:name="Rectangle 226">
              <svg:title/>
              <svg:desc/>
              <text:p text:style-name="a456" text:class-names="" text:cond-style-name=""><text:span text:style-name="a45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181" draw:id="id180" draw:style-name="a454" draw:name="Chart 225" svg:x="0.02083in" svg:y="0.02083in" svg:width="3.66667in" svg:height="2.70833in" style:rel-width="scale" style:rel-height="scale">
              <draw:object xlink:href="Object 44/" xlink:type="simple" xlink:show="embed" xlink:actuate="onLoad"/>
              <svg:title/>
              <svg:desc/>
            </draw:frame>
            <draw:custom-shape svg:x="0.38542in" svg:y="0.03125in" svg:width="2.91667in" svg:height="0.41667in" draw:z-index="185" draw:id="id184" draw:style-name="a466" draw:name="Rectangle 229">
              <svg:title/>
              <svg:desc/>
              <text:p text:style-name="a465" text:class-names="" text:cond-style-name=""><text:span text:style-name="a46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"/>
          <table:table-cell table:style-name="ce1">
            <draw:custom-shape svg:x="0.14583in" svg:y="0.57292in" svg:width="0.75in" svg:height="2.02083in" draw:z-index="184" draw:id="id183" draw:style-name="a463" draw:name="Rectangle 228">
              <svg:title/>
              <svg:desc/>
              <text:p text:style-name="a462" text:class-names="" text:cond-style-name=""><text:span text:style-name="a46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68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4 - AUTOMATIC POSITIONING IN PIE CHARTS WITHOUT LABELS (shapes on the charts:<text:s/><text:span text:style-name="T3">red</text:span><text:s/>= inner plot area,<text:s/><text:span text:style-name="T2">blue</text:span><text:s/>= outer plot area,<text:s/><text:span text:style-name="T5">yellow</text:span><text:s/>= title and legend space)</text:p>
          </table:table-cell>
          <table:table-cell table:number-columns-repeated="15" table:style-name="ce4"/>
          <table:table-cell table:number-columns-repeated="16368"/>
        </table:table-row>
        <table:table-row table:style-name="ro2">
          <table:table-cell office:value-type="string" table:style-name="ce5">
            <text:p>No overlay</text:p>
          </table:table-cell>
          <table:table-cell table:number-columns-repeated="3" table:style-name="ce5"/>
          <table:table-cell office:value-type="string" table:style-name="ce5">
            <text:p>Chart title overlay</text:p>
          </table:table-cell>
          <table:table-cell table:number-columns-repeated="3" table:style-name="ce5"/>
          <table:table-cell office:value-type="string" table:style-name="ce5">
            <text:p>Legend overlay</text:p>
          </table:table-cell>
          <table:table-cell table:number-columns-repeated="3" table:style-name="ce5"/>
          <table:table-cell office:value-type="string" table:style-name="ce5">
            <text:p>Chart title and legend overlay</text:p>
          </table:table-cell>
          <table:table-cell table:number-columns-repeated="3" table:style-name="ce5"/>
          <table:table-cell table:number-columns-repeated="16368"/>
        </table:table-row>
        <table:table-row table:style-name="ro5">
          <table:table-cell table:style-name="ce1">
            <draw:custom-shape svg:x="0.38542in" svg:y="0.02083in" svg:width="2.91667in" svg:height="0.4375in" draw:z-index="93" draw:id="id92" draw:style-name="a222" draw:name="Rectangle 101">
              <svg:title/>
              <svg:desc/>
              <text:p text:style-name="a221" text:class-names="" text:cond-style-name=""><text:span text:style-name="a22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9" draw:id="id8" draw:style-name="a12" draw:name="Chart 13" svg:x="0.02083in" svg:y="0.02083in" svg:width="3.66667in" svg:height="2.70833in" style:rel-width="scale" style:rel-height="scale">
              <draw:object xlink:href="Object 7/" xlink:type="simple" xlink:show="embed" xlink:actuate="onLoad"/>
              <svg:title/>
              <svg:desc/>
            </draw:frame>
            <draw:custom-shape svg:x="0.17708in" svg:y="0.59375in" svg:width="3.36458in" svg:height="1.65625in" draw:z-index="26" draw:id="id25" draw:style-name="a53" draw:name="Rectangle 30">
              <svg:title/>
              <svg:desc/>
              <text:p text:style-name="a52" text:class-names="" text:cond-style-name=""><text:span text:style-name="a5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.10417in" svg:y="0.59375in" svg:width="1.63542in" svg:height="1.65625in" draw:z-index="25" draw:id="id24" draw:style-name="a50" draw:name="Rectangle 29">
              <svg:title/>
              <svg:desc/>
              <text:p text:style-name="a49" text:class-names="" text:cond-style-name=""><text:span text:style-name="a4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"/>
          <table:table-cell table:style-name="ce1">
            <draw:frame draw:z-index="10" draw:id="id9" draw:style-name="a13" draw:name="Chart 14" svg:x="0.02083in" svg:y="0.02083in" svg:width="3.66667in" svg:height="2.70833in" style:rel-width="scale" style:rel-height="scale">
              <draw:object xlink:href="Object 8/" xlink:type="simple" xlink:show="embed" xlink:actuate="onLoad"/>
              <svg:title/>
              <svg:desc/>
            </draw:frame>
            <draw:custom-shape svg:x="0.82292in" svg:y="0.16667in" svg:width="2.07292in" svg:height="2.08333in" draw:z-index="27" draw:id="id26" draw:style-name="a56" draw:name="Rectangle 31">
              <svg:title/>
              <svg:desc/>
              <text:p text:style-name="a55" text:class-names="" text:cond-style-name=""><text:span text:style-name="a5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17708in" svg:y="0.16667in" svg:width="3.36458in" svg:height="2.08333in" draw:z-index="28" draw:id="id27" draw:style-name="a59" draw:name="Rectangle 32">
              <svg:title/>
              <svg:desc/>
              <text:p text:style-name="a58" text:class-names="" text:cond-style-name=""><text:span text:style-name="a5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 table:style-name="ce1"/>
          <table:table-cell table:style-name="ce1">
            <draw:custom-shape svg:x="0.17708in" svg:y="0.59375in" svg:width="3.36458in" svg:height="1.98958in" draw:z-index="30" draw:id="id29" draw:style-name="a65" draw:name="Rectangle 34">
              <svg:title/>
              <svg:desc/>
              <text:p text:style-name="a64" text:class-names="" text:cond-style-name=""><text:span text:style-name="a6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875in" svg:y="0.59375in" svg:width="1.95833in" svg:height="1.98958in" draw:z-index="29" draw:id="id28" draw:style-name="a62" draw:name="Rectangle 33">
              <svg:title/>
              <svg:desc/>
              <text:p text:style-name="a61" text:class-names="" text:cond-style-name=""><text:span text:style-name="a6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11" draw:id="id10" draw:style-name="a14" draw:name="Chart 15" svg:x="0.02083in" svg:y="0.02083in" svg:width="3.66667in" svg:height="2.70833in" style:rel-width="scale" style:rel-height="scale">
              <draw:object xlink:href="Object 9/" xlink:type="simple" xlink:show="embed" xlink:actuate="onLoad"/>
              <svg:title/>
              <svg:desc/>
            </draw:frame>
            <draw:custom-shape svg:x="0.38542in" svg:y="0.02083in" svg:width="2.91667in" svg:height="0.42708in" draw:z-index="94" draw:id="id93" draw:style-name="a225" draw:name="Rectangle 103">
              <svg:title/>
              <svg:desc/>
              <text:p text:style-name="a224" text:class-names="" text:cond-style-name=""><text:span text:style-name="a22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 table:style-name="ce1"/>
          <table:table-cell table:style-name="ce1">
            <draw:frame draw:z-index="12" draw:id="id11" draw:style-name="a15" draw:name="Chart 16" svg:x="0.02083in" svg:y="0.02083in" svg:width="3.66667in" svg:height="2.70833in" style:rel-width="scale" style:rel-height="scale">
              <draw:object xlink:href="Object 10/" xlink:type="simple" xlink:show="embed" xlink:actuate="onLoad"/>
              <svg:title/>
              <svg:desc/>
            </draw:frame>
            <draw:custom-shape svg:x="0.64583in" svg:y="0.16667in" svg:width="2.42708in" svg:height="2.40625in" draw:z-index="31" draw:id="id30" draw:style-name="a68" draw:name="Rectangle 35">
              <svg:title/>
              <svg:desc/>
              <text:p text:style-name="a67" text:class-names="" text:cond-style-name=""><text:span text:style-name="a6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17708in" svg:y="0.16667in" svg:width="3.36458in" svg:height="2.40625in" draw:z-index="32" draw:id="id31" draw:style-name="a71" draw:name="Rectangle 36">
              <svg:title/>
              <svg:desc/>
              <text:p text:style-name="a70" text:class-names="" text:cond-style-name=""><text:span text:style-name="a6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1" table:style-name="ce1"/>
        </table:table-row>
        <table:table-row table:number-rows-repeated="2" table:style-name="ro5">
          <table:table-cell table:number-columns-repeated="16384" table:style-name="ce1"/>
        </table:table-row>
        <table:table-row table:style-name="ro5">
          <table:table-cell table:style-name="ce1">
            <draw:custom-shape svg:x="0.1875in" svg:y="0.33333in" svg:width="3.34375in" svg:height="0.33333in" draw:z-index="92" draw:id="id91" draw:style-name="a219" draw:name="Rectangle 100">
              <svg:title/>
              <svg:desc/>
              <text:p text:style-name="a218" text:class-names="" text:cond-style-name=""><text:span text:style-name="a21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 table:style-name="ce1"/>
          <table:table-cell table:style-name="ce1">
            <draw:custom-shape svg:x="0.17708in" svg:y="0.32292in" svg:width="3.36458in" svg:height="0.34375in" draw:z-index="95" draw:id="id94" draw:style-name="a228" draw:name="Rectangle 104">
              <svg:title/>
              <svg:desc/>
              <text:p text:style-name="a227" text:class-names="" text:cond-style-name=""><text:span text:style-name="a22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5 - AUTOMATIC POSITIONING IN PIE CHARTS WITH LABELS (shrunken by 15%,<text:s/><text:span text:style-name="T3">red</text:span><text:s/>= inner plot area,<text:s/><text:span text:style-name="T2">blue</text:span><text:s/>= outer plot area,<text:s/><text:span text:style-name="T4">green</text:span><text:s/>= old inner plot area without labels,<text:s/><text:span text:style-name="T5">yellow</text:span><text:s/>= title and legend space)</text:p>
          </table:table-cell>
          <table:table-cell table:number-columns-repeated="15" table:style-name="ce4"/>
          <table:table-cell table:number-columns-repeated="16368"/>
        </table:table-row>
        <table:table-row table:style-name="ro2">
          <table:table-cell office:value-type="string" table:style-name="ce5">
            <text:p>No overlay</text:p>
          </table:table-cell>
          <table:table-cell table:number-columns-repeated="3" table:style-name="ce5"/>
          <table:table-cell office:value-type="string" table:style-name="ce5">
            <text:p>Chart title overlay</text:p>
          </table:table-cell>
          <table:table-cell table:number-columns-repeated="3" table:style-name="ce5"/>
          <table:table-cell office:value-type="string" table:style-name="ce5">
            <text:p>Legend overlay</text:p>
          </table:table-cell>
          <table:table-cell table:number-columns-repeated="3" table:style-name="ce5"/>
          <table:table-cell office:value-type="string" table:style-name="ce5">
            <text:p>Chart title and legend overlay</text:p>
          </table:table-cell>
          <table:table-cell table:number-columns-repeated="3" table:style-name="ce5"/>
          <table:table-cell table:number-columns-repeated="16368"/>
        </table:table-row>
        <table:table-row table:style-name="ro5">
          <table:table-cell table:style-name="ce1">
            <draw:frame draw:z-index="33" draw:id="id32" draw:style-name="a72" draw:name="Chart 37" svg:x="0.02083in" svg:y="0.02083in" svg:width="3.66667in" svg:height="2.70833in" style:rel-width="scale" style:rel-height="scale">
              <draw:object xlink:href="Object 13/" xlink:type="simple" xlink:show="embed" xlink:actuate="onLoad"/>
              <svg:title/>
              <svg:desc/>
            </draw:frame>
            <draw:custom-shape svg:x="0.39583in" svg:y="0.02083in" svg:width="2.91667in" svg:height="0.4375in" draw:z-index="97" draw:id="id96" draw:style-name="a234" draw:name="Rectangle 106">
              <svg:title/>
              <svg:desc/>
              <text:p text:style-name="a233" text:class-names="" text:cond-style-name=""><text:span text:style-name="a23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.10417in" svg:y="0.59375in" svg:width="1.63542in" svg:height="1.65625in" draw:z-index="45" draw:id="id44" draw:style-name="a102" draw:name="Rectangle 49">
              <svg:title/>
              <svg:desc/>
              <text:p text:style-name="a101" text:class-names="" text:cond-style-name=""><text:span text:style-name="a10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"/>
          <table:table-cell table:style-name="ce1">
            <draw:frame draw:z-index="34" draw:id="id33" draw:style-name="a73" draw:name="Chart 38" svg:x="0.02083in" svg:y="0.02083in" svg:width="3.66667in" svg:height="2.70833in" style:rel-width="scale" style:rel-height="scale">
              <draw:object xlink:href="Object 14/" xlink:type="simple" xlink:show="embed" xlink:actuate="onLoad"/>
              <svg:title/>
              <svg:desc/>
            </draw:frame>
            <draw:custom-shape svg:x="0.82292in" svg:y="0.16667in" svg:width="2.07292in" svg:height="2.08333in" draw:z-index="39" draw:id="id38" draw:style-name="a84" draw:name="Rectangle 43">
              <svg:title/>
              <svg:desc/>
              <text:p text:style-name="a83" text:class-names="" text:cond-style-name=""><text:span text:style-name="a8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8542in" svg:y="0.3125in" svg:width="2.91667in" svg:height="1.77083in" draw:z-index="40" draw:id="id39" draw:style-name="a87" draw:name="Rectangle 44">
              <svg:title/>
              <svg:desc/>
              <text:p text:style-name="a86" text:class-names="" text:cond-style-name=""><text:span text:style-name="a8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.03125in" svg:y="0.3125in" svg:width="1.79167in" svg:height="1.77083in" draw:z-index="46" draw:id="id45" draw:style-name="a105" draw:name="Rectangle 51">
              <svg:title/>
              <svg:desc/>
              <text:p text:style-name="a104" text:class-names="" text:cond-style-name=""><text:span text:style-name="a10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"/>
          <table:table-cell table:style-name="ce1">
            <draw:custom-shape svg:x="0.875in" svg:y="0.59375in" svg:width="1.95833in" svg:height="1.98958in" draw:z-index="41" draw:id="id40" draw:style-name="a90" draw:name="Rectangle 45">
              <svg:title/>
              <svg:desc/>
              <text:p text:style-name="a89" text:class-names="" text:cond-style-name=""><text:span text:style-name="a8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35" draw:id="id34" draw:style-name="a74" draw:name="Chart 39" svg:x="0.02083in" svg:y="0.02083in" svg:width="3.66667in" svg:height="2.70833in" style:rel-width="scale" style:rel-height="scale">
              <draw:object xlink:href="Object 15/" xlink:type="simple" xlink:show="embed" xlink:actuate="onLoad"/>
              <svg:title/>
              <svg:desc/>
            </draw:frame>
            <draw:custom-shape svg:x="0.39583in" svg:y="0.02083in" svg:width="2.91667in" svg:height="0.42708in" draw:z-index="98" draw:id="id97" draw:style-name="a237" draw:name="Rectangle 107">
              <svg:title/>
              <svg:desc/>
              <text:p text:style-name="a236" text:class-names="" text:cond-style-name=""><text:span text:style-name="a23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 table:style-name="ce1"/>
          <table:table-cell table:style-name="ce1">
            <draw:custom-shape svg:x="0.39583in" svg:y="0.33333in" svg:width="2.89583in" svg:height="2.0625in" draw:z-index="44" draw:id="id43" draw:style-name="a99" draw:name="Rectangle 48">
              <svg:title/>
              <svg:desc/>
              <text:p text:style-name="a98" text:class-names="" text:cond-style-name=""><text:span text:style-name="a9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8125in" svg:y="0.33333in" svg:width="2.07292in" svg:height="2.07292in" draw:z-index="48" draw:id="id47" draw:style-name="a111" draw:name="Rectangle 53">
              <svg:title/>
              <svg:desc/>
              <text:p text:style-name="a110" text:class-names="" text:cond-style-name=""><text:span text:style-name="a10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36" draw:id="id35" draw:style-name="a75" draw:name="Chart 40" svg:x="0.02083in" svg:y="0.02083in" svg:width="3.66667in" svg:height="2.70833in" style:rel-width="scale" style:rel-height="scale">
              <draw:object xlink:href="Object 16/" xlink:type="simple" xlink:show="embed" xlink:actuate="onLoad"/>
              <svg:title/>
              <svg:desc/>
            </draw:frame>
            <draw:custom-shape svg:x="0.64583in" svg:y="0.16667in" svg:width="2.42708in" svg:height="2.40625in" draw:z-index="43" draw:id="id42" draw:style-name="a96" draw:name="Rectangle 47">
              <svg:title/>
              <svg:desc/>
              <text:p text:style-name="a95" text:class-names="" text:cond-style-name=""><text:span text:style-name="a9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1" table:style-name="ce1"/>
        </table:table-row>
        <table:table-row table:style-name="ro5">
          <table:table-cell table:style-name="ce1">
            <draw:custom-shape svg:x="0.39583in" svg:y="0.03125in" svg:width="2.92708in" svg:height="1.40625in" draw:z-index="38" draw:id="id37" draw:style-name="a81" draw:name="Rectangle 42">
              <svg:title/>
              <svg:desc/>
              <text:p text:style-name="a80" text:class-names="" text:cond-style-name=""><text:span text:style-name="a7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.23958in" svg:y="0.03125in" svg:width="1.375in" svg:height="1.40625in" draw:z-index="37" draw:id="id36" draw:style-name="a78" draw:name="Rectangle 41">
              <svg:title/>
              <svg:desc/>
              <text:p text:style-name="a77" text:class-names="" text:cond-style-name=""><text:span text:style-name="a7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6" table:style-name="ce1"/>
          <table:table-cell table:style-name="ce1">
            <draw:custom-shape svg:x="0.39583in" svg:y="0.05208in" svg:width="2.89583in" svg:height="1.69792in" draw:z-index="42" draw:id="id41" draw:style-name="a93" draw:name="Rectangle 46">
              <svg:title/>
              <svg:desc/>
              <text:p text:style-name="a92" text:class-names="" text:cond-style-name=""><text:span text:style-name="a9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.08333in" svg:y="0.05208in" svg:width="1.6875in" svg:height="1.69792in" draw:z-index="47" draw:id="id46" draw:style-name="a108" draw:name="Rectangle 52">
              <svg:title/>
              <svg:desc/>
              <text:p text:style-name="a107" text:class-names="" text:cond-style-name=""><text:span text:style-name="a10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4" table:style-name="ce1"/>
        </table:table-row>
        <table:table-row table:style-name="ro5">
          <table:table-cell table:number-columns-repeated="16384" table:style-name="ce1"/>
        </table:table-row>
        <table:table-row table:style-name="ro5">
          <table:table-cell table:style-name="ce1">
            <draw:custom-shape svg:x="0.19792in" svg:y="0.3125in" svg:width="3.34375in" svg:height="0.35417in" draw:z-index="96" draw:id="id95" draw:style-name="a231" draw:name="Rectangle 105">
              <svg:title/>
              <svg:desc/>
              <text:p text:style-name="a230" text:class-names="" text:cond-style-name=""><text:span text:style-name="a22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 table:style-name="ce1"/>
          <table:table-cell table:style-name="ce1">
            <draw:custom-shape svg:x="0.17708in" svg:y="0.32292in" svg:width="3.34375in" svg:height="0.34375in" draw:z-index="99" draw:id="id98" draw:style-name="a240" draw:name="Rectangle 108">
              <svg:title/>
              <svg:desc/>
              <text:p text:style-name="a239" text:class-names="" text:cond-style-name=""><text:span text:style-name="a23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6 - AUTOMATIC POSITIONING IN OTHER CHARTS (shapes on the charts:<text:s/><text:span text:style-name="T3">red</text:span><text:s/>= inner plot area,<text:s/><text:span text:style-name="T2">blue</text:span><text:s/>= outer plot area,<text:s/><text:span text:style-name="T4">green</text:span><text:s/>= old inner plot area without labels,<text:s/><text:span text:style-name="T5">yellow</text:span><text:s/>= title and legend space)</text:p>
          </table:table-cell>
          <table:table-cell table:number-columns-repeated="15" table:style-name="ce4"/>
          <table:table-cell table:number-columns-repeated="16368"/>
        </table:table-row>
        <table:table-row table:style-name="ro2">
          <table:table-cell office:value-type="string" table:style-name="ce5">
            <text:p>3D pie chart without labels</text:p>
          </table:table-cell>
          <table:table-cell table:number-columns-repeated="3" table:style-name="ce5"/>
          <table:table-cell office:value-type="string" table:style-name="ce5">
            <text:p>3D pie chart with data labels (shrunken by 15%)</text:p>
          </table:table-cell>
          <table:table-cell table:number-columns-repeated="3" table:style-name="ce5"/>
          <table:table-cell office:value-type="string" table:style-name="ce5">
            <text:p>Radar chart without category labels</text:p>
          </table:table-cell>
          <table:table-cell table:number-columns-repeated="3" table:style-name="ce5"/>
          <table:table-cell office:value-type="string" table:style-name="ce5">
            <text:p>Radar chart with category labels</text:p>
          </table:table-cell>
          <table:table-cell table:number-columns-repeated="3" table:style-name="ce5"/>
          <table:table-cell table:number-columns-repeated="16368"/>
        </table:table-row>
        <table:table-row table:style-name="ro5">
          <table:table-cell table:style-name="ce1">
            <draw:custom-shape svg:x="0.375in" svg:y="0.02083in" svg:width="2.92708in" svg:height="0.41667in" draw:z-index="101" draw:id="id100" draw:style-name="a246" draw:name="Rectangle 110">
              <svg:title/>
              <svg:desc/>
              <text:p text:style-name="a245" text:class-names="" text:cond-style-name=""><text:span text:style-name="a24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17708in" svg:y="0.59375in" svg:width="3.36458in" svg:height="1.65625in" draw:z-index="63" draw:id="id62" draw:style-name="a146" draw:name="Rectangle 67">
              <svg:title/>
              <svg:desc/>
              <text:p text:style-name="a145" text:class-names="" text:cond-style-name=""><text:span text:style-name="a14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61" draw:id="id60" draw:style-name="a140" draw:name="Chart 65" svg:x="0.02083in" svg:y="0.02083in" svg:width="3.66667in" svg:height="2.70833in" style:rel-width="scale" style:rel-height="scale">
              <draw:object xlink:href="Object 21/" xlink:type="simple" xlink:show="embed" xlink:actuate="onLoad"/>
              <svg:title/>
              <svg:desc/>
            </draw:frame>
            <draw:custom-shape svg:x="0.17708in" svg:y="0.59375in" svg:width="3.36458in" svg:height="1.65625in" draw:z-index="62" draw:id="id61" draw:style-name="a143" draw:name="Rectangle 66">
              <svg:title/>
              <svg:desc/>
              <text:p text:style-name="a142" text:class-names="" text:cond-style-name=""><text:span text:style-name="a14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 table:style-name="ce1"/>
          <table:table-cell table:style-name="ce1">
            <draw:frame draw:z-index="64" draw:id="id63" draw:style-name="a147" draw:name="Chart 68" svg:x="0.02083in" svg:y="0.02083in" svg:width="3.66667in" svg:height="2.70833in" style:rel-width="scale" style:rel-height="scale">
              <draw:object xlink:href="Object 22/" xlink:type="simple" xlink:show="embed" xlink:actuate="onLoad"/>
              <svg:title/>
              <svg:desc/>
            </draw:frame>
            <draw:custom-shape svg:x="0.17708in" svg:y="0.59375in" svg:width="3.36458in" svg:height="1.65625in" draw:z-index="65" draw:id="id64" draw:style-name="a150" draw:name="Rectangle 69">
              <svg:title/>
              <svg:desc/>
              <text:p text:style-name="a149" text:class-names="" text:cond-style-name=""><text:span text:style-name="a14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75in" svg:y="0.02083in" svg:width="2.92708in" svg:height="0.41667in" draw:z-index="103" draw:id="id102" draw:style-name="a252" draw:name="Rectangle 112">
              <svg:title/>
              <svg:desc/>
              <text:p text:style-name="a251" text:class-names="" text:cond-style-name=""><text:span text:style-name="a25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 table:style-name="ce1"/>
          <table:table-cell table:style-name="ce1">
            <draw:custom-shape svg:x="0.39583in" svg:y="0.61458in" svg:width="1.96875in" svg:height="1.96875in" draw:z-index="69" draw:id="id68" draw:style-name="a160" draw:name="Rectangle 73">
              <svg:title/>
              <svg:desc/>
              <text:p text:style-name="a159" text:class-names="" text:cond-style-name=""><text:span text:style-name="a15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68" draw:id="id67" draw:style-name="a157" draw:name="Chart 72" svg:x="0.02083in" svg:y="0.02083in" svg:width="3.66667in" svg:height="2.70833in" style:rel-width="scale" style:rel-height="scale">
              <draw:object xlink:href="Object 23/" xlink:type="simple" xlink:show="embed" xlink:actuate="onLoad"/>
              <svg:title/>
              <svg:desc/>
            </draw:frame>
            <draw:custom-shape svg:x="0.38542in" svg:y="0.03125in" svg:width="2.92708in" svg:height="0.42057in" draw:z-index="105" draw:id="id104" draw:style-name="a258" draw:name="Rectangle 114">
              <svg:title/>
              <svg:desc/>
              <text:p text:style-name="a257" text:class-names="" text:cond-style-name=""><text:span text:style-name="a25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09375in" svg:y="0.53125in" svg:width="2.58333in" svg:height="2.125in" draw:z-index="70" draw:id="id69" draw:style-name="a163" draw:name="Rectangle 74">
              <svg:title/>
              <svg:desc/>
              <text:p text:style-name="a162" text:class-names="" text:cond-style-name=""><text:span text:style-name="a16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/>
          <table:table-cell table:style-name="ce1">
            <draw:custom-shape svg:x="0.88542in" svg:y="0.60417in" svg:width="0.94792in" svg:height="1.96875in" draw:z-index="104" draw:id="id103" draw:style-name="a255" draw:name="Rectangle 113">
              <svg:title/>
              <svg:desc/>
              <text:p text:style-name="a254" text:class-names="" text:cond-style-name=""><text:span text:style-name="a25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/>
          <table:table-cell table:style-name="ce1">
            <draw:frame draw:z-index="73" draw:id="id72" draw:style-name="a170" draw:name="Chart 78" svg:x="0.02083in" svg:y="0.02083in" svg:width="3.66667in" svg:height="2.70833in" style:rel-width="scale" style:rel-height="scale">
              <draw:object xlink:href="Object 24/" xlink:type="simple" xlink:show="embed" xlink:actuate="onLoad"/>
              <svg:title/>
              <svg:desc/>
            </draw:frame>
            <draw:custom-shape svg:x="0.38542in" svg:y="0.01953in" svg:width="2.92708in" svg:height="0.42839in" draw:z-index="107" draw:id="id106" draw:style-name="a264" draw:name="Rectangle 116">
              <svg:title/>
              <svg:desc/>
              <text:p text:style-name="a263" text:class-names="" text:cond-style-name=""><text:span text:style-name="a26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9583in" svg:y="0.61458in" svg:width="1.96875in" svg:height="1.96875in" draw:z-index="71" draw:id="id70" draw:style-name="a166" draw:name="Rectangle 76">
              <svg:title/>
              <svg:desc/>
              <text:p text:style-name="a165" text:class-names="" text:cond-style-name=""><text:span text:style-name="a16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17708in" svg:y="0.61458in" svg:width="2.42708in" svg:height="1.96875in" draw:z-index="72" draw:id="id71" draw:style-name="a169" draw:name="Rectangle 77">
              <svg:title/>
              <svg:desc/>
              <text:p text:style-name="a168" text:class-names="" text:cond-style-name=""><text:span text:style-name="a16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09375in" svg:y="0.53125in" svg:width="2.57292in" svg:height="2.11458in" draw:z-index="74" draw:id="id73" draw:style-name="a173" draw:name="Rectangle 82">
              <svg:title/>
              <svg:desc/>
              <text:p text:style-name="a172" text:class-names="" text:cond-style-name=""><text:span text:style-name="a17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/>
          <table:table-cell table:style-name="ce1">
            <draw:custom-shape svg:x="0.88542in" svg:y="0.61458in" svg:width="0.94792in" svg:height="1.96875in" draw:z-index="106" draw:id="id105" draw:style-name="a261" draw:name="Rectangle 115">
              <svg:title/>
              <svg:desc/>
              <text:p text:style-name="a260" text:class-names="" text:cond-style-name=""><text:span text:style-name="a25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69" table:style-name="ce1"/>
        </table:table-row>
        <table:table-row table:style-name="ro5">
          <table:table-cell table:number-columns-repeated="4" table:style-name="ce1"/>
          <table:table-cell table:style-name="ce1">
            <draw:custom-shape svg:x="0.40625in" svg:y="0.04167in" svg:width="2.89583in" svg:height="1.39583in" draw:z-index="67" draw:id="id66" draw:style-name="a156" draw:name="Rectangle 70">
              <svg:title/>
              <svg:desc/>
              <text:p text:style-name="a155" text:class-names="" text:cond-style-name=""><text:span text:style-name="a15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40625in" svg:y="0.04167in" svg:width="2.89583in" svg:height="1.39583in" draw:z-index="66" draw:id="id65" draw:style-name="a153" draw:name="Rectangle 71">
              <svg:title/>
              <svg:desc/>
              <text:p text:style-name="a152" text:class-names="" text:cond-style-name=""><text:span text:style-name="a15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7" table:style-name="ce1"/>
          <table:table-cell table:style-name="ce1">
            <draw:custom-shape svg:x="0.59375in" svg:y="0.10417in" svg:width="1.57292in" svg:height="1.58333in" draw:z-index="75" draw:id="id74" draw:style-name="a176" draw:name="Rectangle 83">
              <svg:title/>
              <svg:desc/>
              <text:p text:style-name="a175" text:class-names="" text:cond-style-name=""><text:span text:style-name="a17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1" table:style-name="ce1"/>
        </table:table-row>
        <table:table-row table:style-name="ro5">
          <table:table-cell table:number-columns-repeated="16384" table:style-name="ce1"/>
        </table:table-row>
        <table:table-row table:style-name="ro5">
          <table:table-cell table:style-name="ce1">
            <draw:custom-shape svg:x="0.19708in" svg:y="0.33333in" svg:width="3.335in" svg:height="0.33333in" draw:z-index="100" draw:id="id99" draw:style-name="a243" draw:name="Rectangle 109">
              <svg:title/>
              <svg:desc/>
              <text:p text:style-name="a242" text:class-names="" text:cond-style-name=""><text:span text:style-name="a24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 table:style-name="ce1"/>
          <table:table-cell table:style-name="ce1">
            <draw:custom-shape svg:x="0.18673in" svg:y="0.33333in" svg:width="3.34536in" svg:height="0.33333in" draw:z-index="102" draw:id="id101" draw:style-name="a249" draw:name="Rectangle 111">
              <svg:title/>
              <svg:desc/>
              <text:p text:style-name="a248" text:class-names="" text:cond-style-name=""><text:span text:style-name="a24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7 - MANUAL POSITIONING (20%,10%) AND SIZE (70%,70%) (shapes on the charts:<text:s/><text:span text:style-name="T3">red</text:span><text:s/>= specified inner plot area,<text:s/><text:span text:style-name="T2">blue</text:span><text:s/>= specified outer plot area)</text:p>
          </table:table-cell>
          <table:table-cell table:number-columns-repeated="15" table:style-name="ce4"/>
          <table:table-cell table:number-columns-repeated="16368"/>
        </table:table-row>
        <table:table-row table:style-name="ro2">
          <table:table-cell office:value-type="string" table:style-name="ce5">
            <text:p>2D bar chart, inner position, axis labels</text:p>
          </table:table-cell>
          <table:table-cell table:number-columns-repeated="3" table:style-name="ce5"/>
          <table:table-cell office:value-type="string" table:style-name="ce5">
            <text:p>2D bar chart, outer position, axis labels</text:p>
          </table:table-cell>
          <table:table-cell table:number-columns-repeated="3" table:style-name="ce5"/>
          <table:table-cell office:value-type="string" table:style-name="ce5">
            <text:p>2D bar chart, inner position, no axis labels</text:p>
          </table:table-cell>
          <table:table-cell table:number-columns-repeated="3" table:style-name="ce5"/>
          <table:table-cell office:value-type="string" table:style-name="ce5">
            <text:p>2D bar chart, outer position, no axis labels</text:p>
          </table:table-cell>
          <table:table-cell table:number-columns-repeated="3" table:style-name="ce5"/>
          <table:table-cell table:number-columns-repeated="16368"/>
        </table:table-row>
        <table:table-row table:style-name="ro5">
          <table:table-cell table:style-name="ce1">
            <draw:frame draw:z-index="5" draw:id="id4" draw:style-name="a4" draw:name="Chart 9" svg:x="0.02083in" svg:y="0.02083in" svg:width="3.66667in" svg:height="2.70833in" style:rel-width="scale" style:rel-height="scale">
              <draw:object xlink:href="Object 5/" xlink:type="simple" xlink:show="embed" xlink:actuate="onLoad"/>
              <svg:title/>
              <svg:desc/>
            </draw:frame>
            <draw:custom-shape svg:x="0.75in" svg:y="0.29167in" svg:width="2.5625in" svg:height="1.89583in" draw:z-index="7" draw:id="id6" draw:style-name="a8" draw:name="Rectangle 11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 table:style-name="ce1"/>
          <table:table-cell table:style-name="ce1">
            <draw:frame draw:z-index="6" draw:id="id5" draw:style-name="a5" draw:name="Chart 10" svg:x="0.02083in" svg:y="0.02083in" svg:width="3.66667in" svg:height="2.70833in" style:rel-width="scale" style:rel-height="scale">
              <draw:object xlink:href="Object 6/" xlink:type="simple" xlink:show="embed" xlink:actuate="onLoad"/>
              <svg:title/>
              <svg:desc/>
            </draw:frame>
            <draw:custom-shape svg:x="0.76042in" svg:y="0.29167in" svg:width="2.5625in" svg:height="1.89583in" draw:z-index="8" draw:id="id7" draw:style-name="a11" draw:name="Rectangle 12">
              <svg:title/>
              <svg:desc/>
              <text:p text:style-name="a10" text:class-names="" text:cond-style-name=""><text:span text:style-name="a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 table:style-name="ce1"/>
          <table:table-cell table:style-name="ce1">
            <draw:custom-shape svg:x="0.75in" svg:y="0.29167in" svg:width="2.5625in" svg:height="1.89583in" draw:z-index="188" draw:id="id187" draw:style-name="a471" draw:name="Rectangle 232">
              <svg:title/>
              <svg:desc/>
              <text:p text:style-name="a470" text:class-names="" text:cond-style-name=""><text:span text:style-name="a46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186" draw:id="id185" draw:style-name="a467" draw:name="Chart 230" svg:x="0.02083in" svg:y="0.02083in" svg:width="3.66667in" svg:height="2.70833in" style:rel-width="scale" style:rel-height="scale">
              <draw:object xlink:href="Object 45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87" draw:id="id186" draw:style-name="a468" draw:name="Chart 231" svg:x="0.02083in" svg:y="0.02083in" svg:width="3.66667in" svg:height="2.70833in" style:rel-width="scale" style:rel-height="scale">
              <draw:object xlink:href="Object 46/" xlink:type="simple" xlink:show="embed" xlink:actuate="onLoad"/>
              <svg:title/>
              <svg:desc/>
            </draw:frame>
            <draw:custom-shape svg:x="0.76042in" svg:y="0.29167in" svg:width="2.5625in" svg:height="1.89583in" draw:z-index="189" draw:id="id188" draw:style-name="a474" draw:name="Rectangle 233">
              <svg:title/>
              <svg:desc/>
              <text:p text:style-name="a473" text:class-names="" text:cond-style-name=""><text:span text:style-name="a47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1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office:value-type="string" table:style-name="ce5">
            <text:p>2D bar chart, sec. axes set, inner position, axis labels</text:p>
          </table:table-cell>
          <table:table-cell table:number-columns-repeated="3" table:style-name="ce5"/>
          <table:table-cell office:value-type="string" table:style-name="ce5">
            <text:p>2D bar chart, sec. axes set, outer position, axis labels</text:p>
          </table:table-cell>
          <table:table-cell table:number-columns-repeated="3" table:style-name="ce5"/>
          <table:table-cell office:value-type="string" table:style-name="ce5">
            <text:p>2D bar chart, sec. axes set, inner position, no axis labels</text:p>
          </table:table-cell>
          <table:table-cell table:number-columns-repeated="3" table:style-name="ce5"/>
          <table:table-cell office:value-type="string" table:style-name="ce5">
            <text:p>2D bar chart, sec. axes set, outer position, no axis labels</text:p>
          </table:table-cell>
          <table:table-cell table:number-columns-repeated="3" table:style-name="ce5"/>
          <table:table-cell table:number-columns-repeated="16368"/>
        </table:table-row>
        <table:table-row table:style-name="ro5">
          <table:table-cell table:style-name="ce1">
            <draw:frame draw:z-index="190" draw:id="id189" draw:style-name="a475" draw:name="Chart 234" svg:x="0.02083in" svg:y="0.02083in" svg:width="3.66667in" svg:height="2.70833in" style:rel-width="scale" style:rel-height="scale">
              <draw:object xlink:href="Object 47/" xlink:type="simple" xlink:show="embed" xlink:actuate="onLoad"/>
              <svg:title/>
              <svg:desc/>
            </draw:frame>
            <draw:custom-shape svg:x="0.75in" svg:y="0.29167in" svg:width="2.5625in" svg:height="1.89583in" draw:z-index="192" draw:id="id191" draw:style-name="a479" draw:name="Rectangle 236">
              <svg:title/>
              <svg:desc/>
              <text:p text:style-name="a478" text:class-names="" text:cond-style-name=""><text:span text:style-name="a47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 table:style-name="ce1"/>
          <table:table-cell table:style-name="ce1">
            <draw:frame draw:z-index="191" draw:id="id190" draw:style-name="a476" draw:name="Chart 235" svg:x="0.02083in" svg:y="0.02083in" svg:width="3.66667in" svg:height="2.70833in" style:rel-width="scale" style:rel-height="scale">
              <draw:object xlink:href="Object 48/" xlink:type="simple" xlink:show="embed" xlink:actuate="onLoad"/>
              <svg:title/>
              <svg:desc/>
            </draw:frame>
            <draw:custom-shape svg:x="0.76042in" svg:y="0.29167in" svg:width="2.5625in" svg:height="1.89583in" draw:z-index="193" draw:id="id192" draw:style-name="a482" draw:name="Rectangle 237">
              <svg:title/>
              <svg:desc/>
              <text:p text:style-name="a481" text:class-names="" text:cond-style-name=""><text:span text:style-name="a48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 table:style-name="ce1"/>
          <table:table-cell table:style-name="ce1">
            <draw:custom-shape svg:x="0.75in" svg:y="0.29167in" svg:width="2.5625in" svg:height="1.89583in" draw:z-index="196" draw:id="id195" draw:style-name="a487" draw:name="Rectangle 244">
              <svg:title/>
              <svg:desc/>
              <text:p text:style-name="a486" text:class-names="" text:cond-style-name=""><text:span text:style-name="a48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194" draw:id="id193" draw:style-name="a483" draw:name="Chart 242" svg:x="0.02083in" svg:y="0.02083in" svg:width="3.66667in" svg:height="2.70833in" style:rel-width="scale" style:rel-height="scale">
              <draw:object xlink:href="Object 49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95" draw:id="id194" draw:style-name="a484" draw:name="Chart 243" svg:x="0.02083in" svg:y="0.02083in" svg:width="3.66667in" svg:height="2.70833in" style:rel-width="scale" style:rel-height="scale">
              <draw:object xlink:href="Object 50/" xlink:type="simple" xlink:show="embed" xlink:actuate="onLoad"/>
              <svg:title/>
              <svg:desc/>
            </draw:frame>
            <draw:custom-shape svg:x="0.76042in" svg:y="0.29167in" svg:width="2.5625in" svg:height="1.89583in" draw:z-index="197" draw:id="id196" draw:style-name="a490" draw:name="Rectangle 245">
              <svg:title/>
              <svg:desc/>
              <text:p text:style-name="a489" text:class-names="" text:cond-style-name=""><text:span text:style-name="a48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1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office:value-type="string" table:style-name="ce5">
            <text:p>3D bar chart, inner position, axis labels</text:p>
          </table:table-cell>
          <table:table-cell table:number-columns-repeated="3" table:style-name="ce5"/>
          <table:table-cell office:value-type="string" table:style-name="ce5">
            <text:p>3D bar chart, outer position, axis labels</text:p>
          </table:table-cell>
          <table:table-cell table:number-columns-repeated="3" table:style-name="ce5"/>
          <table:table-cell office:value-type="string" table:style-name="ce5">
            <text:p>3D bar chart, inner position, no axis labels</text:p>
          </table:table-cell>
          <table:table-cell table:number-columns-repeated="3" table:style-name="ce5"/>
          <table:table-cell office:value-type="string" table:style-name="ce5">
            <text:p>3D bar chart, outer position, no axis labels</text:p>
          </table:table-cell>
          <table:table-cell table:number-columns-repeated="3" table:style-name="ce5"/>
          <table:table-cell table:number-columns-repeated="16368"/>
        </table:table-row>
        <table:table-row table:style-name="ro5">
          <table:table-cell table:style-name="ce1">
            <draw:frame draw:z-index="76" draw:id="id75" draw:style-name="a177" draw:name="Chart 84" svg:x="0.02083in" svg:y="0.02083in" svg:width="3.66667in" svg:height="2.70833in" style:rel-width="scale" style:rel-height="scale">
              <draw:object xlink:href="Object 25/" xlink:type="simple" xlink:show="embed" xlink:actuate="onLoad"/>
              <svg:title/>
              <svg:desc/>
            </draw:frame>
            <draw:custom-shape svg:x="0.75in" svg:y="0.29167in" svg:width="2.5625in" svg:height="1.89583in" draw:z-index="78" draw:id="id77" draw:style-name="a181" draw:name="Rectangle 86">
              <svg:title/>
              <svg:desc/>
              <text:p text:style-name="a180" text:class-names="" text:cond-style-name=""><text:span text:style-name="a17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 table:style-name="ce1"/>
          <table:table-cell table:style-name="ce1">
            <draw:custom-shape svg:x="0.76042in" svg:y="0.29167in" svg:width="2.5625in" svg:height="1.89583in" draw:z-index="79" draw:id="id78" draw:style-name="a184" draw:name="Rectangle 87">
              <svg:title/>
              <svg:desc/>
              <text:p text:style-name="a183" text:class-names="" text:cond-style-name=""><text:span text:style-name="a18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77" draw:id="id76" draw:style-name="a178" draw:name="Chart 85" svg:x="0.02083in" svg:y="0.02083in" svg:width="3.66667in" svg:height="2.70833in" style:rel-width="scale" style:rel-height="scale">
              <draw:object xlink:href="Object 26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98" draw:id="id197" draw:style-name="a491" draw:name="Chart 246" svg:x="0.02083in" svg:y="0.02083in" svg:width="3.66667in" svg:height="2.70833in" style:rel-width="scale" style:rel-height="scale">
              <draw:object xlink:href="Object 51/" xlink:type="simple" xlink:show="embed" xlink:actuate="onLoad"/>
              <svg:title/>
              <svg:desc/>
            </draw:frame>
            <draw:custom-shape svg:x="0.75in" svg:y="0.29167in" svg:width="2.5625in" svg:height="1.89583in" draw:z-index="200" draw:id="id199" draw:style-name="a495" draw:name="Rectangle 248">
              <svg:title/>
              <svg:desc/>
              <text:p text:style-name="a494" text:class-names="" text:cond-style-name=""><text:span text:style-name="a49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 table:style-name="ce1"/>
          <table:table-cell table:style-name="ce1">
            <draw:frame draw:z-index="199" draw:id="id198" draw:style-name="a492" draw:name="Chart 247" svg:x="0.02083in" svg:y="0.02083in" svg:width="3.66667in" svg:height="2.70833in" style:rel-width="scale" style:rel-height="scale">
              <draw:object xlink:href="Object 52/" xlink:type="simple" xlink:show="embed" xlink:actuate="onLoad"/>
              <svg:title/>
              <svg:desc/>
            </draw:frame>
            <draw:custom-shape svg:x="0.76042in" svg:y="0.29167in" svg:width="2.5625in" svg:height="1.89583in" draw:z-index="201" draw:id="id200" draw:style-name="a498" draw:name="Rectangle 249">
              <svg:title/>
              <svg:desc/>
              <text:p text:style-name="a497" text:class-names="" text:cond-style-name=""><text:span text:style-name="a49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1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office:value-type="string" table:style-name="ce5">
            <text:p>Pie chart, inner position</text:p>
          </table:table-cell>
          <table:table-cell table:number-columns-repeated="3" table:style-name="ce5"/>
          <table:table-cell office:value-type="string" table:style-name="ce5">
            <text:p>Pie chart, outer position</text:p>
          </table:table-cell>
          <table:table-cell table:number-columns-repeated="3" table:style-name="ce5"/>
          <table:table-cell office:value-type="string" table:style-name="ce5">
            <text:p>Radar chart, inner position</text:p>
          </table:table-cell>
          <table:table-cell table:number-columns-repeated="3" table:style-name="ce5"/>
          <table:table-cell office:value-type="string" table:style-name="ce5">
            <text:p>Radar chart, outer position</text:p>
          </table:table-cell>
          <table:table-cell table:number-columns-repeated="3" table:style-name="ce5"/>
          <table:table-cell table:number-columns-repeated="16368"/>
        </table:table-row>
        <table:table-row table:style-name="ro5">
          <table:table-cell table:style-name="ce1">
            <draw:custom-shape svg:x="0.76042in" svg:y="0.29167in" svg:width="2.5625in" svg:height="1.89583in" draw:z-index="15" draw:id="id14" draw:style-name="a20" draw:name="Rectangle 20">
              <svg:title/>
              <svg:desc/>
              <text:p text:style-name="a19" text:class-names="" text:cond-style-name=""><text:span text:style-name="a1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13" draw:id="id12" draw:style-name="a16" draw:name="Chart 18" svg:x="0.02083in" svg:y="0.02083in" svg:width="3.66667in" svg:height="2.70833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custom-shape svg:x="0.76042in" svg:y="0.29167in" svg:width="2.5625in" svg:height="1.89583in" draw:z-index="16" draw:id="id15" draw:style-name="a23" draw:name="Rectangle 21">
              <svg:title/>
              <svg:desc/>
              <text:p text:style-name="a22" text:class-names="" text:cond-style-name=""><text:span text:style-name="a2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14" draw:id="id13" draw:style-name="a17" draw:name="Chart 19" svg:x="0.02083in" svg:y="0.02083in" svg:width="3.66667in" svg:height="2.70833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80" draw:id="id79" draw:style-name="a185" draw:name="Chart 88" svg:x="0.02083in" svg:y="0.02083in" svg:width="3.66667in" svg:height="2.70833in" style:rel-width="scale" style:rel-height="scale">
              <draw:object xlink:href="Object 27/" xlink:type="simple" xlink:show="embed" xlink:actuate="onLoad"/>
              <svg:title/>
              <svg:desc/>
            </draw:frame>
            <draw:custom-shape svg:x="0.75in" svg:y="0.29167in" svg:width="2.5625in" svg:height="1.89583in" draw:z-index="82" draw:id="id81" draw:style-name="a189" draw:name="Rectangle 90">
              <svg:title/>
              <svg:desc/>
              <text:p text:style-name="a188" text:class-names="" text:cond-style-name=""><text:span text:style-name="a18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 table:style-name="ce1"/>
          <table:table-cell table:style-name="ce1">
            <draw:frame draw:z-index="81" draw:id="id80" draw:style-name="a186" draw:name="Chart 89" svg:x="0.02083in" svg:y="0.02083in" svg:width="3.66667in" svg:height="2.70833in" style:rel-width="scale" style:rel-height="scale">
              <draw:object xlink:href="Object 28/" xlink:type="simple" xlink:show="embed" xlink:actuate="onLoad"/>
              <svg:title/>
              <svg:desc/>
            </draw:frame>
            <draw:custom-shape svg:x="0.76042in" svg:y="0.29167in" svg:width="2.5625in" svg:height="1.89583in" draw:z-index="83" draw:id="id82" draw:style-name="a192" draw:name="Rectangle 91">
              <svg:title/>
              <svg:desc/>
              <text:p text:style-name="a191" text:class-names="" text:cond-style-name=""><text:span text:style-name="a19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1" table:style-name="ce1"/>
        </table:table-row>
        <table:table-row table:style-name="ro5">
          <table:table-cell table:number-columns-repeated="16384" table:style-name="ce1"/>
        </table:table-row>
        <table:table-row table:number-rows-repeated="2" table:style-name="ro5">
          <table:table-cell table:number-columns-repeated="16384"/>
        </table:table-row>
        <table:table-row table:number-rows-repeated="1048494" table:style-name="ro2">
          <table:table-cell table:number-columns-repeated="16384"/>
        </table:table-row>
      </table:table>
      <table:table table:name="Legend" table:style-name="ta1">
        <table:table-column table:style-name="co1" table:number-columns-repeated="20" table:default-cell-style-name="ce1"/>
        <table:table-column table:style-name="co2" table:number-columns-repeated="16364" table:default-cell-style-name="ce1"/>
        <table:table-row table:style-name="ro1">
          <table:table-cell office:value-type="string" table:style-name="ce2">
            <text:p>CHART TEST DOCUMENT - OBJECT POSITIONING</text:p>
          </table:table-cell>
          <table:table-cell table:number-columns-repeated="19" table:style-name="ce2"/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2 - LEGEND POSITIONING</text:p>
          </table:table-cell>
          <table:table-cell table:number-columns-repeated="19" table:style-name="ce3"/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1 - PREDEFINED LEGEND POSITION WITH CHART TITLE (shapes on the charts:<text:s/><text:span text:style-name="T3">red</text:span><text:s/>= inner plot area,<text:s/><text:span text:style-name="T2">blue</text:span><text:s/>= outer plot area,<text:s/><text:span text:style-name="T4">green</text:span><text:s/>= legend,<text:s/><text:span text:style-name="T5">yellow</text:span><text:s/>= title and legend space)</text:p>
          </table:table-cell>
          <table:table-cell table:number-columns-repeated="19" table:style-name="ce4"/>
          <table:table-cell table:number-columns-repeated="16364"/>
        </table:table-row>
        <table:table-row table:style-name="ro2">
          <table:table-cell office:value-type="string" table:style-name="ce5">
            <text:p>Left</text:p>
          </table:table-cell>
          <table:table-cell table:number-columns-repeated="3" table:style-name="ce5"/>
          <table:table-cell office:value-type="string" table:style-name="ce5">
            <text:p>Right</text:p>
          </table:table-cell>
          <table:table-cell table:number-columns-repeated="3" table:style-name="ce5"/>
          <table:table-cell office:value-type="string" table:style-name="ce5">
            <text:p>Top</text:p>
          </table:table-cell>
          <table:table-cell table:number-columns-repeated="3" table:style-name="ce5"/>
          <table:table-cell office:value-type="string" table:style-name="ce5">
            <text:p>Bottom</text:p>
          </table:table-cell>
          <table:table-cell table:number-columns-repeated="3" table:style-name="ce5"/>
          <table:table-cell office:value-type="string" table:style-name="ce5">
            <text:p>Top-right</text:p>
          </table:table-cell>
          <table:table-cell table:number-columns-repeated="3" table:style-name="ce5"/>
          <table:table-cell table:number-columns-repeated="16364"/>
        </table:table-row>
        <table:table-row table:style-name="ro5">
          <table:table-cell table:style-name="ce1">
            <draw:frame draw:z-index="1" draw:id="id201" draw:style-name="a499" draw:name="Chart 1" svg:x="0.02083in" svg:y="0.02083in" svg:width="3.66667in" svg:height="2.70833in" style:rel-width="scale" style:rel-height="scale">
              <draw:object xlink:href="Object 53/" xlink:type="simple" xlink:show="embed" xlink:actuate="onLoad"/>
              <svg:title/>
              <svg:desc/>
            </draw:frame>
            <draw:custom-shape svg:x="0.03125in" svg:y="0.60417in" svg:width="0.75in" svg:height="1.97917in" draw:z-index="44" draw:id="id244" draw:style-name="a602" draw:name="Rectangle 44">
              <svg:title/>
              <svg:desc/>
              <text:p text:style-name="a601" text:class-names="" text:cond-style-name=""><text:span text:style-name="a60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8542in" svg:y="0.03125in" svg:width="2.91667in" svg:height="0.41667in" draw:z-index="45" draw:id="id245" draw:style-name="a605" draw:name="Rectangle 45">
              <svg:title/>
              <svg:desc/>
              <text:p text:style-name="a604" text:class-names="" text:cond-style-name=""><text:span text:style-name="a60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.48958in" svg:y="0.61458in" svg:width="2.11458in" svg:height="1.375in" draw:z-index="2" draw:id="id202" draw:style-name="a502" draw:name="Rectangle 2">
              <svg:title/>
              <svg:desc/>
              <text:p text:style-name="a501" text:class-names="" text:cond-style-name=""><text:span text:style-name="a50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22917in" svg:y="0.52083in" svg:width="2.375in" svg:height="1.85417in" draw:z-index="3" draw:id="id203" draw:style-name="a505" draw:name="Rectangle 3">
              <svg:title/>
              <svg:desc/>
              <text:p text:style-name="a504" text:class-names="" text:cond-style-name=""><text:span text:style-name="a50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"/>
          <table:table-cell table:style-name="ce1">
            <draw:frame draw:z-index="4" draw:id="id204" draw:style-name="a506" draw:name="Chart 4" svg:x="0.02083in" svg:y="0.02083in" svg:width="3.66667in" svg:height="2.70833in" style:rel-width="scale" style:rel-height="scale">
              <draw:object xlink:href="Object 54/" xlink:type="simple" xlink:show="embed" xlink:actuate="onLoad"/>
              <svg:title/>
              <svg:desc/>
            </draw:frame>
            <draw:custom-shape svg:x="0.40625in" svg:y="0.52083in" svg:width="2.375in" svg:height="1.84375in" draw:z-index="6" draw:id="id206" draw:style-name="a512" draw:name="Rectangle 6">
              <svg:title/>
              <svg:desc/>
              <text:p text:style-name="a511" text:class-names="" text:cond-style-name=""><text:span text:style-name="a51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66667in" svg:y="0.61458in" svg:width="2.10417in" svg:height="1.375in" draw:z-index="5" draw:id="id205" draw:style-name="a509" draw:name="Rectangle 5">
              <svg:title/>
              <svg:desc/>
              <text:p text:style-name="a508" text:class-names="" text:cond-style-name=""><text:span text:style-name="a50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9583in" svg:y="0.03125in" svg:width="2.90625in" svg:height="0.41667in" draw:z-index="47" draw:id="id247" draw:style-name="a611" draw:name="Rectangle 49">
              <svg:title/>
              <svg:desc/>
              <text:p text:style-name="a610" text:class-names="" text:cond-style-name=""><text:span text:style-name="a60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"/>
          <table:table-cell table:style-name="ce1">
            <draw:custom-shape svg:x="0.13542in" svg:y="0.60417in" svg:width="0.75in" svg:height="1.97917in" draw:z-index="46" draw:id="id246" draw:style-name="a608" draw:name="Rectangle 48">
              <svg:title/>
              <svg:desc/>
              <text:p text:style-name="a607" text:class-names="" text:cond-style-name=""><text:span text:style-name="a60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.17708in" svg:y="0.44792in" svg:width="3.35417in" svg:height="0.5625in" draw:z-index="48" draw:id="id248" draw:style-name="a614" draw:name="Rectangle 50">
              <svg:title/>
              <svg:desc/>
              <text:p text:style-name="a613" text:class-names="" text:cond-style-name=""><text:span text:style-name="a61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7" draw:id="id207" draw:style-name="a513" draw:name="Chart 7" svg:x="0.02083in" svg:y="0.02083in" svg:width="3.66667in" svg:height="2.70833in" style:rel-width="scale" style:rel-height="scale">
              <draw:object xlink:href="Object 55/" xlink:type="simple" xlink:show="embed" xlink:actuate="onLoad"/>
              <svg:title/>
              <svg:desc/>
            </draw:frame>
            <draw:custom-shape svg:x="0.38542in" svg:y="0.03125in" svg:width="2.91667in" svg:height="0.41667in" draw:z-index="49" draw:id="id249" draw:style-name="a617" draw:name="Rectangle 51">
              <svg:title/>
              <svg:desc/>
              <text:p text:style-name="a616" text:class-names="" text:cond-style-name=""><text:span text:style-name="a61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.04167in" svg:y="0.54167in" svg:width="1.77083in" svg:height="0.46875in" draw:z-index="60" draw:id="id260" draw:style-name="a650" draw:name="Rectangle 63">
              <svg:title/>
              <svg:desc/>
              <text:p text:style-name="a649" text:class-names="" text:cond-style-name=""><text:span text:style-name="a64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"/>
          <table:table-cell table:style-name="ce1">
            <draw:custom-shape svg:x="0.38542in" svg:y="0.03125in" svg:width="2.92708in" svg:height="0.41667in" draw:z-index="51" draw:id="id251" draw:style-name="a623" draw:name="Rectangle 53">
              <svg:title/>
              <svg:desc/>
              <text:p text:style-name="a622" text:class-names="" text:cond-style-name=""><text:span text:style-name="a62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8542in" svg:y="0.51042in" svg:width="3.15625in" svg:height="1.29167in" draw:z-index="12" draw:id="id212" draw:style-name="a526" draw:name="Rectangle 12">
              <svg:title/>
              <svg:desc/>
              <text:p text:style-name="a525" text:class-names="" text:cond-style-name=""><text:span text:style-name="a52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66667in" svg:y="0.61458in" svg:width="2.875in" svg:height="0.80208in" draw:z-index="11" draw:id="id211" draw:style-name="a523" draw:name="Rectangle 11">
              <svg:title/>
              <svg:desc/>
              <text:p text:style-name="a522" text:class-names="" text:cond-style-name=""><text:span text:style-name="a52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10" draw:id="id210" draw:style-name="a520" draw:name="Chart 10" svg:x="0.02083in" svg:y="0.02083in" svg:width="3.66667in" svg:height="2.70833in" style:rel-width="scale" style:rel-height="scale">
              <draw:object xlink:href="Object 56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custom-shape svg:x="0.375in" svg:y="0.59375in" svg:width="2.40625in" svg:height="1.78125in" draw:z-index="15" draw:id="id215" draw:style-name="a533" draw:name="Rectangle 15">
              <svg:title/>
              <svg:desc/>
              <text:p text:style-name="a532" text:class-names="" text:cond-style-name=""><text:span text:style-name="a53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13" draw:id="id213" draw:style-name="a527" draw:name="Chart 13" svg:x="0.02083in" svg:y="0.02083in" svg:width="3.66667in" svg:height="2.70833in" style:rel-width="scale" style:rel-height="scale">
              <draw:object xlink:href="Object 57/" xlink:type="simple" xlink:show="embed" xlink:actuate="onLoad"/>
              <svg:title/>
              <svg:desc/>
            </draw:frame>
            <draw:custom-shape svg:x="0.38542in" svg:y="0.04167in" svg:width="2.92708in" svg:height="0.41667in" draw:z-index="53" draw:id="id253" draw:style-name="a629" draw:name="Rectangle 55">
              <svg:title/>
              <svg:desc/>
              <text:p text:style-name="a628" text:class-names="" text:cond-style-name=""><text:span text:style-name="a62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"/>
          <table:table-cell table:style-name="ce1">
            <draw:custom-shape svg:x="0.13542in" svg:y="0.625in" svg:width="0.76042in" svg:height="1.94792in" draw:z-index="52" draw:id="id252" draw:style-name="a626" draw:name="Rectangle 54">
              <svg:title/>
              <svg:desc/>
              <text:p text:style-name="a625" text:class-names="" text:cond-style-name=""><text:span text:style-name="a62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14583in" svg:y="0.625in" svg:width="0.67708in" svg:height="1.48958in" draw:z-index="62" draw:id="id262" draw:style-name="a656" draw:name="Rectangle 65">
              <svg:title/>
              <svg:desc/>
              <text:p text:style-name="a655" text:class-names="" text:cond-style-name=""><text:span text:style-name="a65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64"/>
        </table:table-row>
        <table:table-row table:style-name="ro5">
          <table:table-cell table:style-name="ce1">
            <draw:custom-shape svg:x="0.10417in" svg:y="0.15625in" svg:width="0.66667in" svg:height="1.48958in" draw:z-index="43" draw:id="id243" draw:style-name="a599" draw:name="Rectangle 43">
              <svg:title/>
              <svg:desc/>
              <text:p text:style-name="a598" text:class-names="" text:cond-style-name=""><text:span text:style-name="a59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6" table:style-name="ce1"/>
          <table:table-cell table:style-name="ce1">
            <draw:custom-shape svg:x="0.14583in" svg:y="0.15625in" svg:width="0.6875in" svg:height="1.48958in" draw:z-index="59" draw:id="id259" draw:style-name="a647" draw:name="Rectangle 62">
              <svg:title/>
              <svg:desc/>
              <text:p text:style-name="a646" text:class-names="" text:cond-style-name=""><text:span text:style-name="a64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.66667in" svg:y="0.47917in" svg:width="2.875in" svg:height="0.82292in" draw:z-index="8" draw:id="id208" draw:style-name="a516" draw:name="Rectangle 8">
              <svg:title/>
              <svg:desc/>
              <text:p text:style-name="a515" text:class-names="" text:cond-style-name=""><text:span text:style-name="a51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9583in" svg:y="0.39583in" svg:width="3.14583in" svg:height="1.29167in" draw:z-index="9" draw:id="id209" draw:style-name="a519" draw:name="Rectangle 9">
              <svg:title/>
              <svg:desc/>
              <text:p text:style-name="a518" text:class-names="" text:cond-style-name=""><text:span text:style-name="a51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7" table:style-name="ce1"/>
          <table:table-cell table:style-name="ce1">
            <draw:custom-shape svg:x="0.66667in" svg:y="0.01042in" svg:width="2.10417in" svg:height="1.29167in" draw:z-index="14" draw:id="id214" draw:style-name="a530" draw:name="Rectangle 14">
              <svg:title/>
              <svg:desc/>
              <text:p text:style-name="a529" text:class-names="" text:cond-style-name=""><text:span text:style-name="a52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67" table:style-name="ce1"/>
        </table:table-row>
        <table:table-row table:style-name="ro5">
          <table:table-cell table:number-columns-repeated="16384" table:style-name="ce1"/>
        </table:table-row>
        <table:table-row table:style-name="ro5">
          <table:table-cell table:number-columns-repeated="12" table:style-name="ce1"/>
          <table:table-cell table:style-name="ce1">
            <draw:custom-shape svg:x="0.19792in" svg:y="0.09375in" svg:width="3.33333in" svg:height="0.5625in" draw:z-index="50" draw:id="id250" draw:style-name="a620" draw:name="Rectangle 52">
              <svg:title/>
              <svg:desc/>
              <text:p text:style-name="a619" text:class-names="" text:cond-style-name=""><text:span text:style-name="a61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.03125in" svg:y="0.09375in" svg:width="1.78125in" svg:height="0.48958in" draw:z-index="61" draw:id="id261" draw:style-name="a653" draw:name="Rectangle 64">
              <svg:title/>
              <svg:desc/>
              <text:p text:style-name="a652" text:class-names="" text:cond-style-name=""><text:span text:style-name="a65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0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2 - PREDEFINED LEGEND POSITION WITHOUT CHART TITLE (shapes on the charts:<text:s/><text:span text:style-name="T3">red</text:span><text:s/>= inner plot area,<text:s/><text:span text:style-name="T2">blue</text:span><text:s/>= outer plot area,<text:s/><text:span text:style-name="T4">green</text:span><text:s/>= legend,<text:s/><text:span text:style-name="T5">yellow</text:span><text:s/>= legend space)</text:p>
          </table:table-cell>
          <table:table-cell table:number-columns-repeated="19" table:style-name="ce4"/>
          <table:table-cell table:number-columns-repeated="16364"/>
        </table:table-row>
        <table:table-row table:style-name="ro2">
          <table:table-cell office:value-type="string" table:style-name="ce5">
            <text:p>Left</text:p>
          </table:table-cell>
          <table:table-cell table:number-columns-repeated="3" table:style-name="ce5"/>
          <table:table-cell office:value-type="string" table:style-name="ce5">
            <text:p>Right</text:p>
          </table:table-cell>
          <table:table-cell table:number-columns-repeated="3" table:style-name="ce5"/>
          <table:table-cell office:value-type="string" table:style-name="ce5">
            <text:p>Top</text:p>
          </table:table-cell>
          <table:table-cell table:number-columns-repeated="3" table:style-name="ce5"/>
          <table:table-cell office:value-type="string" table:style-name="ce5">
            <text:p>Bottom</text:p>
          </table:table-cell>
          <table:table-cell table:number-columns-repeated="3" table:style-name="ce5"/>
          <table:table-cell office:value-type="string" table:style-name="ce5">
            <text:p>Top-right</text:p>
          </table:table-cell>
          <table:table-cell table:number-columns-repeated="3" table:style-name="ce5"/>
          <table:table-cell table:number-columns-repeated="16364"/>
        </table:table-row>
        <table:table-row table:style-name="ro5">
          <table:table-cell table:style-name="ce1">
            <draw:frame draw:z-index="16" draw:id="id216" draw:style-name="a534" draw:name="Chart 16" svg:x="0.02083in" svg:y="0.02083in" svg:width="3.66667in" svg:height="2.70833in" style:rel-width="scale" style:rel-height="scale">
              <draw:object xlink:href="Object 58/" xlink:type="simple" xlink:show="embed" xlink:actuate="onLoad"/>
              <svg:title/>
              <svg:desc/>
            </draw:frame>
            <draw:custom-shape svg:x="0.04167in" svg:y="0.15625in" svg:width="0.75in" svg:height="2.42708in" draw:z-index="54" draw:id="id254" draw:style-name="a632" draw:name="Rectangle 56">
              <svg:title/>
              <svg:desc/>
              <text:p text:style-name="a631" text:class-names="" text:cond-style-name=""><text:span text:style-name="a63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10417in" svg:y="0.61458in" svg:width="0.67708in" svg:height="1.51042in" draw:z-index="63" draw:id="id263" draw:style-name="a659" draw:name="Rectangle 66">
              <svg:title/>
              <svg:desc/>
              <text:p text:style-name="a658" text:class-names="" text:cond-style-name=""><text:span text:style-name="a65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.21875in" svg:y="0.08333in" svg:width="2.38542in" svg:height="2.28125in" draw:z-index="18" draw:id="id218" draw:style-name="a540" draw:name="Rectangle 18">
              <svg:title/>
              <svg:desc/>
              <text:p text:style-name="a539" text:class-names="" text:cond-style-name=""><text:span text:style-name="a53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48958in" svg:y="0.16667in" svg:width="2.11458in" svg:height="1.82292in" draw:z-index="17" draw:id="id217" draw:style-name="a537" draw:name="Rectangle 17">
              <svg:title/>
              <svg:desc/>
              <text:p text:style-name="a536" text:class-names="" text:cond-style-name=""><text:span text:style-name="a53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"/>
          <table:table-cell table:style-name="ce1">
            <draw:frame draw:z-index="19" draw:id="id219" draw:style-name="a541" draw:name="Chart 19" svg:x="0.02083in" svg:y="0.02083in" svg:width="3.66667in" svg:height="2.70833in" style:rel-width="scale" style:rel-height="scale">
              <draw:object xlink:href="Object 59/" xlink:type="simple" xlink:show="embed" xlink:actuate="onLoad"/>
              <svg:title/>
              <svg:desc/>
            </draw:frame>
            <draw:custom-shape svg:x="0.38542in" svg:y="0.08333in" svg:width="2.39583in" svg:height="2.27083in" draw:z-index="21" draw:id="id221" draw:style-name="a547" draw:name="Rectangle 21">
              <svg:title/>
              <svg:desc/>
              <text:p text:style-name="a546" text:class-names="" text:cond-style-name=""><text:span text:style-name="a54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66667in" svg:y="0.16667in" svg:width="2.10417in" svg:height="1.82292in" draw:z-index="20" draw:id="id220" draw:style-name="a544" draw:name="Rectangle 20">
              <svg:title/>
              <svg:desc/>
              <text:p text:style-name="a543" text:class-names="" text:cond-style-name=""><text:span text:style-name="a54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"/>
          <table:table-cell table:style-name="ce1">
            <draw:custom-shape svg:x="0.15625in" svg:y="0.15625in" svg:width="0.73958in" svg:height="2.4375in" draw:z-index="55" draw:id="id255" draw:style-name="a635" draw:name="Rectangle 57">
              <svg:title/>
              <svg:desc/>
              <text:p text:style-name="a634" text:class-names="" text:cond-style-name=""><text:span text:style-name="a63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15625in" svg:y="0.61458in" svg:width="0.66667in" svg:height="1.51042in" draw:z-index="64" draw:id="id264" draw:style-name="a662" draw:name="Rectangle 67">
              <svg:title/>
              <svg:desc/>
              <text:p text:style-name="a661" text:class-names="" text:cond-style-name=""><text:span text:style-name="a66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frame draw:z-index="22" draw:id="id222" draw:style-name="a548" draw:name="Chart 22" svg:x="0.02083in" svg:y="0.02083in" svg:width="3.66667in" svg:height="2.70833in" style:rel-width="scale" style:rel-height="scale">
              <draw:object xlink:href="Object 60/" xlink:type="simple" xlink:show="embed" xlink:actuate="onLoad"/>
              <svg:title/>
              <svg:desc/>
            </draw:frame>
            <draw:custom-shape svg:x="0.38542in" svg:y="0.64583in" svg:width="3.15625in" svg:height="1.71875in" draw:z-index="24" draw:id="id224" draw:style-name="a554" draw:name="Rectangle 24">
              <svg:title/>
              <svg:desc/>
              <text:p text:style-name="a553" text:class-names="" text:cond-style-name=""><text:span text:style-name="a55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1875in" svg:y="0.03125in" svg:width="3.32292in" svg:height="0.55208in" draw:z-index="56" draw:id="id256" draw:style-name="a638" draw:name="Rectangle 58">
              <svg:title/>
              <svg:desc/>
              <text:p text:style-name="a637" text:class-names="" text:cond-style-name=""><text:span text:style-name="a63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.03125in" svg:y="0.09375in" svg:width="1.78125in" svg:height="0.48958in" draw:z-index="65" draw:id="id265" draw:style-name="a665" draw:name="Rectangle 68">
              <svg:title/>
              <svg:desc/>
              <text:p text:style-name="a664" text:class-names="" text:cond-style-name=""><text:span text:style-name="a66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"/>
          <table:table-cell table:style-name="ce1">
            <draw:frame draw:z-index="25" draw:id="id225" draw:style-name="a555" draw:name="Chart 25" svg:x="0.02083in" svg:y="0.02083in" svg:width="3.66667in" svg:height="2.70833in" style:rel-width="scale" style:rel-height="scale">
              <draw:object xlink:href="Object 61/" xlink:type="simple" xlink:show="embed" xlink:actuate="onLoad"/>
              <svg:title/>
              <svg:desc/>
            </draw:frame>
            <draw:custom-shape svg:x="0.66667in" svg:y="0.16667in" svg:width="2.875in" svg:height="1.47917in" draw:z-index="26" draw:id="id226" draw:style-name="a558" draw:name="Rectangle 26">
              <svg:title/>
              <svg:desc/>
              <text:p text:style-name="a557" text:class-names="" text:cond-style-name=""><text:span text:style-name="a55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8542in" svg:y="0.08333in" svg:width="3.15625in" svg:height="1.94792in" draw:z-index="27" draw:id="id227" draw:style-name="a561" draw:name="Rectangle 27">
              <svg:title/>
              <svg:desc/>
              <text:p text:style-name="a560" text:class-names="" text:cond-style-name=""><text:span text:style-name="a55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 table:style-name="ce1"/>
          <table:table-cell table:style-name="ce1">
            <draw:custom-shape svg:x="0.66667in" svg:y="0.26042in" svg:width="2.10417in" svg:height="1.71875in" draw:z-index="29" draw:id="id229" draw:style-name="a565" draw:name="Rectangle 29">
              <svg:title/>
              <svg:desc/>
              <text:p text:style-name="a564" text:class-names="" text:cond-style-name=""><text:span text:style-name="a56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28" draw:id="id228" draw:style-name="a562" draw:name="Chart 28" svg:x="0.02083in" svg:y="0.02083in" svg:width="3.66667in" svg:height="2.70833in" style:rel-width="scale" style:rel-height="scale">
              <draw:object xlink:href="Object 62/" xlink:type="simple" xlink:show="embed" xlink:actuate="onLoad"/>
              <svg:title/>
              <svg:desc/>
            </draw:frame>
            <draw:custom-shape svg:x="0.38542in" svg:y="0.15625in" svg:width="2.39583in" svg:height="2.20833in" draw:z-index="30" draw:id="id230" draw:style-name="a568" draw:name="Rectangle 30">
              <svg:title/>
              <svg:desc/>
              <text:p text:style-name="a567" text:class-names="" text:cond-style-name=""><text:span text:style-name="a56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"/>
          <table:table-cell table:style-name="ce1">
            <draw:custom-shape svg:x="0.14583in" svg:y="0.15625in" svg:width="0.75in" svg:height="2.4375in" draw:z-index="58" draw:id="id258" draw:style-name="a644" draw:name="Rectangle 60">
              <svg:title/>
              <svg:desc/>
              <text:p text:style-name="a643" text:class-names="" text:cond-style-name=""><text:span text:style-name="a64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14583in" svg:y="0.17708in" svg:width="0.66667in" svg:height="1.51042in" draw:z-index="67" draw:id="id267" draw:style-name="a671" draw:name="Rectangle 70">
              <svg:title/>
              <svg:desc/>
              <text:p text:style-name="a670" text:class-names="" text:cond-style-name=""><text:span text:style-name="a66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64"/>
        </table:table-row>
        <table:table-row table:style-name="ro5">
          <table:table-cell table:number-columns-repeated="8" table:style-name="ce1"/>
          <table:table-cell table:style-name="ce1">
            <draw:custom-shape svg:x="0.66667in" svg:y="0.05208in" svg:width="2.875in" svg:height="1.25in" draw:z-index="23" draw:id="id223" draw:style-name="a551" draw:name="Rectangle 23">
              <svg:title/>
              <svg:desc/>
              <text:p text:style-name="a550" text:class-names="" text:cond-style-name=""><text:span text:style-name="a54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5" table:style-name="ce1"/>
        </table:table-row>
        <table:table-row table:style-name="ro5">
          <table:table-cell table:number-columns-repeated="16384" table:style-name="ce1"/>
        </table:table-row>
        <table:table-row table:style-name="ro5">
          <table:table-cell table:number-columns-repeated="12" table:style-name="ce1"/>
          <table:table-cell table:style-name="ce1">
            <draw:custom-shape svg:x="0.19792in" svg:y="0.09375in" svg:width="3.3125in" svg:height="0.55208in" draw:z-index="57" draw:id="id257" draw:style-name="a641" draw:name="Rectangle 59">
              <svg:title/>
              <svg:desc/>
              <text:p text:style-name="a640" text:class-names="" text:cond-style-name=""><text:span text:style-name="a63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.03125in" svg:y="0.09375in" svg:width="1.78125in" svg:height="0.48958in" draw:z-index="66" draw:id="id266" draw:style-name="a668" draw:name="Rectangle 69">
              <svg:title/>
              <svg:desc/>
              <text:p text:style-name="a667" text:class-names="" text:cond-style-name=""><text:span text:style-name="a66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0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3 - MANUAL LEGEND POSITION, MOVED FROM RIGHT (shapes on the charts:<text:s/><text:span text:style-name="T3">red</text:span><text:s/>= inner plot area,<text:s/><text:span text:style-name="T2">blue</text:span><text:s/>= outer plot area,<text:s/><text:span text:style-name="T4">green</text:span><text:s/>= legend,<text:s/><text:span text:style-name="T5">yellow</text:span><text:s/>= legend space)</text:p>
          </table:table-cell>
          <table:table-cell table:number-columns-repeated="19" table:style-name="ce4"/>
          <table:table-cell table:number-columns-repeated="16364"/>
        </table:table-row>
        <table:table-row table:style-name="ro2">
          <table:table-cell office:value-type="string" table:style-name="ce5">
            <text:p>Position = (40%, 20%), size = (20%, 60%), stacked</text:p>
          </table:table-cell>
          <table:table-cell table:number-columns-repeated="3" table:style-name="ce5"/>
          <table:table-cell office:value-type="string" table:style-name="ce5">
            <text:p>Position = (10%, 40%), size = (80%, 20%), stretched</text:p>
          </table:table-cell>
          <table:table-cell table:number-columns-repeated="3" table:style-name="ce5"/>
          <table:table-cell office:value-type="string" table:style-name="ce5">
            <text:p>Position = (30%, 30%), size = (40%, 40%), balanced</text:p>
          </table:table-cell>
          <table:table-cell table:number-columns-repeated="11" table:style-name="ce5"/>
          <table:table-cell table:number-columns-repeated="16364"/>
        </table:table-row>
        <table:table-row table:style-name="ro5">
          <table:table-cell table:style-name="ce1">
            <draw:custom-shape svg:x="0.39583in" svg:y="0.51042in" svg:width="2.38542in" svg:height="1.85417in" draw:z-index="33" draw:id="id233" draw:style-name="a575" draw:name="Rectangle 33">
              <svg:title/>
              <svg:desc/>
              <text:p text:style-name="a574" text:class-names="" text:cond-style-name=""><text:span text:style-name="a57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31" draw:id="id231" draw:style-name="a569" draw:name="Chart 31" svg:x="0.02083in" svg:y="0.02083in" svg:width="3.66667in" svg:height="2.70833in" style:rel-width="scale" style:rel-height="scale">
              <draw:object xlink:href="Object 63/" xlink:type="simple" xlink:show="embed" xlink:actuate="onLoad"/>
              <svg:title/>
              <svg:desc/>
            </draw:frame>
            <draw:custom-shape svg:x="0.66667in" svg:y="0.61458in" svg:width="2.10417in" svg:height="1.375in" draw:z-index="32" draw:id="id232" draw:style-name="a572" draw:name="Rectangle 32">
              <svg:title/>
              <svg:desc/>
              <text:p text:style-name="a571" text:class-names="" text:cond-style-name=""><text:span text:style-name="a57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.57292in" svg:y="0.57292in" svg:width="0.71875in" svg:height="1.61458in" draw:z-index="68" draw:id="id268" draw:style-name="a674" draw:name="Rectangle 71">
              <svg:title/>
              <svg:desc/>
              <text:p text:style-name="a673" text:class-names="" text:cond-style-name=""><text:span text:style-name="a67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/>
          <table:table-cell table:style-name="ce1">
            <draw:custom-shape svg:x="0.13542in" svg:y="0.15625in" svg:width="0.75in" svg:height="2.42708in" draw:z-index="77" draw:id="id277" draw:style-name="a697" draw:name="Rectangle 84">
              <svg:title/>
              <svg:desc/>
              <text:p text:style-name="a696" text:class-names="" text:cond-style-name=""><text:span text:style-name="a69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.66667in" svg:y="0.61458in" svg:width="2.10417in" svg:height="1.375in" draw:z-index="35" draw:id="id235" draw:style-name="a579" draw:name="Rectangle 35">
              <svg:title/>
              <svg:desc/>
              <text:p text:style-name="a578" text:class-names="" text:cond-style-name=""><text:span text:style-name="a57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8542in" svg:y="0.51042in" svg:width="2.39583in" svg:height="1.85417in" draw:z-index="36" draw:id="id236" draw:style-name="a582" draw:name="Rectangle 36">
              <svg:title/>
              <svg:desc/>
              <text:p text:style-name="a581" text:class-names="" text:cond-style-name=""><text:span text:style-name="a58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34" draw:id="id234" draw:style-name="a576" draw:name="Chart 34" svg:x="0.02083in" svg:y="0.02083in" svg:width="3.66667in" svg:height="2.70833in" style:rel-width="scale" style:rel-height="scale">
              <draw:object xlink:href="Object 64/" xlink:type="simple" xlink:show="embed" xlink:actuate="onLoad"/>
              <svg:title/>
              <svg:desc/>
            </draw:frame>
          </table:table-cell>
          <table:table-cell table:number-columns-repeated="2" table:style-name="ce1"/>
          <table:table-cell table:style-name="ce1">
            <draw:custom-shape svg:x="0.13542in" svg:y="0.16667in" svg:width="0.76042in" svg:height="2.4375in" draw:z-index="78" draw:id="id278" draw:style-name="a700" draw:name="Rectangle 85">
              <svg:title/>
              <svg:desc/>
              <text:p text:style-name="a699" text:class-names="" text:cond-style-name=""><text:span text:style-name="a69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.66667in" svg:y="0.61458in" svg:width="2.10417in" svg:height="1.375in" draw:z-index="71" draw:id="id271" draw:style-name="a681" draw:name="Rectangle 77">
              <svg:title/>
              <svg:desc/>
              <text:p text:style-name="a680" text:class-names="" text:cond-style-name=""><text:span text:style-name="a67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8542in" svg:y="0.51042in" svg:width="2.39583in" svg:height="1.85417in" draw:z-index="72" draw:id="id272" draw:style-name="a684" draw:name="Rectangle 78">
              <svg:title/>
              <svg:desc/>
              <text:p text:style-name="a683" text:class-names="" text:cond-style-name=""><text:span text:style-name="a68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70" draw:id="id270" draw:style-name="a678" draw:name="Chart 76" svg:x="0.02083in" svg:y="0.02083in" svg:width="3.66667in" svg:height="2.70833in" style:rel-width="scale" style:rel-height="scale">
              <draw:object xlink:href="Object 67/" xlink:type="simple" xlink:show="embed" xlink:actuate="onLoad"/>
              <svg:title/>
              <svg:desc/>
            </draw:frame>
          </table:table-cell>
          <table:table-cell table:number-columns-repeated="2" table:style-name="ce1"/>
          <table:table-cell table:style-name="ce1">
            <draw:custom-shape svg:x="0.13542in" svg:y="0.16667in" svg:width="0.75in" svg:height="2.42708in" draw:z-index="79" draw:id="id279" draw:style-name="a703" draw:name="Rectangle 86">
              <svg:title/>
              <svg:desc/>
              <text:p text:style-name="a702" text:class-names="" text:cond-style-name=""><text:span text:style-name="a70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2" table:style-name="ce1"/>
        </table:table-row>
        <table:table-row table:style-name="ro5">
          <table:table-cell table:number-columns-repeated="4" table:style-name="ce1"/>
          <table:table-cell table:style-name="ce1">
            <draw:custom-shape svg:x="0.38542in" svg:y="0.41667in" svg:width="2.92708in" svg:height="0.55208in" draw:z-index="69" draw:id="id269" draw:style-name="a677" draw:name="Rectangle 75">
              <svg:title/>
              <svg:desc/>
              <text:p text:style-name="a676" text:class-names="" text:cond-style-name=""><text:span text:style-name="a67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4" table:style-name="ce1"/>
          <table:table-cell table:style-name="ce1">
            <draw:custom-shape svg:x="0.19792in" svg:y="0.14583in" svg:width="1.46875in" svg:height="1.0625in" draw:z-index="76" draw:id="id276" draw:style-name="a694" draw:name="Rectangle 83">
              <svg:title/>
              <svg:desc/>
              <text:p text:style-name="a693" text:class-names="" text:cond-style-name=""><text:span text:style-name="a69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4" table:style-name="ce1"/>
        </table:table-row>
        <table:table-row table:number-rows-repeated="2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4 - MANUAL LEGEND POSITION, MOVED FROM BOTTOM (shapes on the charts:<text:s/><text:span text:style-name="T3">red</text:span><text:s/>= inner plot area,<text:s/><text:span text:style-name="T2">blue</text:span><text:s/>= outer plot area,<text:s/><text:span text:style-name="T4">green</text:span><text:s/>= legend,<text:s/><text:span text:style-name="T5">yellow</text:span><text:s/>= legend space)</text:p>
          </table:table-cell>
          <table:table-cell table:number-columns-repeated="19" table:style-name="ce4"/>
          <table:table-cell table:number-columns-repeated="16364"/>
        </table:table-row>
        <table:table-row table:style-name="ro2">
          <table:table-cell office:value-type="string" table:style-name="ce5">
            <text:p>Position = (40%, 20%), size = (20%, 60%), stacked</text:p>
          </table:table-cell>
          <table:table-cell table:number-columns-repeated="3" table:style-name="ce5"/>
          <table:table-cell office:value-type="string" table:style-name="ce5">
            <text:p>Position = (10%, 40%), size = (80%, 20%), stretched</text:p>
          </table:table-cell>
          <table:table-cell table:number-columns-repeated="3" table:style-name="ce5"/>
          <table:table-cell office:value-type="string" table:style-name="ce5">
            <text:p>Position = (30%, 30%), size = (40%, 40%), balanced</text:p>
          </table:table-cell>
          <table:table-cell table:number-columns-repeated="11" table:style-name="ce5"/>
          <table:table-cell table:number-columns-repeated="16364"/>
        </table:table-row>
        <table:table-row table:style-name="ro5">
          <table:table-cell table:style-name="ce1">
            <draw:custom-shape svg:x="0.38542in" svg:y="0.50022in" svg:width="3.15625in" svg:height="1.54145in" draw:z-index="39" draw:id="id239" draw:style-name="a589" draw:name="Rectangle 39">
              <svg:title/>
              <svg:desc/>
              <text:p text:style-name="a588" text:class-names="" text:cond-style-name=""><text:span text:style-name="a58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66667in" svg:y="0.61458in" svg:width="2.875in" svg:height="1.03125in" draw:z-index="38" draw:id="id238" draw:style-name="a586" draw:name="Rectangle 38">
              <svg:title/>
              <svg:desc/>
              <text:p text:style-name="a585" text:class-names="" text:cond-style-name=""><text:span text:style-name="a58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37" draw:id="id237" draw:style-name="a583" draw:name="Chart 37" svg:x="0.02083in" svg:y="0.02083in" svg:width="3.66667in" svg:height="2.70833in" style:rel-width="scale" style:rel-height="scale">
              <draw:object xlink:href="Object 65/" xlink:type="simple" xlink:show="embed" xlink:actuate="onLoad"/>
              <svg:title/>
              <svg:desc/>
            </draw:frame>
          </table:table-cell>
          <table:table-cell table:style-name="ce1">
            <draw:custom-shape svg:x="0.57292in" svg:y="0.5625in" svg:width="0.71875in" svg:height="1.61458in" draw:z-index="83" draw:id="id283" draw:style-name="a715" draw:name="Rectangle 92">
              <svg:title/>
              <svg:desc/>
              <text:p text:style-name="a714" text:class-names="" text:cond-style-name=""><text:span text:style-name="a71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"/>
          <table:table-cell table:style-name="ce1">
            <draw:frame draw:z-index="40" draw:id="id240" draw:style-name="a590" draw:name="Chart 40" svg:x="0.02083in" svg:y="0.02083in" svg:width="3.66667in" svg:height="2.70833in" style:rel-width="scale" style:rel-height="scale">
              <draw:object xlink:href="Object 66/" xlink:type="simple" xlink:show="embed" xlink:actuate="onLoad"/>
              <svg:title/>
              <svg:desc/>
            </draw:frame>
            <draw:custom-shape svg:x="0.39583in" svg:y="0.5in" svg:width="3.14583in" svg:height="1.54167in" draw:z-index="42" draw:id="id242" draw:style-name="a596" draw:name="Rectangle 42">
              <svg:title/>
              <svg:desc/>
              <text:p text:style-name="a595" text:class-names="" text:cond-style-name=""><text:span text:style-name="a59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66667in" svg:y="0.61458in" svg:width="2.875in" svg:height="1.03125in" draw:z-index="41" draw:id="id241" draw:style-name="a593" draw:name="Rectangle 41">
              <svg:title/>
              <svg:desc/>
              <text:p text:style-name="a592" text:class-names="" text:cond-style-name=""><text:span text:style-name="a59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 table:style-name="ce1"/>
          <table:table-cell table:style-name="ce1">
            <draw:custom-shape svg:x="0.38542in" svg:y="0.5in" svg:width="3.15625in" svg:height="1.53125in" draw:z-index="75" draw:id="id275" draw:style-name="a691" draw:name="Rectangle 81">
              <svg:title/>
              <svg:desc/>
              <text:p text:style-name="a690" text:class-names="" text:cond-style-name=""><text:span text:style-name="a68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66667in" svg:y="0.61458in" svg:width="2.875in" svg:height="1.03125in" draw:z-index="74" draw:id="id274" draw:style-name="a688" draw:name="Rectangle 80">
              <svg:title/>
              <svg:desc/>
              <text:p text:style-name="a687" text:class-names="" text:cond-style-name=""><text:span text:style-name="a68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73" draw:id="id273" draw:style-name="a685" draw:name="Chart 79" svg:x="0.02083in" svg:y="0.02083in" svg:width="3.66667in" svg:height="2.70833in" style:rel-width="scale" style:rel-height="scale">
              <draw:object xlink:href="Object 68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style-name="ro5">
          <table:table-cell table:number-columns-repeated="4" table:style-name="ce1"/>
          <table:table-cell table:style-name="ce1">
            <draw:custom-shape svg:x="0.38542in" svg:y="0.40625in" svg:width="2.92708in" svg:height="0.55208in" draw:z-index="84" draw:id="id284" draw:style-name="a718" draw:name="Rectangle 93">
              <svg:title/>
              <svg:desc/>
              <text:p text:style-name="a717" text:class-names="" text:cond-style-name=""><text:span text:style-name="a71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4" table:style-name="ce1"/>
          <table:table-cell table:style-name="ce1">
            <draw:custom-shape svg:x="0.19792in" svg:y="0.13542in" svg:width="1.46875in" svg:height="1.0625in" draw:z-index="85" draw:id="id285" draw:style-name="a721" draw:name="Rectangle 94">
              <svg:title/>
              <svg:desc/>
              <text:p text:style-name="a720" text:class-names="" text:cond-style-name=""><text:span text:style-name="a71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4" table:style-name="ce1"/>
        </table:table-row>
        <table:table-row table:style-name="ro5">
          <table:table-cell table:number-columns-repeated="16384" table:style-name="ce1"/>
        </table:table-row>
        <table:table-row table:style-name="ro5">
          <table:table-cell table:style-name="ce1">
            <draw:custom-shape svg:x="0.1875in" svg:y="0.32292in" svg:width="3.3125in" svg:height="0.32292in" draw:z-index="80" draw:id="id280" draw:style-name="a706" draw:name="Rectangle 87">
              <svg:title/>
              <svg:desc/>
              <text:p text:style-name="a705" text:class-names="" text:cond-style-name=""><text:span text:style-name="a70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 table:style-name="ce1"/>
          <table:table-cell table:style-name="ce1">
            <draw:custom-shape svg:x="0.21875in" svg:y="0.32292in" svg:width="3.29167in" svg:height="0.32292in" draw:z-index="81" draw:id="id281" draw:style-name="a709" draw:name="Rectangle 88">
              <svg:title/>
              <svg:desc/>
              <text:p text:style-name="a708" text:class-names="" text:cond-style-name=""><text:span text:style-name="a70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 table:style-name="ce1"/>
          <table:table-cell table:style-name="ce1">
            <draw:custom-shape svg:x="0.19792in" svg:y="0.32292in" svg:width="3.29167in" svg:height="0.32292in" draw:z-index="82" draw:id="id282" draw:style-name="a712" draw:name="Rectangle 89">
              <svg:title/>
              <svg:desc/>
              <text:p text:style-name="a711" text:class-names="" text:cond-style-name=""><text:span text:style-name="a71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5" table:style-name="ce1"/>
        </table:table-row>
        <table:table-row table:number-rows-repeated="1048545" table:style-name="ro2">
          <table:table-cell table:number-columns-repeated="16384"/>
        </table:table-row>
      </table:table>
      <table:table table:name="Titles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2">
            <text:p>CHART TEST DOCUMENT - OBJECT POSITIONING</text:p>
          </table:table-cell>
          <table:table-cell table:number-columns-repeated="11" table:style-name="ce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3 - TITLE POSITIONING</text:p>
          </table:table-cell>
          <table:table-cell table:number-columns-repeated="11" table:style-name="ce3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1 - DEFAULT AXES AND CHART TITLE POSITIONS (<text:span text:style-name="T3">red</text:span><text:s/>= inner plot area,<text:s/><text:span text:style-name="T2">blue</text:span><text:s/>= outer plot area,<text:s/><text:span text:style-name="T4">green</text:span><text:s/>= titles,<text:s/><text:span text:style-name="T5">yellow</text:span><text:s/>= title and legend space)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2D bar chart</text:p>
          </table:table-cell>
          <table:table-cell table:number-columns-repeated="3" table:style-name="ce5"/>
          <table:table-cell office:value-type="string" table:style-name="ce5">
            <text:p>2D bar chart, secondary axes set</text:p>
          </table:table-cell>
          <table:table-cell table:number-columns-repeated="3" table:style-name="ce5"/>
          <table:table-cell office:value-type="string" table:style-name="ce5">
            <text:p>3D bar chart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custom-shape svg:x="0.16667in" svg:y="0.61458in" svg:width="0.48958in" svg:height="1.375in" draw:z-index="7" draw:id="id292" draw:style-name="a740" draw:name="Rectangle 8">
              <svg:title/>
              <svg:desc/>
              <text:p text:style-name="a739" text:class-names="" text:cond-style-name=""><text:span text:style-name="a73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40625in" svg:y="0.51042in" svg:width="2.375in" svg:height="1.86458in" draw:z-index="3" draw:id="id288" draw:style-name="a728" draw:name="Rectangle 3">
              <svg:title/>
              <svg:desc/>
              <text:p text:style-name="a727" text:class-names="" text:cond-style-name=""><text:span text:style-name="a72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66667in" svg:y="0.61458in" svg:width="2.10417in" svg:height="1.375in" draw:z-index="2" draw:id="id287" draw:style-name="a725" draw:name="Rectangle 2">
              <svg:title/>
              <svg:desc/>
              <text:p text:style-name="a724" text:class-names="" text:cond-style-name=""><text:span text:style-name="a72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8542in" svg:y="0.03125in" svg:width="2.91667in" svg:height="0.41667in" draw:z-index="5" draw:id="id290" draw:style-name="a734" draw:name="Rectangle 5">
              <svg:title/>
              <svg:desc/>
              <text:p text:style-name="a733" text:class-names="" text:cond-style-name=""><text:span text:style-name="a73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1" draw:id="id286" draw:style-name="a722" draw:name="Chart 1" svg:x="0.02083in" svg:y="0.02083in" svg:width="3.66667in" svg:height="2.70833in" style:rel-width="scale" style:rel-height="scale">
              <draw:object xlink:href="Object 69/" xlink:type="simple" xlink:show="embed" xlink:actuate="onLoad"/>
              <svg:title/>
              <svg:desc/>
            </draw:frame>
          </table:table-cell>
          <table:table-cell table:style-name="ce1">
            <draw:custom-shape svg:x="0.34375in" svg:y="0.11458in" svg:width="1.16667in" svg:height="0.33333in" draw:z-index="24" draw:id="id309" draw:style-name="a787" draw:name="Rectangle 28">
              <svg:title/>
              <svg:desc/>
              <text:p text:style-name="a786" text:class-names="" text:cond-style-name=""><text:span text:style-name="a78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/>
          <table:table-cell table:style-name="ce1">
            <draw:custom-shape svg:x="0.14583in" svg:y="0.625in" svg:width="0.75in" svg:height="1.96875in" draw:z-index="4" draw:id="id289" draw:style-name="a731" draw:name="Rectangle 4">
              <svg:title/>
              <svg:desc/>
              <text:p text:style-name="a730" text:class-names="" text:cond-style-name=""><text:span text:style-name="a72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.65625in" svg:y="0.59375in" svg:width="1.61458in" svg:height="0.58333in" draw:z-index="18" draw:id="id303" draw:style-name="a771" draw:name="Rectangle 22">
              <svg:title/>
              <svg:desc/>
              <text:p text:style-name="a770" text:class-names="" text:cond-style-name=""><text:span text:style-name="a76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8542in" svg:y="0.03125in" svg:width="2.91667in" svg:height="0.41667in" draw:z-index="13" draw:id="id298" draw:style-name="a756" draw:name="Rectangle 14">
              <svg:title/>
              <svg:desc/>
              <text:p text:style-name="a755" text:class-names="" text:cond-style-name=""><text:span text:style-name="a75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9" draw:id="id294" draw:style-name="a744" draw:name="Chart 10" svg:x="0.02083in" svg:y="0.02083in" svg:width="3.66667in" svg:height="2.70833in" style:rel-width="scale" style:rel-height="scale">
              <draw:object xlink:href="Object 70/" xlink:type="simple" xlink:show="embed" xlink:actuate="onLoad"/>
              <svg:title/>
              <svg:desc/>
            </draw:frame>
          </table:table-cell>
          <table:table-cell table:style-name="ce1">
            <draw:custom-shape svg:x="0.34375in" svg:y="0.10417in" svg:width="1.16667in" svg:height="0.33333in" draw:z-index="25" draw:id="id310" draw:style-name="a790" draw:name="Rectangle 29">
              <svg:title/>
              <svg:desc/>
              <text:p text:style-name="a789" text:class-names="" text:cond-style-name=""><text:span text:style-name="a78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07292in" svg:y="0.60417in" svg:width="0.96875in" svg:height="0.20833in" draw:z-index="62" draw:id="id347" draw:style-name="a893" draw:name="Rectangle 21">
              <svg:title/>
              <svg:desc/>
              <text:p text:style-name="a892" text:class-names="" text:cond-style-name=""><text:span text:style-name="a89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/>
          <table:table-cell table:style-name="ce1">
            <draw:custom-shape svg:x="0.14583in" svg:y="0.625in" svg:width="0.75in" svg:height="1.96875in" draw:z-index="12" draw:id="id297" draw:style-name="a753" draw:name="Rectangle 13">
              <svg:title/>
              <svg:desc/>
              <text:p text:style-name="a752" text:class-names="" text:cond-style-name=""><text:span text:style-name="a75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.66667in" svg:y="0.60417in" svg:width="1.23958in" svg:height="1.14583in" draw:z-index="20" draw:id="id305" draw:style-name="a775" draw:name="Rectangle 24">
              <svg:title/>
              <svg:desc/>
              <text:p text:style-name="a774" text:class-names="" text:cond-style-name=""><text:span text:style-name="a77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15625in" svg:y="0.59375in" svg:width="0.5625in" svg:height="1.15625in" draw:z-index="32" draw:id="id317" draw:style-name="a811" draw:name="Rectangle 44">
              <svg:title/>
              <svg:desc/>
              <text:p text:style-name="a810" text:class-names="" text:cond-style-name=""><text:span text:style-name="a80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8542in" svg:y="0.03125in" svg:width="2.91667in" svg:height="0.41667in" draw:z-index="23" draw:id="id308" draw:style-name="a784" draw:name="Rectangle 27">
              <svg:title/>
              <svg:desc/>
              <text:p text:style-name="a783" text:class-names="" text:cond-style-name=""><text:span text:style-name="a78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19" draw:id="id304" draw:style-name="a772" draw:name="Chart 23" svg:x="0.02083in" svg:y="0.02083in" svg:width="3.66667in" svg:height="2.70833in" style:rel-width="scale" style:rel-height="scale">
              <draw:object xlink:href="Object 71/" xlink:type="simple" xlink:show="embed" xlink:actuate="onLoad"/>
              <svg:title/>
              <svg:desc/>
            </draw:frame>
            <draw:custom-shape svg:x="0.39583in" svg:y="0.60417in" svg:width="2.16667in" svg:height="1.77083in" draw:z-index="21" draw:id="id306" draw:style-name="a778" draw:name="Rectangle 25">
              <svg:title/>
              <svg:desc/>
              <text:p text:style-name="a777" text:class-names="" text:cond-style-name=""><text:span text:style-name="a77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.34375in" svg:y="0.10417in" svg:width="1.16667in" svg:height="0.33333in" draw:z-index="26" draw:id="id311" draw:style-name="a793" draw:name="Rectangle 30">
              <svg:title/>
              <svg:desc/>
              <text:p text:style-name="a792" text:class-names="" text:cond-style-name=""><text:span text:style-name="a79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.02083in" svg:y="0.60417in" svg:width="0.91667in" svg:height="1.14583in" draw:z-index="30" draw:id="id315" draw:style-name="a805" draw:name="Rectangle 39">
              <svg:title/>
              <svg:desc/>
              <text:p text:style-name="a804" text:class-names="" text:cond-style-name=""><text:span text:style-name="a80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.14583in" svg:y="0.57292in" svg:width="0.75in" svg:height="2.02083in" draw:z-index="22" draw:id="id307" draw:style-name="a781" draw:name="Rectangle 26">
              <svg:title/>
              <svg:desc/>
              <text:p text:style-name="a780" text:class-names="" text:cond-style-name=""><text:span text:style-name="a77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2"/>
        </table:table-row>
        <table:table-row table:style-name="ro5">
          <table:table-cell table:style-name="ce1">
            <draw:custom-shape svg:x="0.17708in" svg:y="0.26042in" svg:width="0.22917in" svg:height="0.69792in" draw:z-index="6" draw:id="id291" draw:style-name="a737" draw:name="Rectangle 6">
              <svg:title/>
              <svg:desc/>
              <text:p text:style-name="a736" text:class-names="" text:cond-style-name=""><text:span text:style-name="a73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 table:style-name="ce1"/>
          <table:table-cell table:style-name="ce1">
            <draw:custom-shape svg:x="0.40625in" svg:y="0.125in" svg:width="2.15625in" svg:height="1.5625in" draw:z-index="11" draw:id="id296" draw:style-name="a750" draw:name="Rectangle 12">
              <svg:title/>
              <svg:desc/>
              <text:p text:style-name="a749" text:class-names="" text:cond-style-name=""><text:span text:style-name="a74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17708in" svg:y="0.5625in" svg:width="0.21875in" svg:height="0.69792in" draw:z-index="14" draw:id="id299" draw:style-name="a759" draw:name="Rectangle 15">
              <svg:title/>
              <svg:desc/>
              <text:p text:style-name="a758" text:class-names="" text:cond-style-name=""><text:span text:style-name="a75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66667in" svg:y="0.5in" svg:width="1.61458in" svg:height="0.80208in" draw:z-index="10" draw:id="id295" draw:style-name="a747" draw:name="Rectangle 11">
              <svg:title/>
              <svg:desc/>
              <text:p text:style-name="a746" text:class-names="" text:cond-style-name=""><text:span text:style-name="a74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16667in" svg:y="0.5in" svg:width="0.5in" svg:height="0.80208in" draw:z-index="15" draw:id="id300" draw:style-name="a762" draw:name="Rectangle 17">
              <svg:title/>
              <svg:desc/>
              <text:p text:style-name="a761" text:class-names="" text:cond-style-name=""><text:span text:style-name="a76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/>
          <table:table-cell table:style-name="ce1">
            <draw:custom-shape svg:x="0.42708in" svg:y="0.5in" svg:width="0.51042in" svg:height="0.80208in" draw:z-index="17" draw:id="id302" draw:style-name="a768" draw:name="Rectangle 20">
              <svg:title/>
              <svg:desc/>
              <text:p text:style-name="a767" text:class-names="" text:cond-style-name=""><text:span text:style-name="a76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71875in" svg:y="0.51042in" svg:width="0.20833in" svg:height="0.96875in" draw:z-index="59" draw:id="id344" draw:style-name="a884" draw:name="Rectangle 19">
              <svg:title/>
              <svg:desc/>
              <text:p text:style-name="a883" text:class-names="" text:cond-style-name=""><text:span text:style-name="a88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/>
          <table:table-cell table:style-name="ce1">
            <draw:custom-shape svg:x="0.1875in" svg:y="0.125in" svg:width="0.22917in" svg:height="0.70833in" draw:z-index="27" draw:id="id312" draw:style-name="a796" draw:name="Rectangle 35">
              <svg:title/>
              <svg:desc/>
              <text:p text:style-name="a795" text:class-names="" text:cond-style-name=""><text:span text:style-name="a79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/>
          <table:table-cell table:style-name="ce1">
            <draw:custom-shape svg:x="0.67708in" svg:y="0.36458in" svg:width="0.20833in" svg:height="0.69792in" draw:z-index="29" draw:id="id314" draw:style-name="a802" draw:name="Rectangle 37">
              <svg:title/>
              <svg:desc/>
              <text:p text:style-name="a801" text:class-names="" text:cond-style-name=""><text:span text:style-name="a80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3" table:style-name="ce1"/>
        </table:table-row>
        <table:table-row table:style-name="ro5">
          <table:table-cell table:style-name="ce1">
            <draw:custom-shape svg:x="0.65625in" svg:y="0.61458in" svg:width="2.125in" svg:height="0.59375in" draw:z-index="8" draw:id="id293" draw:style-name="a743" draw:name="Rectangle 9">
              <svg:title/>
              <svg:desc/>
              <text:p text:style-name="a742" text:class-names="" text:cond-style-name=""><text:span text:style-name="a74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 table:style-name="ce1"/>
          <table:table-cell table:style-name="ce1">
            <draw:custom-shape svg:x="0.65625in" svg:y="0.61458in" svg:width="1.61458in" svg:height="0.59375in" draw:z-index="16" draw:id="id301" draw:style-name="a765" draw:name="Rectangle 18">
              <svg:title/>
              <svg:desc/>
              <text:p text:style-name="a764" text:class-names="" text:cond-style-name=""><text:span text:style-name="a76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 table:style-name="ce1"/>
          <table:table-cell table:style-name="ce1">
            <draw:custom-shape svg:x="0.66667in" svg:y="0.13542in" svg:width="1.25in" svg:height="1.0625in" draw:z-index="31" draw:id="id316" draw:style-name="a808" draw:name="Rectangle 43">
              <svg:title/>
              <svg:desc/>
              <text:p text:style-name="a807" text:class-names="" text:cond-style-name=""><text:span text:style-name="a80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5" table:style-name="ce1"/>
        </table:table-row>
        <table:table-row table:style-name="ro5">
          <table:table-cell table:style-name="ce1"/>
          <table:table-cell table:style-name="ce1">
            <draw:custom-shape svg:x="0.44792in" svg:y="0.3125in" svg:width="0.69792in" svg:height="0.19792in" draw:z-index="61" draw:id="id346" draw:style-name="a890" draw:name="Rectangle 7">
              <svg:title/>
              <svg:desc/>
              <text:p text:style-name="a889" text:class-names="" text:cond-style-name=""><text:span text:style-name="a88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 table:style-name="ce1"/>
          <table:table-cell table:style-name="ce1">
            <draw:custom-shape svg:x="0.19792in" svg:y="0.3125in" svg:width="0.71875in" svg:height="0.1875in" draw:z-index="60" draw:id="id345" draw:style-name="a887" draw:name="Rectangle 16">
              <svg:title/>
              <svg:desc/>
              <text:p text:style-name="a886" text:class-names="" text:cond-style-name=""><text:span text:style-name="a88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"/>
          <table:table-cell table:style-name="ce1">
            <draw:custom-shape svg:x="0.85417in" svg:y="0.1875in" svg:width="0.71875in" svg:height="0.20833in" draw:z-index="28" draw:id="id313" draw:style-name="a799" draw:name="Rectangle 36">
              <svg:title/>
              <svg:desc/>
              <text:p text:style-name="a798" text:class-names="" text:cond-style-name=""><text:span text:style-name="a79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5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2 - MANUAL AXES AND CHART TITLE POSITIONS (shapes on the charts:<text:s/><text:span text:style-name="T3">red</text:span><text:s/>= inner plot area,<text:s/><text:span text:style-name="T4">green</text:span><text:s/>= titles)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2D bar chart, titles top-left</text:p>
          </table:table-cell>
          <table:table-cell table:number-columns-repeated="3" table:style-name="ce5"/>
          <table:table-cell office:value-type="string" table:style-name="ce5">
            <text:p>2D bar chart, secondary axes set, titles bottom-right</text:p>
          </table:table-cell>
          <table:table-cell table:number-columns-repeated="3" table:style-name="ce5"/>
          <table:table-cell office:value-type="string" table:style-name="ce5">
            <text:p>3D bar chart, titles centered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custom-shape svg:x="0.02083in" svg:y="0.03125in" svg:width="1.16667in" svg:height="0.33333in" draw:z-index="45" draw:id="id330" draw:style-name="a844" draw:name="Rectangle 108">
              <svg:title/>
              <svg:desc/>
              <text:p text:style-name="a843" text:class-names="" text:cond-style-name=""><text:span text:style-name="a84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66667in" svg:y="0.61458in" svg:width="2.10417in" svg:height="1.375in" draw:z-index="34" draw:id="id319" draw:style-name="a815" draw:name="Rectangle 82">
              <svg:title/>
              <svg:desc/>
              <text:p text:style-name="a814" text:class-names="" text:cond-style-name=""><text:span text:style-name="a81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33" draw:id="id318" draw:style-name="a812" draw:name="Chart 81" svg:x="0.02083in" svg:y="0.02083in" svg:width="3.66667in" svg:height="2.70833in" style:rel-width="scale" style:rel-height="scale">
              <draw:object xlink:href="Object 72/" xlink:type="simple" xlink:show="embed" xlink:actuate="onLoad"/>
              <svg:title/>
              <svg:desc/>
            </draw:frame>
            <draw:custom-shape svg:x="0.02083in" svg:y="0.47917in" svg:width="0.69792in" svg:height="0.19792in" draw:z-index="36" draw:id="id321" draw:style-name="a821" draw:name="Rectangle 87">
              <svg:title/>
              <svg:desc/>
              <text:p text:style-name="a820" text:class-names="" text:cond-style-name=""><text:span text:style-name="a81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 table:style-name="ce1"/>
          <table:table-cell table:style-name="ce1">
            <draw:frame draw:z-index="37" draw:id="id322" draw:style-name="a822" draw:name="Chart 90" svg:x="0.02083in" svg:y="0.02083in" svg:width="3.66667in" svg:height="2.70833in" style:rel-width="scale" style:rel-height="scale">
              <draw:object xlink:href="Object 73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43" draw:id="id328" draw:style-name="a838" draw:name="Chart 103" svg:x="0.02083in" svg:y="0.02083in" svg:width="3.66667in" svg:height="2.70833in" style:rel-width="scale" style:rel-height="scale">
              <draw:object xlink:href="Object 74/" xlink:type="simple" xlink:show="embed" xlink:actuate="onLoad"/>
              <svg:title/>
              <svg:desc/>
            </draw:frame>
            <draw:custom-shape svg:x="0.66667in" svg:y="0.60417in" svg:width="1.23958in" svg:height="1.14583in" draw:z-index="44" draw:id="id329" draw:style-name="a841" draw:name="Rectangle 104">
              <svg:title/>
              <svg:desc/>
              <text:p text:style-name="a840" text:class-names="" text:cond-style-name=""><text:span text:style-name="a83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.67708in" svg:y="0.45833in" svg:width="0.22917in" svg:height="0.70833in" draw:z-index="48" draw:id="id333" draw:style-name="a853" draw:name="Rectangle 111">
              <svg:title/>
              <svg:desc/>
              <text:p text:style-name="a852" text:class-names="" text:cond-style-name=""><text:span text:style-name="a85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.09375in" svg:y="0.45833in" svg:width="0.20833in" svg:height="0.69792in" draw:z-index="50" draw:id="id335" draw:style-name="a859" draw:name="Rectangle 113">
              <svg:title/>
              <svg:desc/>
              <text:p text:style-name="a858" text:class-names="" text:cond-style-name=""><text:span text:style-name="a85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3" table:style-name="ce1"/>
        </table:table-row>
        <table:table-row table:style-name="ro5">
          <table:table-cell table:style-name="ce1">
            <draw:custom-shape svg:x="0.11458in" svg:y="0.125in" svg:width="0.21875in" svg:height="0.69792in" draw:z-index="35" draw:id="id320" draw:style-name="a818" draw:name="Rectangle 86">
              <svg:title/>
              <svg:desc/>
              <text:p text:style-name="a817" text:class-names="" text:cond-style-name=""><text:span text:style-name="a81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 table:style-name="ce1"/>
          <table:table-cell table:style-name="ce1">
            <draw:custom-shape svg:x="0.66667in" svg:y="0.5in" svg:width="1.61458in" svg:height="0.80208in" draw:z-index="38" draw:id="id323" draw:style-name="a825" draw:name="Rectangle 91">
              <svg:title/>
              <svg:desc/>
              <text:p text:style-name="a824" text:class-names="" text:cond-style-name=""><text:span text:style-name="a82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"/>
          <table:table-cell table:style-name="ce1">
            <draw:custom-shape svg:x="0.61458in" svg:y="0in" svg:width="0.20833in" svg:height="0.95833in" draw:z-index="41" draw:id="id326" draw:style-name="a834" draw:name="Rectangle 99">
              <svg:title/>
              <svg:desc/>
              <text:p text:style-name="a833" text:class-names="" text:cond-style-name=""><text:span text:style-name="a83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26042in" svg:y="0.25in" svg:width="0.21875in" svg:height="0.69792in" draw:z-index="39" draw:id="id324" draw:style-name="a828" draw:name="Rectangle 95">
              <svg:title/>
              <svg:desc/>
              <text:p text:style-name="a827" text:class-names="" text:cond-style-name=""><text:span text:style-name="a82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/>
          <table:table-cell table:style-name="ce1">
            <draw:custom-shape svg:x="0.35417in" svg:y="0.52083in" svg:width="1.16667in" svg:height="0.33333in" draw:z-index="47" draw:id="id332" draw:style-name="a850" draw:name="Rectangle 110">
              <svg:title/>
              <svg:desc/>
              <text:p text:style-name="a849" text:class-names="" text:cond-style-name=""><text:span text:style-name="a84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4" table:style-name="ce1"/>
        </table:table-row>
        <table:table-row table:style-name="ro5">
          <table:table-cell table:number-columns-repeated="6" table:style-name="ce1"/>
          <table:table-cell table:style-name="ce1">
            <draw:custom-shape svg:x="0.875in" svg:y="0.38542in" svg:width="0.96875in" svg:height="0.20833in" draw:z-index="42" draw:id="id327" draw:style-name="a837" draw:name="Rectangle 101">
              <svg:title/>
              <svg:desc/>
              <text:p text:style-name="a836" text:class-names="" text:cond-style-name=""><text:span text:style-name="a83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"/>
          <table:table-cell table:style-name="ce1">
            <draw:custom-shape svg:x="0.55208in" svg:y="0.21875in" svg:width="0.71875in" svg:height="0.20833in" draw:z-index="49" draw:id="id334" draw:style-name="a856" draw:name="Rectangle 112">
              <svg:title/>
              <svg:desc/>
              <text:p text:style-name="a855" text:class-names="" text:cond-style-name=""><text:span text:style-name="a85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4" table:style-name="ce1"/>
        </table:table-row>
        <table:table-row table:style-name="ro5">
          <table:table-cell table:number-columns-repeated="6" table:style-name="ce1"/>
          <table:table-cell table:style-name="ce1">
            <draw:custom-shape svg:x="0.66667in" svg:y="0.32292in" svg:width="1.16667in" svg:height="0.33333in" draw:z-index="46" draw:id="id331" draw:style-name="a847" draw:name="Rectangle 109">
              <svg:title/>
              <svg:desc/>
              <text:p text:style-name="a846" text:class-names="" text:cond-style-name=""><text:span text:style-name="a84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.17708in" svg:y="0.02083in" svg:width="0.71875in" svg:height="0.1875in" draw:z-index="40" draw:id="id325" draw:style-name="a831" draw:name="Rectangle 96">
              <svg:title/>
              <svg:desc/>
              <text:p text:style-name="a830" text:class-names="" text:cond-style-name=""><text:span text:style-name="a82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6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3 - ROTATION (shapes on the charts:<text:s/><text:span text:style-name="T3">red</text:span><text:s/>= inner plot area,<text:s/><text:span text:style-name="T4">green</text:span><text:s/>= titles,<text:s/><text:span text:style-name="T5">yellow</text:span><text:s/>= bounding rectangle for rotated titles)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table:number-columns-repeated="12" table:style-name="ce5"/>
          <table:table-cell table:number-columns-repeated="16372"/>
        </table:table-row>
        <table:table-row table:style-name="ro5">
          <table:table-cell table:style-name="ce1">
            <draw:frame draw:z-index="51" draw:id="id336" draw:style-name="a860" draw:name="Chart 73" svg:x="0.02083in" svg:y="0.02083in" svg:width="3.66667in" svg:height="2.70833in" style:rel-width="scale" style:rel-height="scale">
              <draw:object xlink:href="Object 75/" xlink:type="simple" xlink:show="embed" xlink:actuate="onLoad"/>
              <svg:title/>
              <svg:desc/>
            </draw:frame>
            <draw:custom-shape svg:width="0.94991in" svg:height="0.3494in" draw:z-index="56" draw:id="id341" draw:style-name="a875" draw:transform="translate(-0.47495in -0.1747in) rotate(-0.34907) translate(0.90333in 0.61301in)" draw:name="Rectangle 79">
              <svg:title/>
              <svg:desc/>
              <text:p text:style-name="a874" text:class-names="" text:cond-style-name=""><text:span text:style-name="a87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9583in" svg:y="0.29167in" svg:width="1.02083in" svg:height="0.64583in" draw:z-index="57" draw:id="id342" draw:style-name="a878" draw:name="Rectangle 65">
              <svg:title/>
              <svg:desc/>
              <text:p text:style-name="a877" text:class-names="" text:cond-style-name=""><text:span text:style-name="a87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.57292in" svg:y="0.29167in" svg:width="0.22917in" svg:height="0.94792in" draw:z-index="53" draw:id="id338" draw:style-name="a866" draw:name="Rectangle 75">
              <svg:title/>
              <svg:desc/>
              <text:p text:style-name="a865" text:class-names="" text:cond-style-name=""><text:span text:style-name="a86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in" svg:y="0.29167in" svg:width="0.21875in" svg:height="0.95833in" draw:z-index="55" draw:id="id340" draw:style-name="a872" draw:name="Rectangle 77">
              <svg:title/>
              <svg:desc/>
              <text:p text:style-name="a871" text:class-names="" text:cond-style-name=""><text:span text:style-name="a87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59983in" svg:height="0.21815in" draw:z-index="54" draw:id="id339" draw:style-name="a869" draw:transform="translate(-0.29992in -0.10908in) rotate(-5.93412) translate(0.69244in 0.49284in)" draw:name="Rectangle 76">
              <svg:title/>
              <svg:desc/>
              <text:p text:style-name="a868" text:class-names="" text:cond-style-name=""><text:span text:style-name="a86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5417in" svg:y="0.29167in" svg:width="0.66667in" svg:height="0.42708in" draw:z-index="58" draw:id="id343" draw:style-name="a881" draw:name="Rectangle 66">
              <svg:title/>
              <svg:desc/>
              <text:p text:style-name="a880" text:class-names="" text:cond-style-name=""><text:span text:style-name="a87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1" table:style-name="ce1"/>
        </table:table-row>
        <table:table-row table:style-name="ro5">
          <table:table-cell table:style-name="ce1">
            <draw:custom-shape svg:x="0.66667in" svg:y="0.20833in" svg:width="1.61458in" svg:height="0.88542in" draw:z-index="52" draw:id="id337" draw:style-name="a863" draw:name="Rectangle 74">
              <svg:title/>
              <svg:desc/>
              <text:p text:style-name="a862" text:class-names="" text:cond-style-name=""><text:span text:style-name="a86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number-rows-repeated="2" table:style-name="ro5">
          <table:table-cell table:number-columns-repeated="16384" table:style-name="ce1"/>
        </table:table-row>
        <table:table-row table:number-rows-repeated="1048552" table:style-name="ro2">
          <table:table-cell table:number-columns-repeated="16384"/>
        </table:table-row>
      </table:table>
      <table:table table:name="Labels" table:style-name="ta2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2">
            <text:p>CHART TEST DOCUMENT - OBJECT POSITIONING</text:p>
          </table:table-cell>
          <table:table-cell table:number-columns-repeated="11" table:style-name="ce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4 - LABELS POSITIONING</text:p>
          </table:table-cell>
          <table:table-cell table:number-columns-repeated="11" table:style-name="ce3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4.1 - DEFAULT AXIS UNIT AND TRENDLINE LABEL POSITIONS (<text:span text:style-name="T3">red</text:span><text:s/>= inner plot area,<text:s/><text:span text:style-name="T2">blue</text:span><text:s/>= outer plot area,<text:s/><text:span text:style-name="T4">green</text:span><text:s/>= labels,<text:s/><text:span text:style-name="T5">yellow</text:span><text:s/>= label space)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2D scatter chart (unit labels and trendline labels)</text:p>
          </table:table-cell>
          <table:table-cell table:number-columns-repeated="3" table:style-name="ce5"/>
          <table:table-cell office:value-type="string" table:style-name="ce5">
            <text:p>2D scatter chart, secondary axes set (unit labels)</text:p>
          </table:table-cell>
          <table:table-cell table:number-columns-repeated="3" table:style-name="ce5"/>
          <table:table-cell office:value-type="string" table:style-name="ce5">
            <text:p>3D bar chart (unit labels, no trendlines in 3D charts)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" draw:id="id348" draw:style-name="a894" draw:name="Chart 40" svg:x="0.02083in" svg:y="0.02083in" svg:width="3.66667in" svg:height="2.70833in" style:rel-width="scale" style:rel-height="scale">
              <draw:object xlink:href="Object 76/" xlink:type="simple" xlink:show="embed" xlink:actuate="onLoad"/>
              <svg:title/>
              <svg:desc/>
            </draw:frame>
            <draw:custom-shape svg:x="0.46875in" svg:y="0.16667in" svg:width="0.21875in" svg:height="0.65625in" draw:z-index="17" draw:id="id364" draw:style-name="a940" draw:name="Rectangle 56">
              <svg:title/>
              <svg:desc/>
              <text:p text:style-name="a939" text:class-names="" text:cond-style-name=""><text:span text:style-name="a93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46875in" svg:y="0.16667in" svg:width="0.65625in" svg:height="1.53125in" draw:z-index="4" draw:id="id351" draw:style-name="a903" draw:name="Rectangle 43">
              <svg:title/>
              <svg:desc/>
              <text:p text:style-name="a902" text:class-names="" text:cond-style-name=""><text:span text:style-name="a90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67708in" svg:y="0.08333in" svg:width="2.76042in" svg:height="1.98958in" draw:z-index="3" draw:id="id350" draw:style-name="a900" draw:name="Rectangle 42">
              <svg:title/>
              <svg:desc/>
              <text:p text:style-name="a899" text:class-names="" text:cond-style-name=""><text:span text:style-name="a89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.89583in" svg:y="0.38542in" svg:width="1.04167in" svg:height="0.38542in" draw:z-index="25" draw:id="id372" draw:style-name="a962" draw:name="Rectangle 64">
              <svg:title/>
              <svg:desc/>
              <text:p text:style-name="a961" text:class-names="" text:cond-style-name=""><text:span text:style-name="a96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20833in" svg:y="0.16667in" svg:width="2.25in" svg:height="1.53125in" draw:z-index="2" draw:id="id349" draw:style-name="a897" draw:name="Rectangle 41">
              <svg:title/>
              <svg:desc/>
              <text:p text:style-name="a896" text:class-names="" text:cond-style-name=""><text:span text:style-name="a89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2292in" svg:y="0.27083in" svg:width="1.69792in" svg:height="0.61458in" draw:z-index="24" draw:id="id371" draw:style-name="a959" draw:name="Rectangle 63">
              <svg:title/>
              <svg:desc/>
              <text:p text:style-name="a958" text:class-names="" text:cond-style-name=""><text:span text:style-name="a95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"/>
          <table:table-cell table:style-name="ce1">
            <draw:custom-shape svg:x="0.67708in" svg:y="0.67708in" svg:width="2.35417in" svg:height="1.39583in" draw:z-index="8" draw:id="id355" draw:style-name="a913" draw:name="Rectangle 47">
              <svg:title/>
              <svg:desc/>
              <text:p text:style-name="a912" text:class-names="" text:cond-style-name=""><text:span text:style-name="a91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6" draw:id="id353" draw:style-name="a907" draw:name="Chart 45" svg:x="0.02083in" svg:y="0.02083in" svg:width="3.66667in" svg:height="2.70833in" style:rel-width="scale" style:rel-height="scale">
              <draw:object xlink:href="Object 77/" xlink:type="simple" xlink:show="embed" xlink:actuate="onLoad"/>
              <svg:title/>
              <svg:desc/>
            </draw:frame>
          </table:table-cell>
          <table:table-cell table:style-name="ce1">
            <draw:custom-shape svg:x="0.20833in" svg:y="0.46875in" svg:width="1.5in" svg:height="0.58333in" draw:z-index="11" draw:id="id358" draw:style-name="a922" draw:name="Rectangle 50">
              <svg:title/>
              <svg:desc/>
              <text:p text:style-name="a921" text:class-names="" text:cond-style-name=""><text:span text:style-name="a92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.33333in" svg:y="0.46875in" svg:width="0.45833in" svg:height="0.20833in" draw:z-index="12" draw:id="id359" draw:style-name="a925" draw:name="Rectangle 51">
              <svg:title/>
              <svg:desc/>
              <text:p text:style-name="a924" text:class-names="" text:cond-style-name=""><text:span text:style-name="a92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/>
          <table:table-cell table:style-name="ce1">
            <draw:custom-shape svg:x="0.39583in" svg:y="0.17708in" svg:width="2.9375in" svg:height="2.19792in" draw:z-index="20" draw:id="id367" draw:style-name="a947" draw:name="Rectangle 59">
              <svg:title/>
              <svg:desc/>
              <text:p text:style-name="a946" text:class-names="" text:cond-style-name=""><text:span text:style-name="a94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18" draw:id="id365" draw:style-name="a941" draw:name="Chart 57" svg:x="0.02083in" svg:y="0.02083in" svg:width="3.66667in" svg:height="2.70833in" style:rel-width="scale" style:rel-height="scale">
              <draw:object xlink:href="Object 78/" xlink:type="simple" xlink:show="embed" xlink:actuate="onLoad"/>
              <svg:title/>
              <svg:desc/>
            </draw:frame>
            <draw:custom-shape svg:x="0.48958in" svg:y="0.46875in" svg:width="0.70833in" svg:height="1.28125in" draw:z-index="21" draw:id="id368" draw:style-name="a950" draw:name="Rectangle 60">
              <svg:title/>
              <svg:desc/>
              <text:p text:style-name="a949" text:class-names="" text:cond-style-name=""><text:span text:style-name="a94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48958in" svg:y="0.46875in" svg:width="0.21875in" svg:height="0.64583in" draw:z-index="22" draw:id="id369" draw:style-name="a953" draw:name="Rectangle 61">
              <svg:title/>
              <svg:desc/>
              <text:p text:style-name="a952" text:class-names="" text:cond-style-name=""><text:span text:style-name="a95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.20833in" svg:y="0.17708in" svg:width="1.53125in" svg:height="1.57292in" draw:z-index="19" draw:id="id366" draw:style-name="a944" draw:name="Rectangle 58">
              <svg:title/>
              <svg:desc/>
              <text:p text:style-name="a943" text:class-names="" text:cond-style-name=""><text:span text:style-name="a94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4" table:style-name="ce1"/>
        </table:table-row>
        <table:table-row table:style-name="ro5">
          <table:table-cell table:style-name="ce1"/>
          <table:table-cell table:style-name="ce1">
            <draw:custom-shape svg:x="0.90625in" svg:y="0.66667in" svg:width="1.03125in" svg:height="0.19792in" draw:z-index="27" draw:id="id374" draw:style-name="a968" draw:name="Rectangle 66">
              <svg:title/>
              <svg:desc/>
              <text:p text:style-name="a967" text:class-names="" text:cond-style-name=""><text:span text:style-name="a96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125in" svg:y="0.54167in" svg:width="1.70833in" svg:height="0.46875in" draw:z-index="26" draw:id="id373" draw:style-name="a965" draw:name="Rectangle 65">
              <svg:title/>
              <svg:desc/>
              <text:p text:style-name="a964" text:class-names="" text:cond-style-name=""><text:span text:style-name="a96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"/>
          <table:table-cell table:style-name="ce1">
            <draw:custom-shape svg:x="0.47917in" svg:y="0.375in" svg:width="0.19792in" svg:height="0.63542in" draw:z-index="23" draw:id="id370" draw:style-name="a956" draw:name="Rectangle 62">
              <svg:title/>
              <svg:desc/>
              <text:p text:style-name="a955" text:class-names="" text:cond-style-name=""><text:span text:style-name="a95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46875in" svg:y="0.36458in" svg:width="0.65625in" svg:height="0.64583in" draw:z-index="9" draw:id="id356" draw:style-name="a916" draw:name="Rectangle 48">
              <svg:title/>
              <svg:desc/>
              <text:p text:style-name="a915" text:class-names="" text:cond-style-name=""><text:span text:style-name="a91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.20833in" svg:y="0.36458in" svg:width="1.51042in" svg:height="0.64583in" draw:z-index="7" draw:id="id354" draw:style-name="a910" draw:name="Rectangle 46">
              <svg:title/>
              <svg:desc/>
              <text:p text:style-name="a909" text:class-names="" text:cond-style-name=""><text:span text:style-name="a90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.80208in" svg:y="0.36458in" svg:width="0.58333in" svg:height="0.63542in" draw:z-index="13" draw:id="id360" draw:style-name="a928" draw:name="Rectangle 52">
              <svg:title/>
              <svg:desc/>
              <text:p text:style-name="a927" text:class-names="" text:cond-style-name=""><text:span text:style-name="a92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.25in" svg:y="0.375in" svg:width="0.20833in" svg:height="0.32292in" draw:z-index="14" draw:id="id361" draw:style-name="a931" draw:name="Rectangle 53">
              <svg:title/>
              <svg:desc/>
              <text:p text:style-name="a930" text:class-names="" text:cond-style-name=""><text:span text:style-name="a92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6" table:style-name="ce1"/>
        </table:table-row>
        <table:table-row table:style-name="ro5">
          <table:table-cell table:style-name="ce1"/>
          <table:table-cell table:style-name="ce1">
            <draw:custom-shape svg:x="0.19792in" svg:y="0.3125in" svg:width="2.26042in" svg:height="0.59375in" draw:z-index="5" draw:id="id352" draw:style-name="a906" draw:name="Rectangle 44">
              <svg:title/>
              <svg:desc/>
              <text:p text:style-name="a905" text:class-names="" text:cond-style-name=""><text:span text:style-name="a90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 table:style-name="ce1"/>
          <table:table-cell table:style-name="ce1">
            <draw:custom-shape svg:x="0.19792in" svg:y="0.3125in" svg:width="1.52083in" svg:height="0.59375in" draw:z-index="10" draw:id="id357" draw:style-name="a919" draw:name="Rectangle 49">
              <svg:title/>
              <svg:desc/>
              <text:p text:style-name="a918" text:class-names="" text:cond-style-name=""><text:span text:style-name="a91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8" table:style-name="ce1"/>
        </table:table-row>
        <table:table-row table:style-name="ro5">
          <table:table-cell table:number-columns-repeated="2" table:style-name="ce1"/>
          <table:table-cell table:style-name="ce1">
            <draw:custom-shape svg:x="0.84375in" svg:y="0.02083in" svg:width="0.70833in" svg:height="0.19792in" draw:z-index="16" draw:id="id363" draw:style-name="a937" draw:name="Rectangle 55">
              <svg:title/>
              <svg:desc/>
              <text:p text:style-name="a936" text:class-names="" text:cond-style-name=""><text:span text:style-name="a93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 table:style-name="ce1"/>
          <table:table-cell table:style-name="ce1">
            <draw:custom-shape svg:x="0.08333in" svg:y="0.01042in" svg:width="0.70833in" svg:height="0.20833in" draw:z-index="15" draw:id="id362" draw:style-name="a934" draw:name="Rectangle 54">
              <svg:title/>
              <svg:desc/>
              <text:p text:style-name="a933" text:class-names="" text:cond-style-name=""><text:span text:style-name="a93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4.2 - MANUAL AXIS UNIT AND TRENDLINE LABEL POSITIONS (shapes on the charts:<text:s/><text:span text:style-name="T3">red</text:span><text:s/>= inner plot area,<text:s/><text:span text:style-name="T4">green</text:span><text:s/>= labels)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2D scatter chart (unit labels and trendline labels)</text:p>
          </table:table-cell>
          <table:table-cell table:number-columns-repeated="3" table:style-name="ce5"/>
          <table:table-cell office:value-type="string" table:style-name="ce5">
            <text:p>2D scatter chart, secondary axes set (unit labels)</text:p>
          </table:table-cell>
          <table:table-cell table:number-columns-repeated="7" table:style-name="ce5"/>
          <table:table-cell table:number-columns-repeated="16372"/>
        </table:table-row>
        <table:table-row table:style-name="ro5">
          <table:table-cell table:style-name="ce1">
            <draw:custom-shape svg:x="0.5625in" svg:y="0.23958in" svg:width="1.03125in" svg:height="0.19792in" draw:z-index="32" draw:id="id379" draw:style-name="a981" draw:name="Rectangle 71">
              <svg:title/>
              <svg:desc/>
              <text:p text:style-name="a980" text:class-names="" text:cond-style-name=""><text:span text:style-name="a97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28" draw:id="id375" draw:style-name="a969" draw:name="Chart 67" svg:x="0.02083in" svg:y="0.02083in" svg:width="3.66667in" svg:height="2.70833in" style:rel-width="scale" style:rel-height="scale">
              <draw:object xlink:href="Object 79/" xlink:type="simple" xlink:show="embed" xlink:actuate="onLoad"/>
              <svg:title/>
              <svg:desc/>
            </draw:frame>
          </table:table-cell>
          <table:table-cell table:style-name="ce1">
            <draw:custom-shape svg:x="0.20833in" svg:y="0.16667in" svg:width="2.25in" svg:height="1.53125in" draw:z-index="29" draw:id="id376" draw:style-name="a972" draw:name="Rectangle 68">
              <svg:title/>
              <svg:desc/>
              <text:p text:style-name="a971" text:class-names="" text:cond-style-name=""><text:span text:style-name="a97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"/>
          <table:table-cell table:style-name="ce1">
            <draw:frame draw:z-index="33" draw:id="id380" draw:style-name="a982" draw:name="Chart 72" svg:x="0.02083in" svg:y="0.02083in" svg:width="3.66667in" svg:height="2.70833in" style:rel-width="scale" style:rel-height="scale">
              <draw:object xlink:href="Object 80/" xlink:type="simple" xlink:show="embed" xlink:actuate="onLoad"/>
              <svg:title/>
              <svg:desc/>
            </draw:frame>
            <draw:custom-shape svg:x="0.19792in" svg:y="0.38542in" svg:width="0.19792in" svg:height="0.63542in" draw:z-index="37" draw:id="id384" draw:style-name="a994" draw:name="Rectangle 76">
              <svg:title/>
              <svg:desc/>
              <text:p text:style-name="a993" text:class-names="" text:cond-style-name=""><text:span text:style-name="a99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/>
          <table:table-cell table:style-name="ce1">
            <draw:custom-shape svg:x="0.40625in" svg:y="0.19792in" svg:width="0.45833in" svg:height="0.20833in" draw:z-index="35" draw:id="id382" draw:style-name="a988" draw:name="Rectangle 74">
              <svg:title/>
              <svg:desc/>
              <text:p text:style-name="a987" text:class-names="" text:cond-style-name=""><text:span text:style-name="a98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7" table:style-name="ce1"/>
        </table:table-row>
        <table:table-row table:style-name="ro5">
          <table:table-cell table:style-name="ce1">
            <draw:custom-shape svg:x="0.58333in" svg:y="0.32292in" svg:width="1.04167in" svg:height="0.38542in" draw:z-index="31" draw:id="id378" draw:style-name="a978" draw:name="Rectangle 70">
              <svg:title/>
              <svg:desc/>
              <text:p text:style-name="a977" text:class-names="" text:cond-style-name=""><text:span text:style-name="a97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19792in" svg:y="0.65625in" svg:width="0.21875in" svg:height="0.65625in" draw:z-index="30" draw:id="id377" draw:style-name="a975" draw:name="Rectangle 69">
              <svg:title/>
              <svg:desc/>
              <text:p text:style-name="a974" text:class-names="" text:cond-style-name=""><text:span text:style-name="a97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4" table:style-name="ce1"/>
          <table:table-cell table:style-name="ce1">
            <draw:custom-shape svg:x="0.20833in" svg:y="0.36458in" svg:width="1.51042in" svg:height="0.64583in" draw:z-index="34" draw:id="id381" draw:style-name="a985" draw:name="Rectangle 73">
              <svg:title/>
              <svg:desc/>
              <text:p text:style-name="a984" text:class-names="" text:cond-style-name=""><text:span text:style-name="a98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8" table:style-name="ce1"/>
        </table:table-row>
        <table:table-row table:style-name="ro5">
          <table:table-cell table:number-columns-repeated="7" table:style-name="ce1"/>
          <table:table-cell table:style-name="ce1">
            <draw:custom-shape svg:x="0.5625in" svg:y="0.35417in" svg:width="0.20833in" svg:height="0.32292in" draw:z-index="36" draw:id="id383" draw:style-name="a991" draw:name="Rectangle 75">
              <svg:title/>
              <svg:desc/>
              <text:p text:style-name="a990" text:class-names="" text:cond-style-name=""><text:span text:style-name="a98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6" table:style-name="ce1"/>
        </table:table-row>
        <table:table-row table:style-name="ro5">
          <table:table-cell/>
          <table:table-cell table:style-name="ce1">
            <draw:custom-shape svg:x="0.21875in" svg:y="0.30208in" svg:width="0.71875in" svg:height="0.20833in" draw:z-index="38" draw:id="id385" draw:style-name="a997" draw:name="Rectangle 77">
              <svg:title/>
              <svg:desc/>
              <text:p text:style-name="a996" text:class-names="" text:cond-style-name=""><text:span text:style-name="a99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/>
          <table:table-cell table:style-name="ce1">
            <draw:custom-shape svg:x="0.77083in" svg:y="0.3125in" svg:width="0.71875in" svg:height="0.20833in" draw:z-index="39" draw:id="id386" draw:style-name="a1000" draw:name="Rectangle 78">
              <svg:title/>
              <svg:desc/>
              <text:p text:style-name="a999" text:class-names="" text:cond-style-name=""><text:span text:style-name="a99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9"/>
        </table:table-row>
        <table:table-row table:number-rows-repeated="1048559" table:style-name="ro2">
          <table:table-cell table:number-columns-repeated="16384"/>
        </table:table-row>
      </table:table>
      <table:table table:name="SourceData" table:style-name="ta2">
        <table:table-column table:style-name="co2" table:number-columns-repeated="16384" table:default-cell-style-name="ce1"/>
        <table:table-row table:style-name="ro1">
          <table:table-cell office:value-type="string" table:style-name="ce2">
            <text:p>CHART TEST DOCUMENT - OBJECT POSITIONING</text:p>
          </table:table-cell>
          <table:table-cell table:number-columns-repeated="7" table:style-name="ce2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5 - SOURCE DATA</text:p>
          </table:table-cell>
          <table:table-cell table:number-columns-repeated="7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eries 1</text:p>
          </table:table-cell>
          <table:table-cell office:value-type="string" table:style-name="ce1">
            <text:p>Series 2</text:p>
          </table:table-cell>
          <table:table-cell office:value-type="string" table:style-name="ce1">
            <text:p>Series 3</text:p>
          </table:table-cell>
          <table:table-cell office:value-type="string" table:style-name="ce1">
            <text:p>Series 4</text:p>
          </table:table-cell>
          <table:table-cell office:value-type="string" table:style-name="ce1">
            <text:p>Series 5</text:p>
          </table:table-cell>
          <table:table-cell office:value-type="string" table:style-name="ce1">
            <text:p>Series 6</text:p>
          </table:table-cell>
          <table:table-cell office:value-type="string" table:style-name="ce1">
            <text:p>X values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Point 1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Point 2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000" table:style-name="ce1">
            <text:p>2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Point 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00" table:style-name="ce1">
            <text:p>3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Point 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000" table:style-name="ce1">
            <text:p>4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Workaround for broken chart bitmap import</text:p>
          </table:table-cell>
          <table:table-cell table:number-columns-repeated="16383" table:style-name="ce1"/>
        </table:table-row>
        <table:table-row table:style-name="ro2">
          <table:table-cell table:style-name="ce1">
            <draw:custom-shape svg:x="0.05208in" svg:y="0.03125in" svg:width="1.20833in" svg:height="0.53125in" draw:z-index="1" draw:id="id387" draw:style-name="a1004" draw:name="Rectangle 1">
              <svg:title/>
              <svg:desc/>
              <text:p text:style-name="a1002" text:class-names="" text:cond-style-name=""><text:span text:style-name="a100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Heading_1" style:family="table-cell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Heading_2" style:family="table-cell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Heading_3" style:family="table-cell" style:data-style-name="N0">
      <style:table-cell-properties style:vertical-align="top" fo:background-color="#D9D9D9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draw:name="a1003" xlink:href="media/image1.png" xlink:show="embed" xlink:actuate="onLoad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un</meta:initial-creator>
    <dc:creator>Olaf Felka</dc:creator>
    <meta:creation-date>2009-07-10T11:47:53Z</meta:creation-date>
    <dc:date>2014-02-28T10:03:03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7f7f7f" svg:stroke-opacity="100%"/>
    </style:style>
  </office:automatic-styles>
  <office:body>
    <office:chart>
      <chart:chart chart:class="chart:bar" svg:height="195.0pt" svg:width="264.0pt" chart:style-name="Crt0">
        <chart:title chart:style-name="CT00">
          <text:p text:style-name="a1" text:class-names="" text:cond-style-name="">Diagrammtitel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2" text:class-names="" text:cond-style-name="">Achsentitel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3" text:class-names="" text:cond-style-name="">Achsentitel</text:p>
            </chart:title>
          </chart:axis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G0S2P0">
      <style:graphic-properties draw:fill="solid" draw:fill-color="#4f81bd" draw:opacity="100%" draw:stroke="none"/>
    </style:style>
    <style:style style:family="chart" style:name="G0S2P1">
      <style:graphic-properties draw:fill="solid" draw:fill-color="#c0504d" draw:opacity="100%" draw:stroke="none"/>
    </style:style>
    <style:style style:family="chart" style:name="G0S2P2">
      <style:graphic-properties draw:fill="solid" draw:fill-color="#9bbb59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P3">
      <style:graphic-properties draw:fill="solid" draw:fill-color="#8064a2" draw:opacity="100%" draw:stroke="non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pie-offset="0" chart:solid-type="cuboid"/>
      <style:graphic-properties draw:fill="solid" draw:fill-color="#9bbb59" draw:opacity="100%" draw:stroke="non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1P0">
      <style:graphic-properties draw:fill="solid" draw:fill-color="#4f81bd" draw:opacity="100%" draw:stroke="none"/>
    </style:style>
    <style:style style:family="chart" style:name="G0S1P1">
      <style:graphic-properties draw:fill="solid" draw:fill-color="#c0504d" draw:opacity="100%" draw:stroke="none"/>
    </style:style>
    <style:style style:family="chart" style:name="G0S1P2">
      <style:graphic-properties draw:fill="solid" draw:fill-color="#9bbb59" draw:opacity="100%" draw:stroke="none"/>
    </style:style>
    <style:style style:family="chart" style:name="G0S1P3">
      <style:graphic-properties draw:fill="solid" draw:fill-color="#8064a2" draw:opacity="100%" draw:stroke="none"/>
    </style: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false"/>
      <style:graphic-properties draw:fill="none" draw:stroke="solid" svg:stroke-width="0.01042in" svg:stroke-color="#7f7f7f" svg:stroke-opacity="100%"/>
    </style:style>
  </office:automatic-styles>
  <office:body>
    <office:chart>
      <chart:chart chart:class="chart:circle" svg:height="195.0pt" svg:width="264.0pt" chart:style-name="Crt0">
        <chart:title svg:x="100.0874803149606pt" svg:y="6.0pt" chart:style-name="CT00">
          <text:p text:style-name="a1" text:class-names="" text:cond-style-name="">Series 1</text:p>
        </chart:title>
        <chart:legend chart:legend-position="bottom" chart:legend-align="center" chart:style-name="Lgnd"/>
        <chart:plot-area svg:x="11.0pt" svg:y="11.0pt" svg:width="242.0pt" svg:height="173.0pt" chart:style-name="Plt0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label-cell-address="SourceData.$C$4" chart:values-cell-range-address="SourceData.$C$5:.$C$8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SourceData.$D$4" chart:values-cell-range-address="SourceData.$D$5:.$D$8" chart:class="chart:circle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8064a2" draw:opacity="100%" draw:stroke="none"/>
    </style:style>
    <style:style style:family="chart" style:name="G0S2P0">
      <style:graphic-properties draw:fill="solid" draw:fill-color="#4f81bd" draw:opacity="100%" draw:stroke="none"/>
    </style:style>
    <style:style style:family="chart" style:name="G0S2P1">
      <style:graphic-properties draw:fill="solid" draw:fill-color="#c0504d" draw:opacity="100%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P2">
      <style:graphic-properties draw:fill="solid" draw:fill-color="#9bbb59" draw:opacity="100%" draw:stroke="non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G0S2P3">
      <style:graphic-properties draw:fill="solid" draw:fill-color="#8064a2" draw:opacity="100%" draw:stroke="none"/>
    </style:style>
    <style:style style:family="chart" style:name="G0S2">
      <style:chart-properties chart:symbol-type="none" chart:connect-bars="false" chart:pie-offset="0" chart:solid-type="cuboid"/>
      <style:graphic-properties draw:fill="solid" draw:fill-color="#9bbb59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P0">
      <style:graphic-properties draw:fill="solid" draw:fill-color="#4f81bd" draw:opacity="100%" draw:stroke="none"/>
    </style:style>
    <style:style style:family="chart" style:name="G0S1P1">
      <style:graphic-properties draw:fill="solid" draw:fill-color="#c0504d" draw:opacity="100%" draw:stroke="none"/>
    </style:style>
    <style:style style:family="chart" style:name="G0S1P2">
      <style:graphic-properties draw:fill="solid" draw:fill-color="#9bbb59" draw:opacity="100%" draw:stroke="none"/>
    </style:style>
    <style:style style:family="chart" style:name="G0S1P3">
      <style:graphic-properties draw:fill="solid" draw:fill-color="#8064a2" draw:opacity="100%" draw:stroke="none"/>
    </style:style>
    <style:style style:family="chart" style:name="Plt0">
      <style:chart-properties chart:three-dimensional="false" chart:deep="false" chart:pie-offset="0" chart:angle-offset="0" chart:auto-position="false"/>
      <style:graphic-properties draw:fill="none" draw:stroke="solid" svg:stroke-width="0.01042in" svg:stroke-color="#7f7f7f" svg:stroke-opacity="100%"/>
    </style:style>
  </office:automatic-styles>
  <office:body>
    <office:chart>
      <chart:chart chart:class="chart:circle" svg:height="195.0pt" svg:width="264.0pt" chart:style-name="Crt0">
        <chart:title chart:style-name="CT00">
          <text:p text:style-name="a1" text:class-names="" text:cond-style-name="">Series 1</text:p>
        </chart:title>
        <chart:legend chart:legend-position="bottom" chart:legend-align="center" chart:style-name="Lgnd"/>
        <chart:plot-area svg:x="52.8pt" svg:y="19.5pt" svg:width="184.8pt" svg:height="136.5pt" chart:style-name="Plt0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series chart:label-cell-address="SourceData.$C$4" chart:values-cell-range-address="SourceData.$C$5:.$C$8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SourceData.$D$4" chart:values-cell-range-address="SourceData.$D$5:.$D$8" chart:class="chart:circle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8064a2" draw:opacity="100%" draw:stroke="none"/>
    </style:style>
    <style:style style:family="chart" style:name="G0S2P0">
      <style:graphic-properties draw:fill="solid" draw:fill-color="#4f81bd" draw:opacity="100%" draw:stroke="none"/>
    </style:style>
    <style:style style:family="chart" style:name="G0S2P1">
      <style:graphic-properties draw:fill="solid" draw:fill-color="#c0504d" draw:opacity="100%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P2">
      <style:graphic-properties draw:fill="solid" draw:fill-color="#9bbb59" draw:opacity="100%" draw:stroke="non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G0S2P3">
      <style:graphic-properties draw:fill="solid" draw:fill-color="#8064a2" draw:opacity="100%" draw:stroke="none"/>
    </style:style>
    <style:style style:family="chart" style:name="G0S2">
      <style:chart-properties chart:symbol-type="none" chart:connect-bars="false" chart:pie-offset="0" chart:solid-type="cuboid"/>
      <style:graphic-properties draw:fill="solid" draw:fill-color="#9bbb59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P0">
      <style:graphic-properties draw:fill="solid" draw:fill-color="#4f81bd" draw:opacity="100%" draw:stroke="none"/>
    </style:style>
    <style:style style:family="chart" style:name="G0S1P1">
      <style:graphic-properties draw:fill="solid" draw:fill-color="#c0504d" draw:opacity="100%" draw:stroke="none"/>
    </style:style>
    <style:style style:family="chart" style:name="G0S1P2">
      <style:graphic-properties draw:fill="solid" draw:fill-color="#9bbb59" draw:opacity="100%" draw:stroke="none"/>
    </style:style>
    <style:style style:family="chart" style:name="G0S1P3">
      <style:graphic-properties draw:fill="solid" draw:fill-color="#8064a2" draw:opacity="100%" draw:stroke="none"/>
    </style:style>
    <style:style style:family="chart" style:name="Plt0">
      <style:chart-properties chart:three-dimensional="false" chart:deep="false" chart:pie-offset="0" chart:angle-offset="0" chart:auto-position="false"/>
      <style:graphic-properties draw:fill="none" draw:stroke="solid" svg:stroke-width="0.01042in" svg:stroke-color="#7f7f7f" svg:stroke-opacity="100%"/>
    </style:style>
  </office:automatic-styles>
  <office:body>
    <office:chart>
      <chart:chart chart:class="chart:circle" svg:height="195.0pt" svg:width="264.0pt" chart:style-name="Crt0">
        <chart:title chart:style-name="CT00">
          <text:p text:style-name="a1" text:class-names="" text:cond-style-name="">Series 1</text:p>
        </chart:title>
        <chart:legend chart:legend-position="bottom" chart:legend-align="center" chart:style-name="Lgnd"/>
        <chart:plot-area svg:x="52.8pt" svg:y="19.5pt" svg:width="184.8pt" svg:height="136.5pt" chart:style-name="Plt0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series chart:label-cell-address="SourceData.$C$4" chart:values-cell-range-address="SourceData.$C$5:.$C$8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SourceData.$D$4" chart:values-cell-range-address="SourceData.$D$5:.$D$8" chart:class="chart:circle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8064a2" draw:opacity="100%" draw:stroke="none"/>
    </style:style>
    <style:style style:family="chart" style:name="G0S2P0">
      <style:graphic-properties draw:fill="solid" draw:fill-color="#4f81bd" draw:opacity="100%" draw:stroke="none"/>
    </style:style>
    <style:style style:family="chart" style:name="G0S2P1">
      <style:graphic-properties draw:fill="solid" draw:fill-color="#c0504d" draw:opacity="100%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P2">
      <style:graphic-properties draw:fill="solid" draw:fill-color="#9bbb59" draw:opacity="100%" draw:stroke="non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G0S2P3">
      <style:graphic-properties draw:fill="solid" draw:fill-color="#8064a2" draw:opacity="100%" draw:stroke="none"/>
    </style:style>
    <style:style style:family="chart" style:name="G0S2">
      <style:chart-properties chart:symbol-type="none" chart:connect-bars="false" chart:pie-offset="0" chart:solid-type="cuboid"/>
      <style:graphic-properties draw:fill="solid" draw:fill-color="#9bbb59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P0">
      <style:graphic-properties draw:fill="solid" draw:fill-color="#4f81bd" draw:opacity="100%" draw:stroke="none"/>
    </style:style>
    <style:style style:family="chart" style:name="G0S1P1">
      <style:graphic-properties draw:fill="solid" draw:fill-color="#c0504d" draw:opacity="100%" draw:stroke="none"/>
    </style:style>
    <style:style style:family="chart" style:name="G0S1P2">
      <style:graphic-properties draw:fill="solid" draw:fill-color="#9bbb59" draw:opacity="100%" draw:stroke="none"/>
    </style:style>
    <style:style style:family="chart" style:name="G0S1P3">
      <style:graphic-properties draw:fill="solid" draw:fill-color="#8064a2" draw:opacity="100%" draw:stroke="non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solid" svg:stroke-width="0.01042in" svg:stroke-color="#7f7f7f" svg:stroke-opacity="100%"/>
    </style:style>
  </office:automatic-styles>
  <office:body>
    <office:chart>
      <chart:chart chart:class="chart:circle" svg:height="195.0pt" svg:width="264.0pt" chart:style-name="Crt0">
        <chart:title chart:style-name="CT00">
          <text:p text:style-name="a1" text:class-names="" text:cond-style-name="">Series 1</text:p>
        </chart:title>
        <chart:legend chart:legend-position="bottom" chart:legend-align="center" chart:style-name="Lgnd"/>
        <chart:plot-area chart:style-name="Plt0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series chart:label-cell-address="SourceData.$C$4" chart:values-cell-range-address="SourceData.$C$5:.$C$8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SourceData.$D$4" chart:values-cell-range-address="SourceData.$D$5:.$D$8" chart:class="chart:circle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8064a2" draw:opacity="100%" draw:stroke="none"/>
    </style:style>
    <style:style style:family="chart" style:name="G0S2P0">
      <style:graphic-properties draw:fill="solid" draw:fill-color="#4f81bd" draw:opacity="100%" draw:stroke="none"/>
    </style:style>
    <style:style style:family="chart" style:name="G0S2P1">
      <style:graphic-properties draw:fill="solid" draw:fill-color="#c0504d" draw:opacity="100%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P2">
      <style:graphic-properties draw:fill="solid" draw:fill-color="#9bbb59" draw:opacity="100%" draw:stroke="none"/>
    </style:style>
    <style:style style:family="chart" style:name="DL00">
      <style:graphic-properties draw:fill="none" draw:stroke="solid" svg:stroke-width="0.01042in" svg:stroke-color="#77933c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G0S2P3">
      <style:graphic-properties draw:fill="solid" draw:fill-color="#8064a2" draw:opacity="100%" draw:stroke="none"/>
    </style:style>
    <style:style style:family="chart" style:name="G0S2">
      <style:chart-properties chart:symbol-type="none" chart:connect-bars="false" chart:pie-offset="0" chart:solid-type="cuboid"/>
      <style:graphic-properties draw:fill="solid" draw:fill-color="#9bbb59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P0">
      <style:graphic-properties draw:fill="solid" draw:fill-color="#4f81bd" draw:opacity="100%" draw:stroke="none"/>
    </style:style>
    <style:style style:family="chart" style:name="G0S1P1">
      <style:graphic-properties draw:fill="solid" draw:fill-color="#c0504d" draw:opacity="100%" draw:stroke="none"/>
    </style:style>
    <style:style style:family="chart" style:name="G0S1P2">
      <style:graphic-properties draw:fill="solid" draw:fill-color="#9bbb59" draw:opacity="100%" draw:stroke="none"/>
    </style:style>
    <style:style style:family="chart" style:name="G0S1P3">
      <style:graphic-properties draw:fill="solid" draw:fill-color="#8064a2" draw:opacity="100%" draw:stroke="none"/>
    </style:style>
    <style:style style:family="chart" style:name="Plt0">
      <style:chart-properties chart:three-dimensional="false" chart:deep="false" chart:pie-offset="0" chart:angle-offset="0" chart:auto-position="false"/>
      <style:graphic-properties draw:fill="none" draw:stroke="solid" svg:stroke-width="0.01042in" svg:stroke-color="#7f7f7f" svg:stroke-opacity="100%"/>
    </style:style>
  </office:automatic-styles>
  <office:body>
    <office:chart>
      <chart:chart chart:class="chart:circle" svg:height="195.0pt" svg:width="264.0pt" chart:style-name="Crt0">
        <chart:title svg:x="100.0874803149606pt" svg:y="6.0pt" chart:style-name="CT00">
          <text:p text:style-name="a1" text:class-names="" text:cond-style-name="">Series 1</text:p>
        </chart:title>
        <chart:legend chart:legend-position="bottom" chart:legend-align="center" chart:style-name="Lgnd"/>
        <chart:plot-area svg:x="27.5pt" svg:y="21.68228346456693pt" svg:width="209.0pt" svg:height="127.5525196850394pt" chart:style-name="Plt0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series chart:label-cell-address="SourceData.$C$4" chart:values-cell-range-address="SourceData.$C$5:.$C$8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SourceData.$D$4" chart:values-cell-range-address="SourceData.$D$5:.$D$8" chart:class="chart:circle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8064a2" draw:opacity="100%" draw:stroke="none"/>
    </style:style>
    <style:style style:family="chart" style:name="G0S2P0">
      <style:graphic-properties draw:fill="solid" draw:fill-color="#4f81bd" draw:opacity="100%" draw:stroke="none"/>
    </style:style>
    <style:style style:family="chart" style:name="G0S2P1">
      <style:graphic-properties draw:fill="solid" draw:fill-color="#c0504d" draw:opacity="100%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P2">
      <style:graphic-properties draw:fill="solid" draw:fill-color="#9bbb59" draw:opacity="100%" draw:stroke="non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G0S2P3">
      <style:graphic-properties draw:fill="solid" draw:fill-color="#8064a2" draw:opacity="100%" draw:stroke="none"/>
    </style:style>
    <style:style style:family="chart" style:name="G0S2">
      <style:chart-properties chart:symbol-type="none" chart:connect-bars="false" chart:pie-offset="0" chart:solid-type="cuboid"/>
      <style:graphic-properties draw:fill="solid" draw:fill-color="#9bbb59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P0">
      <style:graphic-properties draw:fill="solid" draw:fill-color="#4f81bd" draw:opacity="100%" draw:stroke="none"/>
    </style:style>
    <style:style style:family="chart" style:name="G0S1P1">
      <style:graphic-properties draw:fill="solid" draw:fill-color="#c0504d" draw:opacity="100%" draw:stroke="none"/>
    </style:style>
    <style:style style:family="chart" style:name="G0S1P2">
      <style:graphic-properties draw:fill="solid" draw:fill-color="#9bbb59" draw:opacity="100%" draw:stroke="none"/>
    </style:style>
    <style:style style:family="chart" style:name="G0S1P3">
      <style:graphic-properties draw:fill="solid" draw:fill-color="#8064a2" draw:opacity="100%" draw:stroke="none"/>
    </style:style>
    <style:style style:family="chart" style:name="Plt0">
      <style:chart-properties chart:three-dimensional="false" chart:deep="false" chart:pie-offset="0" chart:angle-offset="0" chart:auto-position="false"/>
      <style:graphic-properties draw:fill="none" draw:stroke="solid" svg:stroke-width="0.01042in" svg:stroke-color="#7f7f7f" svg:stroke-opacity="100%"/>
    </style:style>
  </office:automatic-styles>
  <office:body>
    <office:chart>
      <chart:chart chart:class="chart:circle" svg:height="195.0pt" svg:width="264.0pt" chart:style-name="Crt0">
        <chart:title chart:style-name="CT00">
          <text:p text:style-name="a1" text:class-names="" text:cond-style-name="">Series 1</text:p>
        </chart:title>
        <chart:legend chart:legend-position="bottom" chart:legend-align="center" chart:style-name="Lgnd"/>
        <chart:plot-area svg:x="27.5pt" svg:y="52.22653543307086pt" svg:width="209.0pt" svg:height="121.521968503937pt" chart:style-name="Plt0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series chart:label-cell-address="SourceData.$C$4" chart:values-cell-range-address="SourceData.$C$5:.$C$8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SourceData.$D$4" chart:values-cell-range-address="SourceData.$D$5:.$D$8" chart:class="chart:circle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8064a2" draw:opacity="100%" draw:stroke="none"/>
    </style:style>
    <style:style style:family="chart" style:name="G0S2P0">
      <style:graphic-properties draw:fill="solid" draw:fill-color="#4f81bd" draw:opacity="100%" draw:stroke="none"/>
    </style:style>
    <style:style style:family="chart" style:name="G0S2P1">
      <style:graphic-properties draw:fill="solid" draw:fill-color="#c0504d" draw:opacity="100%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P2">
      <style:graphic-properties draw:fill="solid" draw:fill-color="#9bbb59" draw:opacity="100%" draw:stroke="non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G0S2P3">
      <style:graphic-properties draw:fill="solid" draw:fill-color="#8064a2" draw:opacity="100%" draw:stroke="none"/>
    </style:style>
    <style:style style:family="chart" style:name="G0S2">
      <style:chart-properties chart:symbol-type="none" chart:connect-bars="false" chart:pie-offset="0" chart:solid-type="cuboid"/>
      <style:graphic-properties draw:fill="solid" draw:fill-color="#9bbb59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P0">
      <style:graphic-properties draw:fill="solid" draw:fill-color="#4f81bd" draw:opacity="100%" draw:stroke="none"/>
    </style:style>
    <style:style style:family="chart" style:name="G0S1P1">
      <style:graphic-properties draw:fill="solid" draw:fill-color="#c0504d" draw:opacity="100%" draw:stroke="none"/>
    </style:style>
    <style:style style:family="chart" style:name="G0S1P2">
      <style:graphic-properties draw:fill="solid" draw:fill-color="#9bbb59" draw:opacity="100%" draw:stroke="none"/>
    </style:style>
    <style:style style:family="chart" style:name="G0S1P3">
      <style:graphic-properties draw:fill="solid" draw:fill-color="#8064a2" draw:opacity="100%" draw:stroke="none"/>
    </style:style>
    <style:style style:family="chart" style:name="Plt0">
      <style:chart-properties chart:three-dimensional="false" chart:deep="false" chart:pie-offset="0" chart:angle-offset="0" chart:auto-position="false"/>
      <style:graphic-properties draw:fill="none" draw:stroke="solid" svg:stroke-width="0.01042in" svg:stroke-color="#7f7f7f" svg:stroke-opacity="100%"/>
    </style:style>
  </office:automatic-styles>
  <office:body>
    <office:chart>
      <chart:chart chart:class="chart:circle" svg:height="195.0pt" svg:width="264.0pt" chart:style-name="Crt0">
        <chart:title svg:x="100.0874803149606pt" svg:y="6.0pt" chart:style-name="CT00">
          <text:p text:style-name="a1" text:class-names="" text:cond-style-name="">Series 1</text:p>
        </chart:title>
        <chart:legend chart:legend-position="bottom" chart:legend-align="center" chart:style-name="Lgnd"/>
        <chart:plot-area svg:x="27.5pt" svg:y="23.18748031496063pt" svg:width="209.0pt" svg:height="148.6250393700788pt" chart:style-name="Plt0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series chart:label-cell-address="SourceData.$C$4" chart:values-cell-range-address="SourceData.$C$5:.$C$8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SourceData.$D$4" chart:values-cell-range-address="SourceData.$D$5:.$D$8" chart:class="chart:circle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solid" svg:stroke-width="0.01042in" svg:stroke-color="#7f7f7f" svg:stroke-opacity="100%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true" chart:deep="true" chart:auto-position="true" chart:right-angled-axes="false"/>
      <style:graphic-properties draw:fill="none" draw:stroke="solid" svg:stroke-width="0.01042in" svg:stroke-color="#7f7f7f" svg:stroke-opacity="100%"/>
    </style:style>
    <style:style style:family="chart" style:name="Axs0" style:data-style-name="N0">
      <style:chart-properties chart:link-data-style-to-source="false" chart:visible="true" chart:logarithmic="false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5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</office:automatic-styles>
  <office:body>
    <office:chart>
      <chart:chart chart:class="chart:bar" svg:height="195.0pt" svg:width="264.0pt" chart:style-name="Crt0">
        <chart:title chart:style-name="CT00">
          <text:p text:style-name="a1" text:class-names="" text:cond-style-name="">Diagrammtitel</text:p>
        </chart:title>
        <chart:legend chart:legend-position="end" chart:legend-align="center" chart:style-name="Lgnd"/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title chart:style-name="AT00">
              <text:p text:style-name="a2" text:class-names="" text:cond-style-name="">Achsentitel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3" text:class-names="" text:cond-style-name="">Achsentitel</text:p>
            </chart:title>
          </chart:axis>
          <chart:axis chart:dimension="z" chart:name="primary-z" chart:style-name="Axs2">
            <chart:title chart:style-name="AT02">
              <text:p text:style-name="a4" text:class-names="" text:cond-style-name="">Achsentitel</text:p>
            </chart:title>
          </chart:axis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solid" svg:stroke-width="0.01042in" svg:stroke-color="#7f7f7f" svg:stroke-opacity="100%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true" chart:deep="true" chart:auto-position="false" chart:right-angled-axes="false"/>
      <style:graphic-properties draw:fill="none" draw:stroke="solid" svg:stroke-width="0.01042in" svg:stroke-color="#7f7f7f" svg:stroke-opacity="100%"/>
    </style:style>
    <style:style style:family="chart" style:name="Axs0" style:data-style-name="N0">
      <style:chart-properties chart:link-data-style-to-source="false" chart:visible="true" chart:logarithmic="false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5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</office:automatic-styles>
  <office:body>
    <office:chart>
      <chart:chart chart:class="chart:bar" svg:height="195.0pt" svg:width="264.0pt" chart:style-name="Crt0">
        <chart:title svg:x="75.32pt" svg:y="6.0pt" chart:style-name="CT00">
          <text:p text:style-name="a1" text:class-names="" text:cond-style-name="">Diagrammtitel</text:p>
        </chart:title>
        <chart:legend chart:legend-position="end" chart:legend-align="center" chart:style-name="Lgnd"/>
        <chart:plot-area svg:x="26.20503937007874pt" svg:y="11.0pt" svg:width="157.0402362204725pt" svg:height="157.7949606299213pt"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title chart:style-name="AT00">
              <text:p text:style-name="a2" text:class-names="" text:cond-style-name="">Achsentitel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3" text:class-names="" text:cond-style-name="">Achsentitel</text:p>
            </chart:title>
          </chart:axis>
          <chart:axis chart:dimension="z" chart:name="primary-z" chart:style-name="Axs2">
            <chart:title chart:style-name="AT02">
              <text:p text:style-name="a4" text:class-names="" text:cond-style-name="">Achsentitel</text:p>
            </chart:title>
          </chart:axis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solid" svg:stroke-width="0.01042in" svg:stroke-color="#7f7f7f" svg:stroke-opacity="100%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true" chart:deep="true" chart:auto-position="false" chart:right-angled-axes="false"/>
      <style:graphic-properties draw:fill="none" draw:stroke="solid" svg:stroke-width="0.01042in" svg:stroke-color="#7f7f7f" svg:stroke-opacity="100%"/>
    </style:style>
    <style:style style:family="chart" style:name="Axs0" style:data-style-name="N0">
      <style:chart-properties chart:link-data-style-to-source="false" chart:visible="true" chart:logarithmic="false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5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</office:automatic-styles>
  <office:body>
    <office:chart>
      <chart:chart chart:class="chart:bar" svg:height="195.0pt" svg:width="264.0pt" chart:style-name="Crt0">
        <chart:title chart:style-name="CT00">
          <text:p text:style-name="a1" text:class-names="" text:cond-style-name="">Diagrammtitel</text:p>
        </chart:title>
        <chart:legend chart:legend-position="end" chart:legend-align="center" chart:style-name="Lgnd"/>
        <chart:plot-area svg:x="26.20503937007874pt" svg:y="41.97503937007873pt" svg:width="211.5899212598425pt" svg:height="126.8199212598425pt"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title chart:style-name="AT00">
              <text:p text:style-name="a2" text:class-names="" text:cond-style-name="">Achsentitel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3" text:class-names="" text:cond-style-name="">Achsentitel</text:p>
            </chart:title>
          </chart:axis>
          <chart:axis chart:dimension="z" chart:name="primary-z" chart:style-name="Axs2">
            <chart:title chart:style-name="AT02">
              <text:p text:style-name="a4" text:class-names="" text:cond-style-name="">Achsentitel</text:p>
            </chart:title>
          </chart:axis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7f7f7f" svg:stroke-opacity="100%"/>
    </style:style>
  </office:automatic-styles>
  <office:body>
    <office:chart>
      <chart:chart chart:class="chart:bar" svg:height="195.0pt" svg:width="264.0pt" chart:style-name="Crt0">
        <chart:title svg:x="75.32pt" svg:y="6.0pt" chart:style-name="CT00">
          <text:p text:style-name="a1" text:class-names="" text:cond-style-name="">Diagrammtitel</text:p>
        </chart:title>
        <chart:legend chart:legend-position="end" chart:legend-align="center" chart:style-name="Lgnd"/>
        <chart:plot-area svg:x="26.20503937007874pt" svg:y="11.0pt" svg:width="172.2452755905512pt" svg:height="157.7949606299213pt" chart:style-name="Plt0">
          <chart:axis chart:dimension="x" chart:name="primary-x" chart:style-name="Axs0">
            <chart:title chart:style-name="AT00">
              <text:p text:style-name="a2" text:class-names="" text:cond-style-name="">Achsentitel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3" text:class-names="" text:cond-style-name="">Achsentitel</text:p>
            </chart:title>
          </chart:axis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solid" svg:stroke-width="0.01042in" svg:stroke-color="#7f7f7f" svg:stroke-opacity="100%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true" chart:deep="true" chart:auto-position="false" chart:right-angled-axes="false"/>
      <style:graphic-properties draw:fill="none" draw:stroke="solid" svg:stroke-width="0.01042in" svg:stroke-color="#7f7f7f" svg:stroke-opacity="100%"/>
    </style:style>
    <style:style style:family="chart" style:name="Axs0" style:data-style-name="N0">
      <style:chart-properties chart:link-data-style-to-source="false" chart:visible="true" chart:logarithmic="false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5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</office:automatic-styles>
  <office:body>
    <office:chart>
      <chart:chart chart:class="chart:bar" svg:height="195.0pt" svg:width="264.0pt" chart:style-name="Crt0">
        <chart:title svg:x="75.32pt" svg:y="6.0pt" chart:style-name="CT00">
          <text:p text:style-name="a1" text:class-names="" text:cond-style-name="">Diagrammtitel</text:p>
        </chart:title>
        <chart:legend chart:legend-position="end" chart:legend-align="center" chart:style-name="Lgnd"/>
        <chart:plot-area svg:x="26.20503937007874pt" svg:y="11.0pt" svg:width="211.5899212598425pt" svg:height="157.7949606299213pt"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title chart:style-name="AT00">
              <text:p text:style-name="a2" text:class-names="" text:cond-style-name="">Achsentitel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3" text:class-names="" text:cond-style-name="">Achsentitel</text:p>
            </chart:title>
          </chart:axis>
          <chart:axis chart:dimension="z" chart:name="primary-z" chart:style-name="Axs2">
            <chart:title chart:style-name="AT02">
              <text:p text:style-name="a4" text:class-names="" text:cond-style-name="">Achsentitel</text:p>
            </chart:title>
          </chart:axis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G0S2P0">
      <style:graphic-properties draw:fill="solid" draw:fill-color="#4f81bd" draw:opacity="100%" draw:stroke="none"/>
    </style:style>
    <style:style style:family="chart" style:name="G0S2P1">
      <style:graphic-properties draw:fill="solid" draw:fill-color="#c0504d" draw:opacity="100%" draw:stroke="none"/>
    </style:style>
    <style:style style:family="chart" style:name="G0S2P2">
      <style:graphic-properties draw:fill="solid" draw:fill-color="#9bbb59" draw:opacity="100%" draw:stroke="non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P3">
      <style:graphic-properties draw:fill="solid" draw:fill-color="#8064a2" draw:opacity="100%" draw:stroke="non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pie-offset="0" chart:solid-type="cuboid"/>
      <style:graphic-properties draw:fill="solid" draw:fill-color="#9bbb59" draw:opacity="100%" draw:stroke="none"/>
    </style:style>
    <style:style style:family="chart" style:name="Wal0">
      <style:chart-properties chart:auto-size="true"/>
      <style:graphic-properties draw:fill="none" draw:stroke="solid" svg:stroke-width="0.01042in" svg:stroke-color="#7f7f7f" svg:stroke-opacity="100%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1P0">
      <style:graphic-properties draw:fill="solid" draw:fill-color="#4f81bd" draw:opacity="100%" draw:stroke="none"/>
    </style:style>
    <style:style style:family="chart" style:name="G0S1P1">
      <style:graphic-properties draw:fill="solid" draw:fill-color="#c0504d" draw:opacity="100%" draw:stroke="none"/>
    </style:style>
    <style:style style:family="chart" style:name="G0S1P2">
      <style:graphic-properties draw:fill="solid" draw:fill-color="#9bbb59" draw:opacity="100%" draw:stroke="none"/>
    </style:style>
    <style:style style:family="chart" style:name="G0S1P3">
      <style:graphic-properties draw:fill="solid" draw:fill-color="#8064a2" draw:opacity="100%" draw:stroke="none"/>
    </style: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false" chart:pie-offset="0" chart:angle-offset="0" chart:auto-position="true" chart:right-angled-axes="false"/>
      <style:graphic-properties draw:fill="none" draw:stroke="solid" svg:stroke-width="0.01042in" svg:stroke-color="#7f7f7f" svg:stroke-opacity="100%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</office:automatic-styles>
  <office:body>
    <office:chart>
      <chart:chart chart:class="chart:circle" svg:height="195.0pt" svg:width="264.0pt" chart:style-name="Crt0">
        <chart:title chart:style-name="CT00">
          <text:p text:style-name="a1" text:class-names="" text:cond-style-name="">Series 1</text:p>
        </chart:title>
        <chart:legend chart:legend-position="bottom" chart:legend-align="center" chart:style-name="Lgnd"/>
        <chart:plot-area chart:style-name="Plt0" dr3d:transform="matrix (0.90630677104982404 0 -0.42262044052464098 -0.39713343902554066 0.342019300324991 -0.85165006300296331 0.14454434737127708 0.9396929276126339 0.30997440771426255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label-cell-address="SourceData.$C$4" chart:values-cell-range-address="SourceData.$C$5:.$C$8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SourceData.$D$4" chart:values-cell-range-address="SourceData.$D$5:.$D$8" chart:class="chart:circle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chart-properties chart:auto-size="true"/>
      <style:graphic-properties draw:fill="none" draw:stroke="solid" svg:stroke-width="0.01042in" svg:stroke-color="#7f7f7f" svg:stroke-opacity="100%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8064a2" draw:opacity="100%" draw:stroke="none"/>
    </style:style>
    <style:style style:family="chart" style:name="G0S2P0">
      <style:graphic-properties draw:fill="solid" draw:fill-color="#4f81bd" draw:opacity="100%" draw:stroke="none"/>
    </style:style>
    <style:style style:family="chart" style:name="G0S2P1">
      <style:graphic-properties draw:fill="solid" draw:fill-color="#c0504d" draw:opacity="100%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P2">
      <style:graphic-properties draw:fill="solid" draw:fill-color="#9bbb59" draw:opacity="100%" draw:stroke="non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G0S2P3">
      <style:graphic-properties draw:fill="solid" draw:fill-color="#8064a2" draw:opacity="100%" draw:stroke="none"/>
    </style:style>
    <style:style style:family="chart" style:name="G0S2">
      <style:chart-properties chart:symbol-type="none" chart:connect-bars="false" chart:pie-offset="0" chart:solid-type="cuboid"/>
      <style:graphic-properties draw:fill="solid" draw:fill-color="#9bbb59" draw:opacity="100%" draw:stroke="non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P0">
      <style:graphic-properties draw:fill="solid" draw:fill-color="#4f81bd" draw:opacity="100%" draw:stroke="none"/>
    </style:style>
    <style:style style:family="chart" style:name="G0S1P1">
      <style:graphic-properties draw:fill="solid" draw:fill-color="#c0504d" draw:opacity="100%" draw:stroke="none"/>
    </style:style>
    <style:style style:family="chart" style:name="G0S1P2">
      <style:graphic-properties draw:fill="solid" draw:fill-color="#9bbb59" draw:opacity="100%" draw:stroke="none"/>
    </style:style>
    <style:style style:family="chart" style:name="G0S1P3">
      <style:graphic-properties draw:fill="solid" draw:fill-color="#8064a2" draw:opacity="100%" draw:stroke="none"/>
    </style:style>
    <style:style style:family="chart" style:name="Plt0">
      <style:chart-properties chart:three-dimensional="true" chart:deep="false" chart:pie-offset="0" chart:angle-offset="0" chart:auto-position="true" chart:right-angled-axes="false"/>
      <style:graphic-properties draw:fill="none" draw:stroke="solid" svg:stroke-width="0.01042in" svg:stroke-color="#7f7f7f" svg:stroke-opacity="100%"/>
    </style:style>
  </office:automatic-styles>
  <office:body>
    <office:chart>
      <chart:chart chart:class="chart:circle" svg:height="195.0pt" svg:width="264.0pt" chart:style-name="Crt0">
        <chart:title chart:style-name="CT00">
          <text:p text:style-name="a1" text:class-names="" text:cond-style-name="">Series 1</text:p>
        </chart:title>
        <chart:legend chart:legend-position="bottom" chart:legend-align="center" chart:style-name="Lgnd"/>
        <chart:plot-area chart:style-name="Plt0" dr3d:transform="matrix (0.90630677104982404 0 -0.42262044052464098 -0.39713343902554066 0.342019300324991 -0.85165006300296331 0.14454434737127708 0.9396929276126339 0.30997440771426255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series chart:label-cell-address="SourceData.$C$4" chart:values-cell-range-address="SourceData.$C$5:.$C$8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SourceData.$D$4" chart:values-cell-range-address="SourceData.$D$5:.$D$8" chart:class="chart:circle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2778in" svg:stroke-color="#7f7f7f" svg:stroke-opacity="100%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false" chart:visible="fals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;<text:s text:c="1"/></text:p>
        </chart:label-separator>
      </style:chart-properties>
      <style:graphic-properties draw:fill="none" draw:stroke="solid" svg:stroke-width="0.03125in" svg:stroke-color="#4a7ebb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2778in" svg:stroke-color="#7f7f7f" svg:stroke-opacity="100%"/>
    </style:style>
  </office:automatic-styles>
  <office:body>
    <office:chart>
      <chart:chart chart:class="chart:radar" svg:height="195.0pt" svg:width="264.0pt" chart:style-name="Crt0">
        <chart:title chart:style-name="CT00">
          <text:p text:style-name="a1" text:class-names="" text:cond-style-name="">Diagrammtitel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2" text:class-names="" text:cond-style-name="">Achsentitel</text:p>
            </chart:title>
            <chart:categories table:cell-range-address="SourceData.$A$5:.$A$8"/>
            <chart:grid chart:class="major" chart:style-name="GMa0"/>
          </chart:axis>
          <chart:axis chart:dimension="y" chart:name="primary-y" chart:style-name="Axs1">
            <chart:title chart:style-name="AT01">
              <text:p text:style-name="a3" text:class-names="" text:cond-style-name="">Achsentitel</text:p>
            </chart:title>
          </chart:axis>
          <chart:series chart:label-cell-address="SourceData.$B$4" chart:values-cell-range-address="SourceData.$B$5:.$B$8" chart:class="chart:rad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rad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rad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;<text:s text:c="1"/></text:p>
        </chart:label-separator>
      </style:chart-properties>
      <style:graphic-properties draw:fill="none" draw:stroke="solid" svg:stroke-width="0.03125in" svg:stroke-color="#4a7ebb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7f7f7f" svg:stroke-opacity="100%"/>
    </style:style>
  </office:automatic-styles>
  <office:body>
    <office:chart>
      <chart:chart chart:class="chart:radar" svg:height="195.0pt" svg:width="264.0pt" chart:style-name="Crt0">
        <chart:title chart:style-name="CT00">
          <text:p text:style-name="a1" text:class-names="" text:cond-style-name="">Diagrammtitel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2" text:class-names="" text:cond-style-name="">Achsentitel</text:p>
            </chart:title>
            <chart:categories table:cell-range-address="SourceData.$A$5:.$A$8"/>
            <chart:grid chart:class="major" chart:style-name="GMa0"/>
          </chart:axis>
          <chart:axis chart:dimension="y" chart:name="primary-y" chart:style-name="Axs1">
            <chart:title chart:style-name="AT01">
              <text:p text:style-name="a3" text:class-names="" text:cond-style-name="">Achsentitel</text:p>
            </chart:title>
          </chart:axis>
          <chart:series chart:label-cell-address="SourceData.$B$4" chart:values-cell-range-address="SourceData.$B$5:.$B$8" chart:class="chart:rad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rad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rad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chart-properties chart:auto-size="true"/>
      <style:graphic-properties draw:fill="none" draw:stroke="solid" svg:stroke-width="0.01042in" svg:stroke-color="#7f7f7f" svg:stroke-opacity="100%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true" chart:deep="true" chart:auto-position="false" chart:right-angled-axes="false"/>
      <style:graphic-properties draw:fill="none" draw:stroke="solid" svg:stroke-width="0.01042in" svg:stroke-color="#7f7f7f" svg:stroke-opacity="100%"/>
    </style:style>
  </office:automatic-styles>
  <office:body>
    <office:chart>
      <chart:chart chart:class="chart:bar" svg:height="195.0pt" svg:width="264.0pt" chart:style-name="Crt0">
        <chart:title chart:style-name="CT00">
          <text:p text:style-name="a1" text:class-names="" text:cond-style-name="">Diagrammtitel</text:p>
        </chart:title>
        <chart:legend chart:legend-position="end" chart:legend-align="center" chart:style-name="Lgnd"/>
        <chart:plot-area svg:x="36.95417322834646pt" svg:y="13.39748031496063pt" svg:width="217.8184251968504pt" svg:height="179.1192913385827pt"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title chart:style-name="AT00">
              <text:p text:style-name="a2" text:class-names="" text:cond-style-name="">Achsentitel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3" text:class-names="" text:cond-style-name="">Achsentitel</text:p>
            </chart:title>
          </chart:axis>
          <chart:axis chart:dimension="z" chart:name="primary-z" chart:style-name="Axs2"/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chart-properties chart:auto-size="true"/>
      <style:graphic-properties draw:fill="none" draw:stroke="solid" svg:stroke-width="0.01042in" svg:stroke-color="#7f7f7f" svg:stroke-opacity="100%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true" chart:deep="true" chart:auto-position="false" chart:right-angled-axes="false"/>
      <style:graphic-properties draw:fill="none" draw:stroke="solid" svg:stroke-width="0.01042in" svg:stroke-color="#7f7f7f" svg:stroke-opacity="100%"/>
    </style:style>
  </office:automatic-styles>
  <office:body>
    <office:chart>
      <chart:chart chart:class="chart:bar" svg:height="195.0pt" svg:width="264.0pt" chart:style-name="Crt0">
        <chart:title chart:style-name="CT00">
          <text:p text:style-name="a1" text:class-names="" text:cond-style-name="">Diagrammtitel</text:p>
        </chart:title>
        <chart:legend chart:legend-position="end" chart:legend-align="center" chart:style-name="Lgnd"/>
        <chart:plot-area svg:x="52.8pt" svg:y="19.5pt" svg:width="184.8pt" svg:height="136.5pt"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title chart:style-name="AT00">
              <text:p text:style-name="a2" text:class-names="" text:cond-style-name="">Achsentitel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3" text:class-names="" text:cond-style-name="">Achsentitel</text:p>
            </chart:title>
          </chart:axis>
          <chart:axis chart:dimension="z" chart:name="primary-z" chart:style-name="Axs2"/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;<text:s text:c="1"/></text:p>
        </chart:label-separator>
      </style:chart-properties>
      <style:graphic-properties draw:fill="none" draw:stroke="solid" svg:stroke-width="0.03125in" svg:stroke-color="#4a7ebb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7f7f7f" svg:stroke-opacity="100%"/>
    </style:style>
  </office:automatic-styles>
  <office:body>
    <office:chart>
      <chart:chart chart:class="chart:radar" svg:height="195.0pt" svg:width="264.0pt" chart:style-name="Crt0">
        <chart:title chart:style-name="CT00">
          <text:p text:style-name="a1" text:class-names="" text:cond-style-name="">Diagrammtitel</text:p>
        </chart:title>
        <chart:legend chart:legend-position="end" chart:legend-align="center" chart:style-name="Lgnd"/>
        <chart:plot-area svg:x="9.757165354330709pt" svg:y="3.371653543307087pt" svg:width="254.2428346456693pt" svg:height="168.7566929133858pt" chart:style-name="Plt0">
          <chart:axis chart:dimension="x" chart:name="primary-x" chart:style-name="Axs0">
            <chart:title chart:style-name="AT00">
              <text:p text:style-name="a2" text:class-names="" text:cond-style-name="">Achsentitel</text:p>
            </chart:title>
            <chart:categories table:cell-range-address="SourceData.$A$5:.$A$8"/>
            <chart:grid chart:class="major" chart:style-name="GMa0"/>
          </chart:axis>
          <chart:axis chart:dimension="y" chart:name="primary-y" chart:style-name="Axs1">
            <chart:title chart:style-name="AT01">
              <text:p text:style-name="a3" text:class-names="" text:cond-style-name="">Achsentitel</text:p>
            </chart:title>
          </chart:axis>
          <chart:series chart:label-cell-address="SourceData.$B$4" chart:values-cell-range-address="SourceData.$B$5:.$B$8" chart:class="chart:rad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rad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rad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;<text:s text:c="1"/></text:p>
        </chart:label-separator>
      </style:chart-properties>
      <style:graphic-properties draw:fill="none" draw:stroke="solid" svg:stroke-width="0.03125in" svg:stroke-color="#4a7ebb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7f7f7f" svg:stroke-opacity="100%"/>
    </style:style>
  </office:automatic-styles>
  <office:body>
    <office:chart>
      <chart:chart chart:class="chart:radar" svg:height="195.0pt" svg:width="264.0pt" chart:style-name="Crt0">
        <chart:title chart:style-name="CT00">
          <text:p text:style-name="a1" text:class-names="" text:cond-style-name="">Diagrammtitel</text:p>
        </chart:title>
        <chart:legend chart:legend-position="end" chart:legend-align="center" chart:style-name="Lgnd"/>
        <chart:plot-area svg:x="52.8pt" svg:y="19.5pt" svg:width="184.8pt" svg:height="136.5pt" chart:style-name="Plt0">
          <chart:axis chart:dimension="x" chart:name="primary-x" chart:style-name="Axs0">
            <chart:title chart:style-name="AT00">
              <text:p text:style-name="a2" text:class-names="" text:cond-style-name="">Achsentitel</text:p>
            </chart:title>
            <chart:categories table:cell-range-address="SourceData.$A$5:.$A$8"/>
            <chart:grid chart:class="major" chart:style-name="GMa0"/>
          </chart:axis>
          <chart:axis chart:dimension="y" chart:name="primary-y" chart:style-name="Axs1">
            <chart:title chart:style-name="AT01">
              <text:p text:style-name="a3" text:class-names="" text:cond-style-name="">Achsentitel</text:p>
            </chart:title>
          </chart:axis>
          <chart:series chart:label-cell-address="SourceData.$B$4" chart:values-cell-range-address="SourceData.$B$5:.$B$8" chart:class="chart:rad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rad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rad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7f7f7f" svg:stroke-opacity="100%"/>
    </style:style>
  </office:automatic-styles>
  <office:body>
    <office:chart>
      <chart:chart chart:class="chart:bar" svg:height="195.0pt" svg:width="264.0pt" chart:style-name="Crt0">
        <chart:title chart:style-name="CT00">
          <text:p text:style-name="a1" text:class-names="" text:cond-style-name="">Diagrammtitel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/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7f7f7f" svg:stroke-opacity="100%"/>
    </style:style>
  </office:automatic-styles>
  <office:body>
    <office:chart>
      <chart:chart chart:class="chart:bar" svg:height="195.0pt" svg:width="264.0pt" chart:style-name="Crt0">
        <chart:title chart:style-name="CT00">
          <text:p text:style-name="a1" text:class-names="" text:cond-style-name="">Diagrammtitel</text:p>
        </chart:title>
        <chart:legend chart:legend-position="end" chart:legend-align="center" chart:style-name="Lgnd"/>
        <chart:plot-area svg:x="26.20503937007874pt" svg:y="41.97503937007873pt" svg:width="226.7949606299213pt" svg:height="126.8199212598425pt" chart:style-name="Plt0">
          <chart:axis chart:dimension="x" chart:name="primary-x" chart:style-name="Axs0">
            <chart:title chart:style-name="AT00">
              <text:p text:style-name="a2" text:class-names="" text:cond-style-name="">Achsentitel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3" text:class-names="" text:cond-style-name="">Achsentitel</text:p>
            </chart:title>
          </chart:axis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chart-properties chart:auto-size="true"/>
      <style:graphic-properties draw:fill="none" draw:stroke="solid" svg:stroke-width="0.01042in" svg:stroke-color="#7f7f7f" svg:stroke-opacity="100%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true" chart:deep="true" chart:auto-position="true" chart:right-angled-axes="false"/>
      <style:graphic-properties draw:fill="none" draw:stroke="solid" svg:stroke-width="0.01042in" svg:stroke-color="#7f7f7f" svg:stroke-opacity="100%"/>
    </style:style>
  </office:automatic-styles>
  <office:body>
    <office:chart>
      <chart:chart chart:class="chart:bar" svg:height="195.0pt" svg:width="264.0pt" chart:style-name="Crt0">
        <chart:title chart:style-name="CT00">
          <text:p text:style-name="a1" text:class-names="" text:cond-style-name="">Diagrammtitel</text:p>
        </chart:title>
        <chart:legend chart:legend-position="end" chart:legend-align="center" chart:style-name="Lgnd"/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/>
          <chart:axis chart:dimension="z" chart:name="primary-z" chart:style-name="Axs2"/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1S0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3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7f7f7f" svg:stroke-opacity="100%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6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3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title chart:style-name="CT00">
          <text:p text:style-name="a1" text:class-names="" text:cond-style-name="">Diagrammtitel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2" text:class-names="" text:cond-style-name="">Achsentitel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3" text:class-names="" text:cond-style-name="">Achsentitel</text:p>
            </chart:title>
          </chart:axis>
          <chart:axis chart:dimension="y" chart:name="secondary-y" chart:style-name="Axs2">
            <chart:title chart:style-name="AT02">
              <text:p text:style-name="a4" text:class-names="" text:cond-style-name="">Achsentitel</text:p>
            </chart:title>
          </chart:axis>
          <chart:axis chart:dimension="x" chart:name="secondary-X" chart:style-name="Axs3">
            <chart:title chart:style-name="AT03">
              <text:p text:style-name="a5" text:class-names="" text:cond-style-name="">Achsentitel</text:p>
            </chart:title>
            <chart:categories table:cell-range-address="SourceData.$A$5:.$A$8"/>
          </chart:axis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7f7f7f" svg:stroke-opacity="100%"/>
    </style:style>
  </office:automatic-styles>
  <office:body>
    <office:chart>
      <chart:chart chart:class="chart:bar" svg:height="195.0pt" svg:width="264.0pt" chart:style-name="Crt0">
        <chart:title chart:style-name="CT00">
          <text:p text:style-name="a1" text:class-names="" text:cond-style-name="">Diagrammtitel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/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fals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false" chart:logarithmic="false" chart:maximum="8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7f7f7f" svg:stroke-opacity="100%"/>
    </style:style>
  </office:automatic-styles>
  <office:body>
    <office:chart>
      <chart:chart chart:class="chart:bar" svg:height="195.0pt" svg:width="264.0pt" chart:style-name="Crt0">
        <chart:title chart:style-name="CT00">
          <text:p text:style-name="a1" text:class-names="" text:cond-style-name="">Diagrammtitel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/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3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false" chart:visible="fals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false" chart:logarithmic="false" chart:maximum="8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7f7f7f" svg:stroke-opacity="100%"/>
    </style:style>
  </office:automatic-styles>
  <office:body>
    <office:chart>
      <chart:chart chart:class="chart:bar" svg:height="195.0pt" svg:width="264.0pt" chart:style-name="Crt0">
        <chart:title chart:style-name="CT00">
          <text:p text:style-name="a1" text:class-names="" text:cond-style-name="">Diagrammtitel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2" text:class-names="" text:cond-style-name="">Achsentitel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3" text:class-names="" text:cond-style-name="">Achsentitel</text:p>
            </chart:title>
          </chart:axis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3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1S0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3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7f7f7f" svg:stroke-opacity="100%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6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3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title svg:x="75.32pt" svg:y="6.0pt" chart:style-name="CT00">
          <text:p text:style-name="a1" text:class-names="" text:cond-style-name="">Diagrammtitel</text:p>
        </chart:title>
        <chart:legend chart:legend-position="end" chart:legend-align="center" chart:style-name="Lgnd"/>
        <chart:plot-area svg:x="26.20503937007874pt" svg:y="26.20503937007874pt" svg:width="157.0402362204725pt" svg:height="142.5899212598425pt" chart:style-name="Plt0">
          <chart:axis chart:dimension="x" chart:name="primary-x" chart:style-name="Axs0">
            <chart:title chart:style-name="AT00">
              <text:p text:style-name="a2" text:class-names="" text:cond-style-name="">Achsentitel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3" text:class-names="" text:cond-style-name="">Achsentitel</text:p>
            </chart:title>
          </chart:axis>
          <chart:axis chart:dimension="y" chart:name="secondary-y" chart:style-name="Axs2">
            <chart:title chart:style-name="AT02">
              <text:p text:style-name="a4" text:class-names="" text:cond-style-name="">Achsentitel</text:p>
            </chart:title>
          </chart:axis>
          <chart:axis chart:dimension="x" chart:name="secondary-X" chart:style-name="Axs3">
            <chart:title chart:style-name="AT03">
              <text:p text:style-name="a5" text:class-names="" text:cond-style-name="">Achsentitel</text:p>
            </chart:title>
            <chart:categories table:cell-range-address="SourceData.$A$5:.$A$8"/>
          </chart:axis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3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3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1S0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3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7f7f7f" svg:stroke-opacity="100%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6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3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title chart:style-name="CT00">
          <text:p text:style-name="a1" text:class-names="" text:cond-style-name="">Diagrammtitel</text:p>
        </chart:title>
        <chart:legend chart:legend-position="end" chart:legend-align="center" chart:style-name="Lgnd"/>
        <chart:plot-area svg:x="26.20503937007874pt" svg:y="57.18007874015748pt" svg:width="211.5899212598425pt" svg:height="111.6148818897638pt" chart:style-name="Plt0">
          <chart:axis chart:dimension="x" chart:name="primary-x" chart:style-name="Axs0">
            <chart:title chart:style-name="AT00">
              <text:p text:style-name="a2" text:class-names="" text:cond-style-name="">Achsentitel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3" text:class-names="" text:cond-style-name="">Achsentitel</text:p>
            </chart:title>
          </chart:axis>
          <chart:axis chart:dimension="y" chart:name="secondary-y" chart:style-name="Axs2">
            <chart:title chart:style-name="AT02">
              <text:p text:style-name="a4" text:class-names="" text:cond-style-name="">Achsentitel</text:p>
            </chart:title>
          </chart:axis>
          <chart:axis chart:dimension="x" chart:name="secondary-X" chart:style-name="Axs3">
            <chart:title chart:style-name="AT03">
              <text:p text:style-name="a5" text:class-names="" text:cond-style-name="">Achsentitel</text:p>
            </chart:title>
            <chart:categories table:cell-range-address="SourceData.$A$5:.$A$8"/>
          </chart:axis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3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3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1S0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3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7f7f7f" svg:stroke-opacity="100%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6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3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title svg:x="75.32pt" svg:y="6.0pt" chart:style-name="CT00">
          <text:p text:style-name="a1" text:class-names="" text:cond-style-name="">Diagrammtitel</text:p>
        </chart:title>
        <chart:legend chart:legend-position="end" chart:legend-align="center" chart:style-name="Lgnd"/>
        <chart:plot-area svg:x="26.20503937007874pt" svg:y="26.20503937007874pt" svg:width="211.5899212598425pt" svg:height="142.5899212598425pt" chart:style-name="Plt0">
          <chart:axis chart:dimension="x" chart:name="primary-x" chart:style-name="Axs0">
            <chart:title chart:style-name="AT00">
              <text:p text:style-name="a2" text:class-names="" text:cond-style-name="">Achsentitel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3" text:class-names="" text:cond-style-name="">Achsentitel</text:p>
            </chart:title>
          </chart:axis>
          <chart:axis chart:dimension="y" chart:name="secondary-y" chart:style-name="Axs2">
            <chart:title chart:style-name="AT02">
              <text:p text:style-name="a4" text:class-names="" text:cond-style-name="">Achsentitel</text:p>
            </chart:title>
          </chart:axis>
          <chart:axis chart:dimension="x" chart:name="secondary-X" chart:style-name="Axs3">
            <chart:title chart:style-name="AT03">
              <text:p text:style-name="a5" text:class-names="" text:cond-style-name="">Achsentitel</text:p>
            </chart:title>
            <chart:categories table:cell-range-address="SourceData.$A$5:.$A$8"/>
          </chart:axis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3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3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1S0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7f7f7f" svg:stroke-opacity="100%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title chart:style-name="CT00">
          <text:p text:style-name="a1" text:class-names="" text:cond-style-name="">Diagrammtitel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/>
          <chart:axis chart:dimension="y" chart:name="secondary-y" chart:style-name="Axs2"/>
          <chart:axis chart:dimension="x" chart:name="secondary-X" chart:style-name="Axs3">
            <chart:categories table:cell-range-address="SourceData.$A$5:.$A$8"/>
          </chart:axis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3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3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1S0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7f7f7f" svg:stroke-opacity="100%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title chart:style-name="CT00">
          <text:p text:style-name="a1" text:class-names="" text:cond-style-name="">Diagrammtitel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/>
          <chart:axis chart:dimension="y" chart:name="secondary-y" chart:style-name="Axs2"/>
          <chart:axis chart:dimension="x" chart:name="secondary-X" chart:style-name="Axs3">
            <chart:categories table:cell-range-address="SourceData.$A$5:.$A$8"/>
          </chart:axis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3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7f7f7f" svg:stroke-opacity="100%"/>
    </style:style>
  </office:automatic-styles>
  <office:body>
    <office:chart>
      <chart:chart chart:class="chart:bar" svg:height="195.0pt" svg:width="264.0pt" chart:style-name="Crt0">
        <chart:title svg:x="75.32pt" svg:y="6.0pt" chart:style-name="CT00">
          <text:p text:style-name="a1" text:class-names="" text:cond-style-name="">Diagrammtitel</text:p>
        </chart:title>
        <chart:legend chart:legend-position="end" chart:legend-align="center" chart:style-name="Lgnd"/>
        <chart:plot-area svg:x="26.20503937007874pt" svg:y="11.0pt" svg:width="226.7949606299213pt" svg:height="157.7949606299213pt" chart:style-name="Plt0">
          <chart:axis chart:dimension="x" chart:name="primary-x" chart:style-name="Axs0">
            <chart:title chart:style-name="AT00">
              <text:p text:style-name="a2" text:class-names="" text:cond-style-name="">Achsentitel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3" text:class-names="" text:cond-style-name="">Achsentitel</text:p>
            </chart:title>
          </chart:axis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4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1S0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Axs0" style:data-style-name="N0">
      <style:chart-properties chart:link-data-style-to-source="false" chart:visible="fals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7f7f7f" svg:stroke-opacity="100%"/>
    </style:style>
    <style:style style:family="chart" style:name="Axs1" style:data-style-name="N0">
      <style:chart-properties chart:gap-width="150" chart:overlap="0" chart:link-data-style-to-source="true" chart:visible="false" chart:logarithmic="false" chart:maximum="8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0" chart:link-data-style-to-source="true" chart:visible="false" chart:logarithmic="false" chart:maximum="8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false" chart:visible="false" chart:logarithmic="false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title chart:style-name="CT00">
          <text:p text:style-name="a1" text:class-names="" text:cond-style-name="">Diagrammtitel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/>
          <chart:axis chart:dimension="y" chart:name="secondary-y" chart:style-name="Axs2"/>
          <chart:axis chart:dimension="x" chart:name="secondary-X" chart:style-name="Axs3">
            <chart:categories table:cell-range-address="SourceData.$A$5:.$A$8"/>
          </chart:axis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4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4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1S0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3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7f7f7f" svg:stroke-opacity="100%"/>
    </style:style>
    <style:style style:family="chart" style:name="Axs0" style:data-style-name="N0">
      <style:chart-properties chart:link-data-style-to-source="false" chart:visible="fals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false" chart:logarithmic="false" chart:maximum="8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6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0" chart:link-data-style-to-source="true" chart:visible="false" chart:logarithmic="false" chart:maximum="8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3" style:data-style-name="N0">
      <style:chart-properties chart:link-data-style-to-source="false" chart:visible="false" chart:logarithmic="false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title chart:style-name="CT00">
          <text:p text:style-name="a1" text:class-names="" text:cond-style-name="">Diagrammtitel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2" text:class-names="" text:cond-style-name="">Achsentitel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3" text:class-names="" text:cond-style-name="">Achsentitel</text:p>
            </chart:title>
          </chart:axis>
          <chart:axis chart:dimension="y" chart:name="secondary-y" chart:style-name="Axs2">
            <chart:title chart:style-name="AT02">
              <text:p text:style-name="a4" text:class-names="" text:cond-style-name="">Achsentitel</text:p>
            </chart:title>
          </chart:axis>
          <chart:axis chart:dimension="x" chart:name="secondary-X" chart:style-name="Axs3">
            <chart:title chart:style-name="AT03">
              <text:p text:style-name="a5" text:class-names="" text:cond-style-name="">Achsentitel</text:p>
            </chart:title>
            <chart:categories table:cell-range-address="SourceData.$A$5:.$A$8"/>
          </chart:axis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4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4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chart-properties chart:auto-size="true"/>
      <style:graphic-properties draw:fill="none" draw:stroke="solid" svg:stroke-width="0.01042in" svg:stroke-color="#7f7f7f" svg:stroke-opacity="100%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interval-major="1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true" chart:deep="true" chart:auto-position="true" chart:right-angled-axes="false"/>
      <style:graphic-properties draw:fill="none" draw:stroke="solid" svg:stroke-width="0.01042in" svg:stroke-color="#7f7f7f" svg:stroke-opacity="100%"/>
    </style:style>
  </office:automatic-styles>
  <office:body>
    <office:chart>
      <chart:chart chart:class="chart:bar" svg:height="195.0pt" svg:width="264.0pt" chart:style-name="Crt0">
        <chart:title chart:style-name="CT00">
          <text:p text:style-name="a1" text:class-names="" text:cond-style-name="">Diagrammtitel</text:p>
        </chart:title>
        <chart:legend chart:legend-position="end" chart:legend-align="center" chart:style-name="Lgnd"/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/>
          <chart:axis chart:dimension="z" chart:name="primary-z" chart:style-name="Axs2"/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4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4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chart-properties chart:auto-size="true"/>
      <style:graphic-properties draw:fill="none" draw:stroke="solid" svg:stroke-width="0.01042in" svg:stroke-color="#7f7f7f" svg:stroke-opacity="100%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false" chart:logarithmic="false" chart:interval-major="1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false" chart:logarithmic="false" chart:maximum="8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link-data-style-to-source="true" chart:visible="false" chart:logarithmic="false" chart:interval-major="1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true" chart:deep="true" chart:auto-position="true" chart:right-angled-axes="false"/>
      <style:graphic-properties draw:fill="none" draw:stroke="solid" svg:stroke-width="0.01042in" svg:stroke-color="#7f7f7f" svg:stroke-opacity="100%"/>
    </style:style>
  </office:automatic-styles>
  <office:body>
    <office:chart>
      <chart:chart chart:class="chart:bar" svg:height="195.0pt" svg:width="264.0pt" chart:style-name="Crt0">
        <chart:title chart:style-name="CT00">
          <text:p text:style-name="a1" text:class-names="" text:cond-style-name="">Diagrammtitel</text:p>
        </chart:title>
        <chart:legend chart:legend-position="end" chart:legend-align="center" chart:style-name="Lgnd"/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/>
          <chart:axis chart:dimension="z" chart:name="primary-z" chart:style-name="Axs2"/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4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4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solid" svg:stroke-width="0.01042in" svg:stroke-color="#7f7f7f" svg:stroke-opacity="100%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true" chart:deep="true" chart:auto-position="true" chart:right-angled-axes="false"/>
      <style:graphic-properties draw:fill="none" draw:stroke="solid" svg:stroke-width="0.01042in" svg:stroke-color="#7f7f7f" svg:stroke-opacity="100%"/>
    </style:style>
    <style:style style:family="chart" style:name="Axs0" style:data-style-name="N0">
      <style:chart-properties chart:link-data-style-to-source="false" chart:visible="false" chart:logarithmic="false" chart:interval-major="1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false" chart:logarithmic="false" chart:maximum="8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5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link-data-style-to-source="true" chart:visible="false" chart:logarithmic="false" chart:interval-major="1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</office:automatic-styles>
  <office:body>
    <office:chart>
      <chart:chart chart:class="chart:bar" svg:height="195.0pt" svg:width="264.0pt" chart:style-name="Crt0">
        <chart:title chart:style-name="CT00">
          <text:p text:style-name="a1" text:class-names="" text:cond-style-name="">Diagrammtitel</text:p>
        </chart:title>
        <chart:legend chart:legend-position="end" chart:legend-align="center" chart:style-name="Lgnd"/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title chart:style-name="AT00">
              <text:p text:style-name="a2" text:class-names="" text:cond-style-name="">Achsentitel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3" text:class-names="" text:cond-style-name="">Achsentitel</text:p>
            </chart:title>
          </chart:axis>
          <chart:axis chart:dimension="z" chart:name="primary-z" chart:style-name="Axs2">
            <chart:title chart:style-name="AT02">
              <text:p text:style-name="a4" text:class-names="" text:cond-style-name="">Achsentitel</text:p>
            </chart:title>
          </chart:axis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4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4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7f7f7f" svg:stroke-opacity="100%"/>
    </style:style>
  </office:automatic-styles>
  <office:body>
    <office:chart>
      <chart:chart chart:class="chart:bar" svg:height="195.0pt" svg:width="264.0pt" chart:style-name="Crt0">
        <chart:title chart:style-name="CT00">
          <text:p text:style-name="a1" text:class-names="" text:cond-style-name="">Diagrammtitel</text:p>
        </chart:title>
        <chart:legend chart:legend-position="end" chart:legend-align="center" chart:style-name="Lgnd"/>
        <chart:plot-area svg:x="52.8pt" svg:y="19.5pt" svg:width="184.8pt" svg:height="139.6733070866142pt" chart:style-name="Plt0">
          <chart:axis chart:dimension="x" chart:name="primary-x" chart:style-name="Axs0">
            <chart:title chart:style-name="AT00">
              <text:p text:style-name="a2" text:class-names="" text:cond-style-name="">Achsentitel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3" text:class-names="" text:cond-style-name="">Achsentitel</text:p>
            </chart:title>
          </chart:axis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4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7f7f7f" svg:stroke-opacity="100%"/>
    </style:style>
  </office:automatic-styles>
  <office:body>
    <office:chart>
      <chart:chart chart:class="chart:bar" svg:height="195.0pt" svg:width="264.0pt" chart:style-name="Crt0">
        <chart:title chart:style-name="CT00">
          <text:p text:style-name="a1" text:class-names="" text:cond-style-name="">Diagrammtitel</text:p>
        </chart:title>
        <chart:legend chart:legend-position="end" chart:legend-align="center" chart:style-name="Lgnd"/>
        <chart:plot-area svg:x="52.8pt" svg:y="19.5pt" svg:width="184.8pt" svg:height="136.5pt" chart:style-name="Plt0">
          <chart:axis chart:dimension="x" chart:name="primary-x" chart:style-name="Axs0">
            <chart:title chart:style-name="AT00">
              <text:p text:style-name="a2" text:class-names="" text:cond-style-name="">Achsentitel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3" text:class-names="" text:cond-style-name="">Achsentitel</text:p>
            </chart:title>
          </chart:axis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4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1S0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3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7f7f7f" svg:stroke-opacity="100%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6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3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title chart:style-name="CT00">
          <text:p text:style-name="a1" text:class-names="" text:cond-style-name="">Diagrammtitel</text:p>
        </chart:title>
        <chart:legend chart:legend-position="end" chart:legend-align="center" chart:style-name="Lgnd"/>
        <chart:plot-area svg:x="36.95417322834646pt" svg:y="0.0pt" svg:width="216.4916535433071pt" svg:height="176.0516535433071pt" chart:style-name="Plt0">
          <chart:axis chart:dimension="x" chart:name="primary-x" chart:style-name="Axs0">
            <chart:title chart:style-name="AT00">
              <text:p text:style-name="a2" text:class-names="" text:cond-style-name="">Achsentitel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3" text:class-names="" text:cond-style-name="">Achsentitel</text:p>
            </chart:title>
          </chart:axis>
          <chart:axis chart:dimension="y" chart:name="secondary-y" chart:style-name="Axs2">
            <chart:title chart:style-name="AT02">
              <text:p text:style-name="a4" text:class-names="" text:cond-style-name="">Achsentitel</text:p>
            </chart:title>
          </chart:axis>
          <chart:axis chart:dimension="x" chart:name="secondary-X" chart:style-name="Axs3">
            <chart:title chart:style-name="AT03">
              <text:p text:style-name="a5" text:class-names="" text:cond-style-name="">Achsentitel</text:p>
            </chart:title>
            <chart:categories table:cell-range-address="SourceData.$A$5:.$A$8"/>
          </chart:axis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4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4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1S0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3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7f7f7f" svg:stroke-opacity="100%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6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3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title chart:style-name="CT00">
          <text:p text:style-name="a1" text:class-names="" text:cond-style-name="">Diagrammtitel</text:p>
        </chart:title>
        <chart:legend chart:legend-position="end" chart:legend-align="center" chart:style-name="Lgnd"/>
        <chart:plot-area svg:x="52.8pt" svg:y="19.5pt" svg:width="184.8pt" svg:height="136.5pt" chart:style-name="Plt0">
          <chart:axis chart:dimension="x" chart:name="primary-x" chart:style-name="Axs0">
            <chart:title chart:style-name="AT00">
              <text:p text:style-name="a2" text:class-names="" text:cond-style-name="">Achsentitel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3" text:class-names="" text:cond-style-name="">Achsentitel</text:p>
            </chart:title>
          </chart:axis>
          <chart:axis chart:dimension="y" chart:name="secondary-y" chart:style-name="Axs2">
            <chart:title chart:style-name="AT02">
              <text:p text:style-name="a4" text:class-names="" text:cond-style-name="">Achsentitel</text:p>
            </chart:title>
          </chart:axis>
          <chart:axis chart:dimension="x" chart:name="secondary-X" chart:style-name="Axs3">
            <chart:title chart:style-name="AT03">
              <text:p text:style-name="a5" text:class-names="" text:cond-style-name="">Achsentitel</text:p>
            </chart:title>
            <chart:categories table:cell-range-address="SourceData.$A$5:.$A$8"/>
          </chart:axis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4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4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1S0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3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7f7f7f" svg:stroke-opacity="100%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6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3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title chart:style-name="CT00">
          <text:p text:style-name="a1" text:class-names="" text:cond-style-name="">Diagrammtitel</text:p>
        </chart:title>
        <chart:legend chart:legend-position="end" chart:legend-align="center" chart:style-name="Lgnd"/>
        <chart:plot-area svg:x="52.8pt" svg:y="16.32669291338583pt" svg:width="184.8pt" svg:height="142.8466141732283pt" chart:style-name="Plt0">
          <chart:axis chart:dimension="x" chart:name="primary-x" chart:style-name="Axs0">
            <chart:title chart:style-name="AT00">
              <text:p text:style-name="a2" text:class-names="" text:cond-style-name="">Achsentitel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3" text:class-names="" text:cond-style-name="">Achsentitel</text:p>
            </chart:title>
          </chart:axis>
          <chart:axis chart:dimension="y" chart:name="secondary-y" chart:style-name="Axs2">
            <chart:title chart:style-name="AT02">
              <text:p text:style-name="a4" text:class-names="" text:cond-style-name="">Achsentitel</text:p>
            </chart:title>
          </chart:axis>
          <chart:axis chart:dimension="x" chart:name="secondary-X" chart:style-name="Axs3">
            <chart:title chart:style-name="AT03">
              <text:p text:style-name="a5" text:class-names="" text:cond-style-name="">Achsentitel</text:p>
            </chart:title>
            <chart:categories table:cell-range-address="SourceData.$A$5:.$A$8"/>
          </chart:axis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4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7f7f7f" svg:stroke-opacity="100%"/>
    </style:style>
  </office:automatic-styles>
  <office:body>
    <office:chart>
      <chart:chart chart:class="chart:bar" svg:height="195.0pt" svg:width="264.0pt" chart:style-name="Crt0">
        <chart:title chart:style-name="CT00">
          <text:p text:style-name="a1" text:class-names="" text:cond-style-name="">Diagrammtitel</text:p>
        </chart:title>
        <chart:legend chart:legend-position="end" chart:legend-align="center" chart:style-name="Lgnd"/>
        <chart:plot-area svg:x="36.95417322834646pt" svg:y="13.39748031496063pt" svg:width="200.6458267716535pt" svg:height="162.6541732283465pt" chart:style-name="Plt0">
          <chart:axis chart:dimension="x" chart:name="primary-x" chart:style-name="Axs0">
            <chart:title chart:style-name="AT00">
              <text:p text:style-name="a2" text:class-names="" text:cond-style-name="">Achsentitel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3" text:class-names="" text:cond-style-name="">Achsentitel</text:p>
            </chart:title>
          </chart:axis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5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1S0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3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7f7f7f" svg:stroke-opacity="100%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6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3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title chart:style-name="CT00">
          <text:p text:style-name="a1" text:class-names="" text:cond-style-name="">Diagrammtitel</text:p>
        </chart:title>
        <chart:legend chart:legend-position="end" chart:legend-align="center" chart:style-name="Lgnd"/>
        <chart:plot-area svg:x="52.8pt" svg:y="19.5pt" svg:width="184.8pt" svg:height="136.5pt" chart:style-name="Plt0">
          <chart:axis chart:dimension="x" chart:name="primary-x" chart:style-name="Axs0">
            <chart:title chart:style-name="AT00">
              <text:p text:style-name="a2" text:class-names="" text:cond-style-name="">Achsentitel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3" text:class-names="" text:cond-style-name="">Achsentitel</text:p>
            </chart:title>
          </chart:axis>
          <chart:axis chart:dimension="y" chart:name="secondary-y" chart:style-name="Axs2">
            <chart:title chart:style-name="AT02">
              <text:p text:style-name="a4" text:class-names="" text:cond-style-name="">Achsentitel</text:p>
            </chart:title>
          </chart:axis>
          <chart:axis chart:dimension="x" chart:name="secondary-X" chart:style-name="Axs3">
            <chart:title chart:style-name="AT03">
              <text:p text:style-name="a5" text:class-names="" text:cond-style-name="">Achsentitel</text:p>
            </chart:title>
            <chart:categories table:cell-range-address="SourceData.$A$5:.$A$8"/>
          </chart:axis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5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5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chart-properties chart:auto-size="true"/>
      <style:graphic-properties draw:fill="none" draw:stroke="solid" svg:stroke-width="0.01042in" svg:stroke-color="#7f7f7f" svg:stroke-opacity="100%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interval-major="1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true" chart:deep="true" chart:auto-position="false" chart:right-angled-axes="false"/>
      <style:graphic-properties draw:fill="none" draw:stroke="solid" svg:stroke-width="0.01042in" svg:stroke-color="#7f7f7f" svg:stroke-opacity="100%"/>
    </style:style>
  </office:automatic-styles>
  <office:body>
    <office:chart>
      <chart:chart chart:class="chart:bar" svg:height="195.0pt" svg:width="264.0pt" chart:style-name="Crt0">
        <chart:title chart:style-name="CT00">
          <text:p text:style-name="a1" text:class-names="" text:cond-style-name="">Diagrammtitel</text:p>
        </chart:title>
        <chart:legend chart:legend-position="end" chart:legend-align="center" chart:style-name="Lgnd"/>
        <chart:plot-area svg:x="52.8pt" svg:y="19.5pt" svg:width="187.9733070866142pt" svg:height="139.6733070866142pt"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title chart:style-name="AT00">
              <text:p text:style-name="a2" text:class-names="" text:cond-style-name="">Achsentitel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3" text:class-names="" text:cond-style-name="">Achsentitel</text:p>
            </chart:title>
          </chart:axis>
          <chart:axis chart:dimension="z" chart:name="primary-z" chart:style-name="Axs2"/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5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5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chart-properties chart:auto-size="true"/>
      <style:graphic-properties draw:fill="none" draw:stroke="solid" svg:stroke-width="0.01042in" svg:stroke-color="#7f7f7f" svg:stroke-opacity="100%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interval-major="1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true" chart:deep="true" chart:auto-position="false" chart:right-angled-axes="false"/>
      <style:graphic-properties draw:fill="none" draw:stroke="solid" svg:stroke-width="0.01042in" svg:stroke-color="#7f7f7f" svg:stroke-opacity="100%"/>
    </style:style>
  </office:automatic-styles>
  <office:body>
    <office:chart>
      <chart:chart chart:class="chart:bar" svg:height="195.0pt" svg:width="264.0pt" chart:style-name="Crt0">
        <chart:title chart:style-name="CT00">
          <text:p text:style-name="a1" text:class-names="" text:cond-style-name="">Diagrammtitel</text:p>
        </chart:title>
        <chart:legend chart:legend-position="end" chart:legend-align="center" chart:style-name="Lgnd"/>
        <chart:plot-area svg:x="52.8pt" svg:y="19.5pt" svg:width="184.8pt" svg:height="136.5pt"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title chart:style-name="AT00">
              <text:p text:style-name="a2" text:class-names="" text:cond-style-name="">Achsentitel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3" text:class-names="" text:cond-style-name="">Achsentitel</text:p>
            </chart:title>
          </chart:axis>
          <chart:axis chart:dimension="z" chart:name="primary-z" chart:style-name="Axs2"/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5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5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aa4643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89a54e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71588f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4198af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db843d" draw:opacity="100%" draw:stroke="non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7f7f7f" svg:stroke-opacity="100%"/>
    </style:style>
  </office:automatic-styles>
  <office:body>
    <office:chart>
      <chart:chart chart:class="chart:bar" svg:height="195.0pt" svg:width="264.0pt" chart:style-name="Crt0">
        <chart:title chart:style-name="CT00">
          <text:p text:style-name="a1" text:class-names="" text:cond-style-name="">Diagrammtitel</text:p>
        </chart:title>
        <chart:legend chart:legend-position="start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2" text:class-names="" text:cond-style-name="">Achsentitel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3" text:class-names="" text:cond-style-name="">Achsentitel</text:p>
            </chart:title>
          </chart:axis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series chart:label-cell-address="SourceData.$E$4" chart:values-cell-range-address="SourceData.$E$5:.$E$8" chart:class="chart:bar" chart:attached-axis="primary-y" chart:style-name="G0S3">
            <chart:data-point chart:repeated="4"/>
          </chart:series>
          <chart:series chart:label-cell-address="SourceData.$F$4" chart:values-cell-range-address="SourceData.$F$5:.$F$8" chart:class="chart:bar" chart:attached-axis="primary-y" chart:style-name="G0S4">
            <chart:data-point chart:repeated="4"/>
          </chart:series>
          <chart:series chart:label-cell-address="SourceData.$G$4" chart:values-cell-range-address="SourceData.$G$5:.$G$8" chart:class="chart:bar" chart:attached-axis="primary-y" chart:style-name="G0S5">
            <chart:data-point chart:repeated="4"/>
          </chart:series>
          <chart:wall chart:style-name="Wal0"/>
        </chart:plot-area>
      </chart:chart>
    </office:chart>
  </office:body>
</office:document-content>
</file>

<file path=Object 5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5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aa4643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89a54e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71588f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4198af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db843d" draw:opacity="100%" draw:stroke="non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7f7f7f" svg:stroke-opacity="100%"/>
    </style:style>
  </office:automatic-styles>
  <office:body>
    <office:chart>
      <chart:chart chart:class="chart:bar" svg:height="195.0pt" svg:width="264.0pt" chart:style-name="Crt0">
        <chart:title chart:style-name="CT00">
          <text:p text:style-name="a1" text:class-names="" text:cond-style-name="">Diagrammtitel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2" text:class-names="" text:cond-style-name="">Achsentitel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3" text:class-names="" text:cond-style-name="">Achsentitel</text:p>
            </chart:title>
          </chart:axis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series chart:label-cell-address="SourceData.$E$4" chart:values-cell-range-address="SourceData.$E$5:.$E$8" chart:class="chart:bar" chart:attached-axis="primary-y" chart:style-name="G0S3">
            <chart:data-point chart:repeated="4"/>
          </chart:series>
          <chart:series chart:label-cell-address="SourceData.$F$4" chart:values-cell-range-address="SourceData.$F$5:.$F$8" chart:class="chart:bar" chart:attached-axis="primary-y" chart:style-name="G0S4">
            <chart:data-point chart:repeated="4"/>
          </chart:series>
          <chart:series chart:label-cell-address="SourceData.$G$4" chart:values-cell-range-address="SourceData.$G$5:.$G$8" chart:class="chart:bar" chart:attached-axis="primary-y" chart:style-name="G0S5">
            <chart:data-point chart:repeated="4"/>
          </chart:series>
          <chart:wall chart:style-name="Wal0"/>
        </chart:plot-area>
      </chart:chart>
    </office:chart>
  </office:body>
</office:document-content>
</file>

<file path=Object 5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5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aa4643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89a54e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71588f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4198af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db843d" draw:opacity="100%" draw:stroke="non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7f7f7f" svg:stroke-opacity="100%"/>
    </style:style>
  </office:automatic-styles>
  <office:body>
    <office:chart>
      <chart:chart chart:class="chart:bar" svg:height="195.0pt" svg:width="264.0pt" chart:style-name="Crt0">
        <chart:title chart:style-name="CT00">
          <text:p text:style-name="a1" text:class-names="" text:cond-style-name="">Diagrammtitel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2" text:class-names="" text:cond-style-name="">Achsentitel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3" text:class-names="" text:cond-style-name="">Achsentitel</text:p>
            </chart:title>
          </chart:axis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series chart:label-cell-address="SourceData.$E$4" chart:values-cell-range-address="SourceData.$E$5:.$E$8" chart:class="chart:bar" chart:attached-axis="primary-y" chart:style-name="G0S3">
            <chart:data-point chart:repeated="4"/>
          </chart:series>
          <chart:series chart:label-cell-address="SourceData.$F$4" chart:values-cell-range-address="SourceData.$F$5:.$F$8" chart:class="chart:bar" chart:attached-axis="primary-y" chart:style-name="G0S4">
            <chart:data-point chart:repeated="4"/>
          </chart:series>
          <chart:series chart:label-cell-address="SourceData.$G$4" chart:values-cell-range-address="SourceData.$G$5:.$G$8" chart:class="chart:bar" chart:attached-axis="primary-y" chart:style-name="G0S5">
            <chart:data-point chart:repeated="4"/>
          </chart:series>
          <chart:wall chart:style-name="Wal0"/>
        </chart:plot-area>
      </chart:chart>
    </office:chart>
  </office:body>
</office:document-content>
</file>

<file path=Object 5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5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aa4643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89a54e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71588f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4198af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db843d" draw:opacity="100%" draw:stroke="non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7f7f7f" svg:stroke-opacity="100%"/>
    </style:style>
  </office:automatic-styles>
  <office:body>
    <office:chart>
      <chart:chart chart:class="chart:bar" svg:height="195.0pt" svg:width="264.0pt" chart:style-name="Crt0">
        <chart:title chart:style-name="CT00">
          <text:p text:style-name="a1" text:class-names="" text:cond-style-name="">Diagrammtitel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2" text:class-names="" text:cond-style-name="">Achsentitel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3" text:class-names="" text:cond-style-name="">Achsentitel</text:p>
            </chart:title>
          </chart:axis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series chart:label-cell-address="SourceData.$E$4" chart:values-cell-range-address="SourceData.$E$5:.$E$8" chart:class="chart:bar" chart:attached-axis="primary-y" chart:style-name="G0S3">
            <chart:data-point chart:repeated="4"/>
          </chart:series>
          <chart:series chart:label-cell-address="SourceData.$F$4" chart:values-cell-range-address="SourceData.$F$5:.$F$8" chart:class="chart:bar" chart:attached-axis="primary-y" chart:style-name="G0S4">
            <chart:data-point chart:repeated="4"/>
          </chart:series>
          <chart:series chart:label-cell-address="SourceData.$G$4" chart:values-cell-range-address="SourceData.$G$5:.$G$8" chart:class="chart:bar" chart:attached-axis="primary-y" chart:style-name="G0S5">
            <chart:data-point chart:repeated="4"/>
          </chart:series>
          <chart:wall chart:style-name="Wal0"/>
        </chart:plot-area>
      </chart:chart>
    </office:chart>
  </office:body>
</office:document-content>
</file>

<file path=Object 5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5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fals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aa4643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89a54e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71588f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4198af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db843d" draw:opacity="100%" draw:stroke="non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7f7f7f" svg:stroke-opacity="100%"/>
    </style:style>
  </office:automatic-styles>
  <office:body>
    <office:chart>
      <chart:chart chart:class="chart:bar" svg:height="195.0pt" svg:width="264.0pt" chart:style-name="Crt0">
        <chart:title chart:style-name="CT00">
          <text:p text:style-name="a1" text:class-names="" text:cond-style-name="">Diagrammtitel</text:p>
        </chart:title>
        <chart:legend svg:x="209.45031496063pt" svg:y="42.97503937007873pt" chart:style-name="Lgnd"/>
        <chart:plot-area chart:style-name="Plt0">
          <chart:axis chart:dimension="x" chart:name="primary-x" chart:style-name="Axs0">
            <chart:title chart:style-name="AT00">
              <text:p text:style-name="a2" text:class-names="" text:cond-style-name="">Achsentitel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3" text:class-names="" text:cond-style-name="">Achsentitel</text:p>
            </chart:title>
          </chart:axis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series chart:label-cell-address="SourceData.$E$4" chart:values-cell-range-address="SourceData.$E$5:.$E$8" chart:class="chart:bar" chart:attached-axis="primary-y" chart:style-name="G0S3">
            <chart:data-point chart:repeated="4"/>
          </chart:series>
          <chart:series chart:label-cell-address="SourceData.$F$4" chart:values-cell-range-address="SourceData.$F$5:.$F$8" chart:class="chart:bar" chart:attached-axis="primary-y" chart:style-name="G0S4">
            <chart:data-point chart:repeated="4"/>
          </chart:series>
          <chart:series chart:label-cell-address="SourceData.$G$4" chart:values-cell-range-address="SourceData.$G$5:.$G$8" chart:class="chart:bar" chart:attached-axis="primary-y" chart:style-name="G0S5">
            <chart:data-point chart:repeated="4"/>
          </chart:series>
          <chart:wall chart:style-name="Wal0"/>
        </chart:plot-area>
      </chart:chart>
    </office:chart>
  </office:body>
</office:document-content>
</file>

<file path=Object 5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5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aa4643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89a54e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71588f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4198af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db843d" draw:opacity="100%" draw:stroke="non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7f7f7f" svg:stroke-opacity="100%"/>
    </style:style>
  </office:automatic-styles>
  <office:body>
    <office:chart>
      <chart:chart chart:class="chart:bar" svg:height="195.0pt" svg:width="264.0pt" chart:style-name="Crt0">
        <chart:legend chart:legend-position="start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Achsentitel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2" text:class-names="" text:cond-style-name="">Achsentitel</text:p>
            </chart:title>
          </chart:axis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series chart:label-cell-address="SourceData.$E$4" chart:values-cell-range-address="SourceData.$E$5:.$E$8" chart:class="chart:bar" chart:attached-axis="primary-y" chart:style-name="G0S3">
            <chart:data-point chart:repeated="4"/>
          </chart:series>
          <chart:series chart:label-cell-address="SourceData.$F$4" chart:values-cell-range-address="SourceData.$F$5:.$F$8" chart:class="chart:bar" chart:attached-axis="primary-y" chart:style-name="G0S4">
            <chart:data-point chart:repeated="4"/>
          </chart:series>
          <chart:series chart:label-cell-address="SourceData.$G$4" chart:values-cell-range-address="SourceData.$G$5:.$G$8" chart:class="chart:bar" chart:attached-axis="primary-y" chart:style-name="G0S5">
            <chart:data-point chart:repeated="4"/>
          </chart:series>
          <chart:wall chart:style-name="Wal0"/>
        </chart:plot-area>
      </chart:chart>
    </office:chart>
  </office:body>
</office:document-content>
</file>

<file path=Object 5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5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aa4643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89a54e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71588f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4198af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db843d" draw:opacity="100%" draw:stroke="non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7f7f7f" svg:stroke-opacity="100%"/>
    </style:style>
  </office:automatic-styles>
  <office:body>
    <office:chart>
      <chart:chart chart:class="chart:bar" svg:height="195.0pt" svg:width="264.0pt" chart:style-name="Crt0"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Achsentitel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2" text:class-names="" text:cond-style-name="">Achsentitel</text:p>
            </chart:title>
          </chart:axis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series chart:label-cell-address="SourceData.$E$4" chart:values-cell-range-address="SourceData.$E$5:.$E$8" chart:class="chart:bar" chart:attached-axis="primary-y" chart:style-name="G0S3">
            <chart:data-point chart:repeated="4"/>
          </chart:series>
          <chart:series chart:label-cell-address="SourceData.$F$4" chart:values-cell-range-address="SourceData.$F$5:.$F$8" chart:class="chart:bar" chart:attached-axis="primary-y" chart:style-name="G0S4">
            <chart:data-point chart:repeated="4"/>
          </chart:series>
          <chart:series chart:label-cell-address="SourceData.$G$4" chart:values-cell-range-address="SourceData.$G$5:.$G$8" chart:class="chart:bar" chart:attached-axis="primary-y" chart:style-name="G0S5">
            <chart:data-point chart:repeated="4"/>
          </chart:series>
          <chart:wall chart:style-name="Wal0"/>
        </chart:plot-area>
      </chart:chart>
    </office:chart>
  </office:body>
</office:document-content>
</file>

<file path=Object 5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7f7f7f" svg:stroke-opacity="100%"/>
    </style:style>
  </office:automatic-styles>
  <office:body>
    <office:chart>
      <chart:chart chart:class="chart:bar" svg:height="195.0pt" svg:width="264.0pt" chart:style-name="Crt0">
        <chart:title chart:style-name="CT00">
          <text:p text:style-name="a1" text:class-names="" text:cond-style-name="">Diagrammtitel</text:p>
        </chart:title>
        <chart:legend chart:legend-position="end" chart:legend-align="center" chart:style-name="Lgnd"/>
        <chart:plot-area svg:x="52.8pt" svg:y="19.5pt" svg:width="184.8pt" svg:height="136.5pt" chart:style-name="Plt0">
          <chart:axis chart:dimension="x" chart:name="primary-x" chart:style-name="Axs0">
            <chart:title chart:style-name="AT00">
              <text:p text:style-name="a2" text:class-names="" text:cond-style-name="">Achsentitel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3" text:class-names="" text:cond-style-name="">Achsentitel</text:p>
            </chart:title>
          </chart:axis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6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aa4643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89a54e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71588f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4198af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db843d" draw:opacity="100%" draw:stroke="non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7f7f7f" svg:stroke-opacity="100%"/>
    </style:style>
  </office:automatic-styles>
  <office:body>
    <office:chart>
      <chart:chart chart:class="chart:bar" svg:height="195.0pt" svg:width="26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Achsentitel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2" text:class-names="" text:cond-style-name="">Achsentitel</text:p>
            </chart:title>
          </chart:axis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series chart:label-cell-address="SourceData.$E$4" chart:values-cell-range-address="SourceData.$E$5:.$E$8" chart:class="chart:bar" chart:attached-axis="primary-y" chart:style-name="G0S3">
            <chart:data-point chart:repeated="4"/>
          </chart:series>
          <chart:series chart:label-cell-address="SourceData.$F$4" chart:values-cell-range-address="SourceData.$F$5:.$F$8" chart:class="chart:bar" chart:attached-axis="primary-y" chart:style-name="G0S4">
            <chart:data-point chart:repeated="4"/>
          </chart:series>
          <chart:series chart:label-cell-address="SourceData.$G$4" chart:values-cell-range-address="SourceData.$G$5:.$G$8" chart:class="chart:bar" chart:attached-axis="primary-y" chart:style-name="G0S5">
            <chart:data-point chart:repeated="4"/>
          </chart:series>
          <chart:wall chart:style-name="Wal0"/>
        </chart:plot-area>
      </chart:chart>
    </office:chart>
  </office:body>
</office:document-content>
</file>

<file path=Object 6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6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aa4643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89a54e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71588f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4198af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db843d" draw:opacity="100%" draw:stroke="non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7f7f7f" svg:stroke-opacity="100%"/>
    </style:style>
  </office:automatic-styles>
  <office:body>
    <office:chart>
      <chart:chart chart:class="chart:bar" svg:height="195.0pt" svg:width="264.0pt" chart:style-name="Crt0"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Achsentitel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2" text:class-names="" text:cond-style-name="">Achsentitel</text:p>
            </chart:title>
          </chart:axis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series chart:label-cell-address="SourceData.$E$4" chart:values-cell-range-address="SourceData.$E$5:.$E$8" chart:class="chart:bar" chart:attached-axis="primary-y" chart:style-name="G0S3">
            <chart:data-point chart:repeated="4"/>
          </chart:series>
          <chart:series chart:label-cell-address="SourceData.$F$4" chart:values-cell-range-address="SourceData.$F$5:.$F$8" chart:class="chart:bar" chart:attached-axis="primary-y" chart:style-name="G0S4">
            <chart:data-point chart:repeated="4"/>
          </chart:series>
          <chart:series chart:label-cell-address="SourceData.$G$4" chart:values-cell-range-address="SourceData.$G$5:.$G$8" chart:class="chart:bar" chart:attached-axis="primary-y" chart:style-name="G0S5">
            <chart:data-point chart:repeated="4"/>
          </chart:series>
          <chart:wall chart:style-name="Wal0"/>
        </chart:plot-area>
      </chart:chart>
    </office:chart>
  </office:body>
</office:document-content>
</file>

<file path=Object 6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6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aa4643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89a54e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71588f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4198af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db843d" draw:opacity="100%" draw:stroke="non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7f7f7f" svg:stroke-opacity="100%"/>
    </style:style>
  </office:automatic-styles>
  <office:body>
    <office:chart>
      <chart:chart chart:class="chart:bar" svg:height="195.0pt" svg:width="264.0pt" chart:style-name="Crt0">
        <chart:legend svg:x="209.45031496063pt" svg:y="12.0pt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Achsentitel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2" text:class-names="" text:cond-style-name="">Achsentitel</text:p>
            </chart:title>
          </chart:axis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series chart:label-cell-address="SourceData.$E$4" chart:values-cell-range-address="SourceData.$E$5:.$E$8" chart:class="chart:bar" chart:attached-axis="primary-y" chart:style-name="G0S3">
            <chart:data-point chart:repeated="4"/>
          </chart:series>
          <chart:series chart:label-cell-address="SourceData.$F$4" chart:values-cell-range-address="SourceData.$F$5:.$F$8" chart:class="chart:bar" chart:attached-axis="primary-y" chart:style-name="G0S4">
            <chart:data-point chart:repeated="4"/>
          </chart:series>
          <chart:series chart:label-cell-address="SourceData.$G$4" chart:values-cell-range-address="SourceData.$G$5:.$G$8" chart:class="chart:bar" chart:attached-axis="primary-y" chart:style-name="G0S5">
            <chart:data-point chart:repeated="4"/>
          </chart:series>
          <chart:wall chart:style-name="Wal0"/>
        </chart:plot-area>
      </chart:chart>
    </office:chart>
  </office:body>
</office:document-content>
</file>

<file path=Object 6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6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false"/>
      <style:graphic-properties draw:fill="solid" draw:fill-color="#ffffff" draw:opacity="75%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8064a2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7f7f7f" svg:stroke-opacity="100%"/>
    </style:style>
  </office:automatic-styles>
  <office:body>
    <office:chart>
      <chart:chart chart:class="chart:bar" svg:height="195.0pt" svg:width="264.0pt" chart:style-name="Crt0">
        <chart:title chart:style-name="CT00">
          <text:p text:style-name="a1" text:class-names="" text:cond-style-name="">Diagrammtitel</text:p>
        </chart:title>
        <chart:legend svg:x="105.4504724409449pt" svg:y="38.86314960629921pt" chart:style-name="Lgnd"/>
        <chart:plot-area chart:style-name="Plt0">
          <chart:axis chart:dimension="x" chart:name="primary-x" chart:style-name="Axs0">
            <chart:title chart:style-name="AT00">
              <text:p text:style-name="a2" text:class-names="" text:cond-style-name="">Achsentitel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3" text:class-names="" text:cond-style-name="">Achsentitel</text:p>
            </chart:title>
          </chart:axis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series chart:label-cell-address="SourceData.$E$4" chart:values-cell-range-address="SourceData.$E$5:.$E$8" chart:class="chart:bar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6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6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false"/>
      <style:graphic-properties draw:fill="solid" draw:fill-color="#ffffff" draw:opacity="75%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8064a2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7f7f7f" svg:stroke-opacity="100%"/>
    </style:style>
  </office:automatic-styles>
  <office:body>
    <office:chart>
      <chart:chart chart:class="chart:bar" svg:height="195.0pt" svg:width="264.0pt" chart:style-name="Crt0">
        <chart:title chart:style-name="CT00">
          <text:p text:style-name="a1" text:class-names="" text:cond-style-name="">Diagrammtitel</text:p>
        </chart:title>
        <chart:legend svg:x="26.45047244094488pt" svg:y="77.86314960629921pt" chart:style-name="Lgnd"/>
        <chart:plot-area chart:style-name="Plt0">
          <chart:axis chart:dimension="x" chart:name="primary-x" chart:style-name="Axs0">
            <chart:title chart:style-name="AT00">
              <text:p text:style-name="a2" text:class-names="" text:cond-style-name="">Achsentitel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3" text:class-names="" text:cond-style-name="">Achsentitel</text:p>
            </chart:title>
          </chart:axis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series chart:label-cell-address="SourceData.$E$4" chart:values-cell-range-address="SourceData.$E$5:.$E$8" chart:class="chart:bar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6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6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false"/>
      <style:graphic-properties draw:fill="solid" draw:fill-color="#ffffff" draw:opacity="75%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8064a2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7f7f7f" svg:stroke-opacity="100%"/>
    </style:style>
  </office:automatic-styles>
  <office:body>
    <office:chart>
      <chart:chart chart:class="chart:bar" svg:height="195.0pt" svg:width="264.0pt" chart:style-name="Crt0">
        <chart:title chart:style-name="CT00">
          <text:p text:style-name="a1" text:class-names="" text:cond-style-name="">Diagrammtitel</text:p>
        </chart:title>
        <chart:legend svg:x="105.4108661417323pt" svg:y="37.91708661417323pt" chart:style-name="Lgnd"/>
        <chart:plot-area chart:style-name="Plt0">
          <chart:axis chart:dimension="x" chart:name="primary-x" chart:style-name="Axs0">
            <chart:title chart:style-name="AT00">
              <text:p text:style-name="a2" text:class-names="" text:cond-style-name="">Achsentitel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3" text:class-names="" text:cond-style-name="">Achsentitel</text:p>
            </chart:title>
          </chart:axis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series chart:label-cell-address="SourceData.$E$4" chart:values-cell-range-address="SourceData.$E$5:.$E$8" chart:class="chart:bar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6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6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false"/>
      <style:graphic-properties draw:fill="solid" draw:fill-color="#ffffff" draw:opacity="75%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8064a2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7f7f7f" svg:stroke-opacity="100%"/>
    </style:style>
  </office:automatic-styles>
  <office:body>
    <office:chart>
      <chart:chart chart:class="chart:bar" svg:height="195.0pt" svg:width="264.0pt" chart:style-name="Crt0">
        <chart:title chart:style-name="CT00">
          <text:p text:style-name="a1" text:class-names="" text:cond-style-name="">Diagrammtitel</text:p>
        </chart:title>
        <chart:legend svg:x="25.41086614173228pt" svg:y="76.91708661417322pt" chart:style-name="Lgnd"/>
        <chart:plot-area chart:style-name="Plt0">
          <chart:axis chart:dimension="x" chart:name="primary-x" chart:style-name="Axs0">
            <chart:title chart:style-name="AT00">
              <text:p text:style-name="a2" text:class-names="" text:cond-style-name="">Achsentitel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3" text:class-names="" text:cond-style-name="">Achsentitel</text:p>
            </chart:title>
          </chart:axis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series chart:label-cell-address="SourceData.$E$4" chart:values-cell-range-address="SourceData.$E$5:.$E$8" chart:class="chart:bar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6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6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false"/>
      <style:graphic-properties draw:fill="solid" draw:fill-color="#ffffff" draw:opacity="75%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aa4643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89a54e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71588f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4198af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db843d" draw:opacity="100%" draw:stroke="non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7f7f7f" svg:stroke-opacity="100%"/>
    </style:style>
  </office:automatic-styles>
  <office:body>
    <office:chart>
      <chart:chart chart:class="chart:bar" svg:height="195.0pt" svg:width="264.0pt" chart:style-name="Crt0">
        <chart:title chart:style-name="CT00">
          <text:p text:style-name="a1" text:class-names="" text:cond-style-name="">Diagrammtitel</text:p>
        </chart:title>
        <chart:legend svg:x="78.45047244094488pt" svg:y="58.86314960629921pt" chart:style-name="Lgnd"/>
        <chart:plot-area chart:style-name="Plt0">
          <chart:axis chart:dimension="x" chart:name="primary-x" chart:style-name="Axs0">
            <chart:title chart:style-name="AT00">
              <text:p text:style-name="a2" text:class-names="" text:cond-style-name="">Achsentitel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3" text:class-names="" text:cond-style-name="">Achsentitel</text:p>
            </chart:title>
          </chart:axis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series chart:label-cell-address="SourceData.$E$4" chart:values-cell-range-address="SourceData.$E$5:.$E$8" chart:class="chart:bar" chart:attached-axis="primary-y" chart:style-name="G0S3">
            <chart:data-point chart:repeated="4"/>
          </chart:series>
          <chart:series chart:label-cell-address="SourceData.$F$4" chart:values-cell-range-address="SourceData.$F$5:.$F$8" chart:class="chart:bar" chart:attached-axis="primary-y" chart:style-name="G0S4">
            <chart:data-point chart:repeated="4"/>
          </chart:series>
          <chart:series chart:label-cell-address="SourceData.$G$4" chart:values-cell-range-address="SourceData.$G$5:.$G$8" chart:class="chart:bar" chart:attached-axis="primary-y" chart:style-name="G0S5">
            <chart:data-point chart:repeated="4"/>
          </chart:series>
          <chart:wall chart:style-name="Wal0"/>
        </chart:plot-area>
      </chart:chart>
    </office:chart>
  </office:body>
</office:document-content>
</file>

<file path=Object 6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6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false"/>
      <style:graphic-properties draw:fill="solid" draw:fill-color="#ffffff" draw:opacity="75%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aa4643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89a54e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71588f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4198af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db843d" draw:opacity="100%" draw:stroke="non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7f7f7f" svg:stroke-opacity="100%"/>
    </style:style>
  </office:automatic-styles>
  <office:body>
    <office:chart>
      <chart:chart chart:class="chart:bar" svg:height="195.0pt" svg:width="264.0pt" chart:style-name="Crt0">
        <chart:title chart:style-name="CT00">
          <text:p text:style-name="a1" text:class-names="" text:cond-style-name="">Diagrammtitel</text:p>
        </chart:title>
        <chart:legend svg:x="79.41086614173228pt" svg:y="58.91708661417323pt" chart:style-name="Lgnd"/>
        <chart:plot-area chart:style-name="Plt0">
          <chart:axis chart:dimension="x" chart:name="primary-x" chart:style-name="Axs0">
            <chart:title chart:style-name="AT00">
              <text:p text:style-name="a2" text:class-names="" text:cond-style-name="">Achsentitel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3" text:class-names="" text:cond-style-name="">Achsentitel</text:p>
            </chart:title>
          </chart:axis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series chart:label-cell-address="SourceData.$E$4" chart:values-cell-range-address="SourceData.$E$5:.$E$8" chart:class="chart:bar" chart:attached-axis="primary-y" chart:style-name="G0S3">
            <chart:data-point chart:repeated="4"/>
          </chart:series>
          <chart:series chart:label-cell-address="SourceData.$F$4" chart:values-cell-range-address="SourceData.$F$5:.$F$8" chart:class="chart:bar" chart:attached-axis="primary-y" chart:style-name="G0S4">
            <chart:data-point chart:repeated="4"/>
          </chart:series>
          <chart:series chart:label-cell-address="SourceData.$G$4" chart:values-cell-range-address="SourceData.$G$5:.$G$8" chart:class="chart:bar" chart:attached-axis="primary-y" chart:style-name="G0S5">
            <chart:data-point chart:repeated="4"/>
          </chart:series>
          <chart:wall chart:style-name="Wal0"/>
        </chart:plot-area>
      </chart:chart>
    </office:chart>
  </office:body>
</office:document-content>
</file>

<file path=Object 6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6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7f7f7f" svg:stroke-opacity="100%"/>
    </style:style>
  </office:automatic-styles>
  <office:body>
    <office:chart>
      <chart:chart chart:class="chart:bar" svg:height="195.0pt" svg:width="264.0pt" chart:style-name="Crt0">
        <chart:title chart:style-name="CT00">
          <text:p text:style-name="a1" text:class-names="" text:cond-style-name="">Diagrammtitel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2" text:class-names="" text:cond-style-name="">X Axis Title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3" text:class-names="" text:cond-style-name="">Y Axis Title</text:p>
            </chart:title>
          </chart:axis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6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G0S2P0">
      <style:graphic-properties draw:fill="solid" draw:fill-color="#4f81bd" draw:opacity="100%" draw:stroke="none"/>
    </style:style>
    <style:style style:family="chart" style:name="G0S2P1">
      <style:graphic-properties draw:fill="solid" draw:fill-color="#c0504d" draw:opacity="100%" draw:stroke="none"/>
    </style:style>
    <style:style style:family="chart" style:name="G0S2P2">
      <style:graphic-properties draw:fill="solid" draw:fill-color="#9bbb59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P3">
      <style:graphic-properties draw:fill="solid" draw:fill-color="#8064a2" draw:opacity="100%" draw:stroke="non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pie-offset="0" chart:solid-type="cuboid"/>
      <style:graphic-properties draw:fill="solid" draw:fill-color="#9bbb59" draw:opacity="100%" draw:stroke="non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1P0">
      <style:graphic-properties draw:fill="solid" draw:fill-color="#4f81bd" draw:opacity="100%" draw:stroke="none"/>
    </style:style>
    <style:style style:family="chart" style:name="G0S1P1">
      <style:graphic-properties draw:fill="solid" draw:fill-color="#c0504d" draw:opacity="100%" draw:stroke="none"/>
    </style:style>
    <style:style style:family="chart" style:name="G0S1P2">
      <style:graphic-properties draw:fill="solid" draw:fill-color="#9bbb59" draw:opacity="100%" draw:stroke="none"/>
    </style:style>
    <style:style style:family="chart" style:name="G0S1P3">
      <style:graphic-properties draw:fill="solid" draw:fill-color="#8064a2" draw:opacity="100%" draw:stroke="none"/>
    </style: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solid" svg:stroke-width="0.01042in" svg:stroke-color="#7f7f7f" svg:stroke-opacity="100%"/>
    </style:style>
  </office:automatic-styles>
  <office:body>
    <office:chart>
      <chart:chart chart:class="chart:circle" svg:height="195.0pt" svg:width="264.0pt" chart:style-name="Crt0">
        <chart:title chart:style-name="CT00">
          <text:p text:style-name="a1" text:class-names="" text:cond-style-name="">Series 1</text:p>
        </chart:title>
        <chart:legend chart:legend-position="bottom" chart:legend-align="center" chart:style-name="Lgnd"/>
        <chart:plot-area chart:style-name="Plt0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label-cell-address="SourceData.$C$4" chart:values-cell-range-address="SourceData.$C$5:.$C$8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SourceData.$D$4" chart:values-cell-range-address="SourceData.$D$5:.$D$8" chart:class="chart:circle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7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1S0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3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7f7f7f" svg:stroke-opacity="100%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6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3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title chart:style-name="CT00">
          <text:p text:style-name="a1" text:class-names="" text:cond-style-name="">Diagrammtitel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2" text:class-names="" text:cond-style-name="">X Axis Title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3" text:class-names="" text:cond-style-name="">Y Axis Title</text:p>
            </chart:title>
          </chart:axis>
          <chart:axis chart:dimension="y" chart:name="secondary-y" chart:style-name="Axs2">
            <chart:title chart:style-name="AT02">
              <text:p text:style-name="a4" text:class-names="" text:cond-style-name="">2nd Y Axis Title</text:p>
            </chart:title>
          </chart:axis>
          <chart:axis chart:dimension="x" chart:name="secondary-X" chart:style-name="Axs3">
            <chart:title chart:style-name="AT03">
              <text:p text:style-name="a5" text:class-names="" text:cond-style-name="">2nd X Axis Title</text:p>
            </chart:title>
            <chart:categories table:cell-range-address="SourceData.$A$5:.$A$8"/>
          </chart:axis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7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7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solid" svg:stroke-width="0.01042in" svg:stroke-color="#7f7f7f" svg:stroke-opacity="100%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true" chart:deep="true" chart:auto-position="true" chart:right-angled-axes="false"/>
      <style:graphic-properties draw:fill="none" draw:stroke="solid" svg:stroke-width="0.01042in" svg:stroke-color="#7f7f7f" svg:stroke-opacity="100%"/>
    </style:style>
    <style:style style:family="chart" style:name="Axs0" style:data-style-name="N0">
      <style:chart-properties chart:link-data-style-to-source="false" chart:visible="true" chart:logarithmic="false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5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</office:automatic-styles>
  <office:body>
    <office:chart>
      <chart:chart chart:class="chart:bar" svg:height="195.0pt" svg:width="264.0pt" chart:style-name="Crt0">
        <chart:title chart:style-name="CT00">
          <text:p text:style-name="a1" text:class-names="" text:cond-style-name="">Diagrammtitel</text:p>
        </chart:title>
        <chart:legend chart:legend-position="end" chart:legend-align="center" chart:style-name="Lgnd"/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title chart:style-name="AT00">
              <text:p text:style-name="a2" text:class-names="" text:cond-style-name="">X Axis Title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3" text:class-names="" text:cond-style-name="">Y Axis Title</text:p>
            </chart:title>
          </chart:axis>
          <chart:axis chart:dimension="z" chart:name="primary-z" chart:style-name="Axs2">
            <chart:title chart:style-name="AT02">
              <text:p text:style-name="a4" text:class-names="" text:cond-style-name="">Z Axis Title</text:p>
            </chart:title>
          </chart:axis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7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7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chart" style:name="AT00">
      <style:chart-properties chart:auto-position="false"/>
      <style:graphic-properties draw:fill="solid" draw:fill-color="#ffffff" draw:opacity="75%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solid" draw:fill-color="#ffffff" draw:opacity="75%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solid" draw:fill-color="#ffffff" draw:opacity="75%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7f7f7f" svg:stroke-opacity="100%"/>
    </style:style>
  </office:automatic-styles>
  <office:body>
    <office:chart>
      <chart:chart chart:class="chart:bar" svg:height="195.0pt" svg:width="264.0pt" chart:style-name="Crt0">
        <chart:title svg:x="0.0849606299212598pt" svg:y="0.0pt" chart:style-name="CT00">
          <text:p text:style-name="a1" text:class-names="" text:cond-style-name="">Diagrammtitel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svg:x="0.755669291338583pt" svg:y="32.79496062992126pt" chart:style-name="AT00">
              <text:p text:style-name="a2" text:class-names="" text:cond-style-name="">X Axis Title</text:p>
            </chart:title>
            <chart:categories table:cell-range-address="SourceData.$A$5:.$A$8"/>
          </chart:axis>
          <chart:axis chart:dimension="y" chart:name="primary-y" chart:style-name="Axs1">
            <chart:title svg:x="7.0pt" svg:y="56.10826771653543pt" chart:style-name="AT01">
              <text:p text:style-name="a3" text:class-names="" text:cond-style-name="">Y Axis Title</text:p>
            </chart:title>
          </chart:axis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7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1S0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AT00">
      <style:chart-properties chart:auto-position="false"/>
      <style:graphic-properties draw:fill="solid" draw:fill-color="#ffffff" draw:opacity="75%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solid" draw:fill-color="#ffffff" draw:opacity="75%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false"/>
      <style:graphic-properties draw:fill="solid" draw:fill-color="#ffffff" draw:opacity="75%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3">
      <style:chart-properties chart:auto-position="false"/>
      <style:graphic-properties draw:fill="solid" draw:fill-color="#ffffff" draw:opacity="75%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T00">
      <style:chart-properties chart:auto-position="false"/>
      <style:graphic-properties draw:fill="solid" draw:fill-color="#ffffff" draw:opacity="75%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7f7f7f" svg:stroke-opacity="100%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6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3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title svg:x="150.64pt" svg:y="170.0pt" chart:style-name="CT00">
          <text:p text:style-name="a1" text:class-names="" text:cond-style-name="">Diagrammtitel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svg:x="210.9802362204724pt" svg:y="147.7949606299213pt" chart:style-name="AT00">
              <text:p text:style-name="a2" text:class-names="" text:cond-style-name="">X Axis Title</text:p>
            </chart:title>
            <chart:categories table:cell-range-address="SourceData.$A$5:.$A$8"/>
          </chart:axis>
          <chart:axis chart:dimension="y" chart:name="primary-y" chart:style-name="Axs1">
            <chart:title svg:x="217.0pt" svg:y="65.4pt" chart:style-name="AT01">
              <text:p text:style-name="a3" text:class-names="" text:cond-style-name="">Y Axis Title</text:p>
            </chart:title>
          </chart:axis>
          <chart:axis chart:dimension="y" chart:name="secondary-y" chart:style-name="Axs2">
            <chart:title svg:x="242.2454330708661pt" svg:y="47.66094488188976pt" chart:style-name="AT02">
              <text:p text:style-name="a4" text:class-names="" text:cond-style-name="">2nd Y Axis Title</text:p>
            </chart:title>
          </chart:axis>
          <chart:axis chart:dimension="x" chart:name="secondary-X" chart:style-name="Axs3">
            <chart:title svg:x="193.9502362204724pt" svg:y="124.9750393700787pt" chart:style-name="AT03">
              <text:p text:style-name="a5" text:class-names="" text:cond-style-name="">2nd X Axis Title</text:p>
            </chart:title>
            <chart:categories table:cell-range-address="SourceData.$A$5:.$A$8"/>
          </chart:axis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7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7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solid" svg:stroke-width="0.01042in" svg:stroke-color="#7f7f7f" svg:stroke-opacity="100%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false"/>
      <style:graphic-properties draw:fill="solid" draw:fill-color="#ffffff" draw:opacity="75%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solid" draw:fill-color="#ffffff" draw:opacity="75%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false"/>
      <style:graphic-properties draw:fill="solid" draw:fill-color="#ffffff" draw:opacity="75%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T00">
      <style:chart-properties chart:auto-position="false"/>
      <style:graphic-properties draw:fill="solid" draw:fill-color="#ffffff" draw:opacity="75%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5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</office:automatic-styles>
  <office:body>
    <office:chart>
      <chart:chart chart:class="chart:bar" svg:height="195.0pt" svg:width="264.0pt" chart:style-name="Crt0">
        <chart:title svg:x="90.08496062992125pt" svg:y="85.0pt" chart:style-name="CT00">
          <text:p text:style-name="a1" text:class-names="" text:cond-style-name="">Diagrammtitel</text:p>
        </chart:title>
        <chart:legend chart:legend-position="end" chart:legend-align="center" chart:style-name="Lgnd"/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title svg:x="104.2748031496063pt" svg:y="112.4388188976378pt" chart:style-name="AT00">
              <text:p text:style-name="a2" text:class-names="" text:cond-style-name="">X Axis Title</text:p>
            </chart:title>
            <chart:categories table:cell-range-address="SourceData.$A$5:.$A$8"/>
          </chart:axis>
          <chart:axis chart:dimension="y" chart:name="primary-y" chart:style-name="Axs1">
            <chart:title svg:x="113.9377952755905pt" svg:y="29.74574803149606pt" chart:style-name="AT01">
              <text:p text:style-name="a3" text:class-names="" text:cond-style-name="">Y Axis Title</text:p>
            </chart:title>
          </chart:axis>
          <chart:axis chart:dimension="z" chart:name="primary-z" chart:style-name="Axs2">
            <chart:title svg:x="137.6755905511811pt" svg:y="31.08913385826772pt" chart:style-name="AT02">
              <text:p text:style-name="a4" text:class-names="" text:cond-style-name="">Z Axis Title</text:p>
            </chart:title>
          </chart:axis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7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7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1S0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AT00">
      <style:chart-properties chart:auto-position="false"/>
      <style:graphic-properties draw:fill="solid" draw:fill-color="#ffffff" draw:opacity="75%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solid" draw:fill-color="#ffffff" draw:opacity="75%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false"/>
      <style:graphic-properties draw:fill="solid" draw:fill-color="#ffffff" draw:opacity="75%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T00">
      <style:chart-properties chart:auto-position="false"/>
      <style:graphic-properties draw:fill="solid" draw:fill-color="#ffffff" draw:opacity="75%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7f7f7f" svg:stroke-opacity="100%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5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title svg:x="27.08496062992126pt" svg:y="20.0pt" chart:style-name="CT00">
          <text:p text:style-name="a1" text:class-names="" text:cond-style-name="">Title 20°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svg:x="158.9802362204724pt" svg:y="19.79496062992126pt" chart:style-name="AT00">
              <text:p text:style-name="a2" text:class-names="" text:cond-style-name="">Title -20°</text:p>
            </chart:title>
            <chart:categories table:cell-range-address="SourceData.$A$5:.$A$8"/>
          </chart:axis>
          <chart:axis chart:dimension="y" chart:name="primary-y" chart:style-name="Axs1">
            <chart:title svg:x="107.0pt" svg:y="20.4pt" chart:style-name="AT01">
              <text:p text:style-name="a3" text:class-names="" text:cond-style-name="">Bottom to Top</text:p>
            </chart:title>
          </chart:axis>
          <chart:axis chart:dimension="y" chart:name="secondary-y" chart:style-name="Axs2">
            <chart:title svg:x="132.2454330708661pt" svg:y="19.66094488188977pt" chart:style-name="AT02">
              <text:p text:style-name="a4" text:class-names="" text:cond-style-name="">Top to Bottom</text:p>
            </chart:title>
          </chart:axis>
          <chart:axis chart:dimension="x" chart:name="secondary-X" chart:style-name="Axs3">
            <chart:categories table:cell-range-address="SourceData.$A$5:.$A$8"/>
          </chart:axis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7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7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solid" draw:fill-color="#ffffff" draw:opacity="75%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solid" svg:stroke-width="0.01042in" svg:stroke-color="#000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link-data-style-to-source="true" chart:data-label-number="value" chart:data-label-text="false" chart:data-label-symbol="false" chart:regression-type="linear" chart:label-position="right">
        <chart:label-separator>
          <text:p text:style-name="a3" text:class-names="" text:cond-style-name="">;<text:s text:c="1"/></text:p>
        </chart:label-separator>
      </style:chart-properties>
      <style:graphic-properties draw:fill="none" draw:stroke="solid" svg:stroke-width="0.03125in" svg:stroke-color="#4a7ebb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 chart:regression-type="linear"/>
      <style:graphic-properties draw:fill="none" draw:stroke="solid" svg:stroke-width="0.03125in" svg:stroke-color="#98b954" svg:stroke-opacity="100%" draw:stroke-linejoin="round" svg:stroke-linecap="round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chart" style:name="TL020">
      <style:chart-properties chart:auto-position="true"/>
      <style:graphic-properties draw:fill="solid" draw:fill-color="#ffffff" draw:opacity="75%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20">
      <style:graphic-properties draw:fill="none" draw:stroke="solid" svg:stroke-width="0.01042in" svg:stroke-color="#000000" svg:stroke-opacity="100%" draw:stroke-linejoin="round" svg:stroke-linecap="round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7f7f7f" svg:stroke-opacity="100%"/>
    </style:style>
  </office:automatic-styles>
  <office:body>
    <office:chart>
      <chart:chart chart:class="chart:scatter" svg:height="195.0pt" svg:width="264.0pt" chart:style-name="Crt0">
        <chart:plot-area chart:style-name="Plt0">
          <chart:axis chart:dimension="x" chart:name="primary-x" chart:style-name="Axs0">
            <chart:title chart:style-name="AT00">
              <text:p text:style-name="a1" text:class-names="" text:cond-style-name="">Axis Title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Axis Title</text:p>
            </chart:title>
          </chart:axis>
          <chart:series chart:label-cell-address="SourceData.$B$4" chart:values-cell-range-address="SourceData.$B$5:.$B$8" chart:class="chart:scatter" chart:attached-axis="primary-y" chart:style-name="G0S0">
            <chart:domain table:cell-range-address="SourceData.$H$5:.$H$8"/>
            <chart:regression-curve chart:style-name="T000">
              <chart:equation chart:automatic-content="true" chart:display-equation="true" chart:display-r-square="false" chart:style-name="TL000"/>
            </chart:regression-curve>
            <chart:data-label chart:style-name="DL00"/>
            <chart:data-point chart:repeated="4"/>
          </chart:series>
          <chart:series chart:label-cell-address="SourceData.$C$4" chart:values-cell-range-address="SourceData.$C$5:.$C$8" chart:class="chart:scatter" chart:attached-axis="primary-y" chart:style-name="G0S1">
            <chart:domain table:cell-range-address="SourceData.$H$5:.$H$8"/>
            <chart:data-point chart:repeated="4"/>
          </chart:series>
          <chart:series chart:label-cell-address="SourceData.$D$4" chart:values-cell-range-address="SourceData.$D$5:.$D$8" chart:class="chart:scatter" chart:attached-axis="primary-y" chart:style-name="G0S2">
            <chart:domain table:cell-range-address="SourceData.$H$5:.$H$8"/>
            <chart:regression-curve chart:style-name="T020">
              <chart:equation chart:automatic-content="true" chart:display-equation="true" chart:display-r-square="true" chart:style-name="TL020"/>
            </chart:regression-curve>
            <chart:data-point chart:repeated="4"/>
          </chart:series>
          <chart:wall chart:style-name="Wal0"/>
        </chart:plot-area>
      </chart:chart>
    </office:chart>
  </office:body>
</office:document-content>
</file>

<file path=Object 7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7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7f7f7f" svg:stroke-opacity="100%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1S0">
      <style:chart-properties chart:symbol-type="none" chart:connect-bars="false" chart:solid-type="cuboid"/>
      <style:graphic-properties draw:fill="none" draw:stroke="solid" svg:stroke-width="0.03125in" svg:stroke-color="#98b954" svg:stroke-opacity="100%" draw:stroke-linejoin="round" svg:stroke-linecap="round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3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7f7f7f" svg:stroke-opacity="100%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link-data-style-to-source="true" chart:data-label-number="value" chart:data-label-text="false" chart:data-label-symbol="false" chart:label-position="right">
        <chart:label-separator>
          <text:p text:style-name="a5" text:class-names="" text:cond-style-name="">;<text:s text:c="1"/></text:p>
        </chart:label-separator>
      </style:chart-properties>
      <style:graphic-properties draw:fill="none" draw:stroke="solid" svg:stroke-width="0.03125in" svg:stroke-color="#4a7ebb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Axs3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95.0pt" svg:width="264.0pt" chart:style-name="Crt0">
        <chart:plot-area chart:style-name="Plt0">
          <chart:axis chart:dimension="x" chart:name="primary-x" chart:style-name="Axs0">
            <chart:title chart:style-name="AT00">
              <text:p text:style-name="a1" text:class-names="" text:cond-style-name="">Axis Title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Axis Title</text:p>
            </chart:title>
          </chart:axis>
          <chart:axis chart:dimension="y" chart:name="secondary-y" chart:style-name="Axs2">
            <chart:title chart:style-name="AT02">
              <text:p text:style-name="a3" text:class-names="" text:cond-style-name="">Achsentitel</text:p>
            </chart:title>
          </chart:axis>
          <chart:axis chart:dimension="x" chart:name="secondary-X" chart:style-name="Axs3">
            <chart:title chart:style-name="AT03">
              <text:p text:style-name="a4" text:class-names="" text:cond-style-name="">Achsentitel</text:p>
            </chart:title>
          </chart:axis>
          <chart:series chart:label-cell-address="SourceData.$B$4" chart:values-cell-range-address="SourceData.$B$5:.$B$8" chart:class="chart:scatter" chart:attached-axis="primary-y" chart:style-name="G0S0">
            <chart:domain table:cell-range-address="SourceData.$H$5:.$H$8"/>
            <chart:data-label chart:style-name="DL00"/>
            <chart:data-point chart:repeated="4"/>
          </chart:series>
          <chart:series chart:label-cell-address="SourceData.$C$4" chart:values-cell-range-address="SourceData.$C$5:.$C$8" chart:class="chart:scatter" chart:attached-axis="primary-y" chart:style-name="G0S1">
            <chart:domain table:cell-range-address="SourceData.$H$5:.$H$8"/>
            <chart:data-point chart:repeated="4"/>
          </chart:series>
          <chart:series chart:label-cell-address="SourceData.$D$4" chart:values-cell-range-address="SourceData.$D$5:.$D$8" chart:class="chart:scatter" chart:attached-axis="secondary-y" chart:style-name="G1S0">
            <chart:domain table:cell-range-address="SourceData.$H$5:.$H$8"/>
            <chart:data-point chart:repeated="4"/>
          </chart:series>
          <chart:wall chart:style-name="Wal0"/>
        </chart:plot-area>
      </chart:chart>
    </office:chart>
  </office:body>
</office:document-content>
</file>

<file path=Object 7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7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chart-properties chart:auto-size="true"/>
      <style:graphic-properties draw:fill="none" draw:stroke="solid" svg:stroke-width="0.01042in" svg:stroke-color="#7f7f7f" svg:stroke-opacity="100%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Plt0">
      <style:chart-properties chart:three-dimensional="true" chart:deep="true" chart:auto-position="true" chart:right-angled-axes="false"/>
      <style:graphic-properties draw:fill="none" draw:stroke="solid" svg:stroke-width="0.01042in" svg:stroke-color="#7f7f7f" svg:stroke-opacity="100%"/>
    </style:style>
  </office:automatic-styles>
  <office:body>
    <office:chart>
      <chart:chart chart:class="chart:bar" svg:height="195.0pt" svg:width="264.0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title chart:style-name="AT00">
              <text:p text:style-name="a1" text:class-names="" text:cond-style-name="">Axis Title</text:p>
            </chart:title>
            <chart:categories table:cell-range-address="SourceData.$A$5:.$A$8"/>
          </chart:axis>
          <chart:axis chart:dimension="y" chart:name="primary-y" chart:style-name="Axs1">
            <chart:title chart:style-name="AT01">
              <text:p text:style-name="a2" text:class-names="" text:cond-style-name="">Axis Title</text:p>
            </chart:title>
          </chart:axis>
          <chart:axis chart:dimension="z" chart:name="primary-z" chart:style-name="Axs2">
            <chart:title chart:style-name="AT02">
              <text:p text:style-name="a3" text:class-names="" text:cond-style-name="">Axis Title</text:p>
            </chart:title>
          </chart:axis>
          <chart:series chart:label-cell-address="SourceData.$B$4" chart:values-cell-range-address="SourceData.$B$5:.$B$8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7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7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false"/>
      <style:graphic-properties draw:fill="solid" draw:fill-color="#ffffff" draw:opacity="75%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solid" svg:stroke-width="0.01042in" svg:stroke-color="#000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link-data-style-to-source="true" chart:data-label-number="value" chart:data-label-text="false" chart:data-label-symbol="false" chart:regression-type="linear" chart:label-position="right">
        <chart:label-separator>
          <text:p text:style-name="a3" text:class-names="" text:cond-style-name="">;<text:s text:c="1"/></text:p>
        </chart:label-separator>
      </style:chart-properties>
      <style:graphic-properties draw:fill="none" draw:stroke="solid" svg:stroke-width="0.03125in" svg:stroke-color="#4a7ebb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 chart:regression-type="linear"/>
      <style:graphic-properties draw:fill="none" draw:stroke="solid" svg:stroke-width="0.03125in" svg:stroke-color="#98b954" svg:stroke-opacity="100%" draw:stroke-linejoin="round" svg:stroke-linecap="round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chart" style:name="TL020">
      <style:chart-properties chart:auto-position="false"/>
      <style:graphic-properties draw:fill="solid" draw:fill-color="#ffffff" draw:opacity="75%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20">
      <style:graphic-properties draw:fill="none" draw:stroke="solid" svg:stroke-width="0.01042in" svg:stroke-color="#000000" svg:stroke-opacity="100%" draw:stroke-linejoin="round" svg:stroke-linecap="round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7f7f7f" svg:stroke-opacity="100%"/>
    </style:style>
  </office:automatic-styles>
  <office:body>
    <office:chart>
      <chart:chart chart:class="chart:scatter" svg:height="195.0pt" svg:width="264.0pt" chart:style-name="Crt0">
        <chart:plot-area chart:style-name="Plt0">
          <chart:axis chart:dimension="x" chart:name="primary-x" chart:style-name="Axs0">
            <chart:title chart:style-name="AT00">
              <text:p text:style-name="a1" text:class-names="" text:cond-style-name="">Axis Title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Axis Title</text:p>
            </chart:title>
          </chart:axis>
          <chart:series chart:label-cell-address="SourceData.$B$4" chart:values-cell-range-address="SourceData.$B$5:.$B$8" chart:class="chart:scatter" chart:attached-axis="primary-y" chart:style-name="G0S0">
            <chart:domain table:cell-range-address="SourceData.$H$5:.$H$8"/>
            <chart:regression-curve chart:style-name="T000">
              <chart:equation chart:automatic-content="true" chart:display-equation="true" chart:display-r-square="false" svg:x="38.098031496063pt" svg:y="21.3148031496063pt" chart:style-name="TL000"/>
            </chart:regression-curve>
            <chart:data-label chart:style-name="DL00"/>
            <chart:data-point chart:repeated="4"/>
          </chart:series>
          <chart:series chart:label-cell-address="SourceData.$C$4" chart:values-cell-range-address="SourceData.$C$5:.$C$8" chart:class="chart:scatter" chart:attached-axis="primary-y" chart:style-name="G0S1">
            <chart:domain table:cell-range-address="SourceData.$H$5:.$H$8"/>
            <chart:data-point chart:repeated="4"/>
          </chart:series>
          <chart:series chart:label-cell-address="SourceData.$D$4" chart:values-cell-range-address="SourceData.$D$5:.$D$8" chart:class="chart:scatter" chart:attached-axis="primary-y" chart:style-name="G0S2">
            <chart:domain table:cell-range-address="SourceData.$H$5:.$H$8"/>
            <chart:regression-curve chart:style-name="T020">
              <chart:equation chart:automatic-content="true" chart:display-equation="true" chart:display-r-square="true" svg:x="39.09795275590551pt" svg:y="72.95015748031495pt" chart:style-name="TL020"/>
            </chart:regression-curve>
            <chart:data-point chart:repeated="4"/>
          </chart:series>
          <chart:wall chart:style-name="Wal0"/>
        </chart:plot-area>
      </chart:chart>
    </office:chart>
  </office:body>
</office:document-content>
</file>

<file path=Object 7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G0S2P0">
      <style:graphic-properties draw:fill="solid" draw:fill-color="#4f81bd" draw:opacity="100%" draw:stroke="none"/>
    </style:style>
    <style:style style:family="chart" style:name="G0S2P1">
      <style:graphic-properties draw:fill="solid" draw:fill-color="#c0504d" draw:opacity="100%" draw:stroke="none"/>
    </style:style>
    <style:style style:family="chart" style:name="G0S2P2">
      <style:graphic-properties draw:fill="solid" draw:fill-color="#9bbb59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P3">
      <style:graphic-properties draw:fill="solid" draw:fill-color="#8064a2" draw:opacity="100%" draw:stroke="non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pie-offset="0" chart:solid-type="cuboid"/>
      <style:graphic-properties draw:fill="solid" draw:fill-color="#9bbb59" draw:opacity="100%" draw:stroke="non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1P0">
      <style:graphic-properties draw:fill="solid" draw:fill-color="#4f81bd" draw:opacity="100%" draw:stroke="none"/>
    </style:style>
    <style:style style:family="chart" style:name="G0S1P1">
      <style:graphic-properties draw:fill="solid" draw:fill-color="#c0504d" draw:opacity="100%" draw:stroke="none"/>
    </style:style>
    <style:style style:family="chart" style:name="G0S1P2">
      <style:graphic-properties draw:fill="solid" draw:fill-color="#9bbb59" draw:opacity="100%" draw:stroke="none"/>
    </style:style>
    <style:style style:family="chart" style:name="G0S1P3">
      <style:graphic-properties draw:fill="solid" draw:fill-color="#8064a2" draw:opacity="100%" draw:stroke="none"/>
    </style: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false"/>
      <style:graphic-properties draw:fill="none" draw:stroke="solid" svg:stroke-width="0.01042in" svg:stroke-color="#7f7f7f" svg:stroke-opacity="100%"/>
    </style:style>
  </office:automatic-styles>
  <office:body>
    <office:chart>
      <chart:chart chart:class="chart:circle" svg:height="195.0pt" svg:width="264.0pt" chart:style-name="Crt0">
        <chart:title svg:x="100.0874803149606pt" svg:y="6.0pt" chart:style-name="CT00">
          <text:p text:style-name="a1" text:class-names="" text:cond-style-name="">Series 1</text:p>
        </chart:title>
        <chart:legend chart:legend-position="bottom" chart:legend-align="center" chart:style-name="Lgnd"/>
        <chart:plot-area svg:x="11.0pt" svg:y="11.0pt" svg:width="242.0pt" svg:height="148.9170866141732pt" chart:style-name="Plt0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label-cell-address="SourceData.$C$4" chart:values-cell-range-address="SourceData.$C$5:.$C$8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SourceData.$D$4" chart:values-cell-range-address="SourceData.$D$5:.$D$8" chart:class="chart:circle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8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7f7f7f" svg:stroke-opacity="100%"/>
    </style:style>
    <style:style style:family="chart" style:name="DL00"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1S0">
      <style:chart-properties chart:symbol-type="none" chart:connect-bars="false" chart:solid-type="cuboid"/>
      <style:graphic-properties draw:fill="none" draw:stroke="solid" svg:stroke-width="0.03125in" svg:stroke-color="#98b954" svg:stroke-opacity="100%" draw:stroke-linejoin="round" svg:stroke-linecap="round"/>
    </style:style>
    <style:style style:family="chart" style:name="A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3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7f7f7f" svg:stroke-opacity="100%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link-data-style-to-source="true" chart:data-label-number="value" chart:data-label-text="false" chart:data-label-symbol="false" chart:label-position="right">
        <chart:label-separator>
          <text:p text:style-name="a5" text:class-names="" text:cond-style-name="">;<text:s text:c="1"/></text:p>
        </chart:label-separator>
      </style:chart-properties>
      <style:graphic-properties draw:fill="none" draw:stroke="solid" svg:stroke-width="0.03125in" svg:stroke-color="#4a7ebb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0" chart:link-data-style-to-source="true" chart:visible="true" chart:logarithmic="false" chart:maximum="8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Axs3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95.0pt" svg:width="264.0pt" chart:style-name="Crt0">
        <chart:plot-area chart:style-name="Plt0">
          <chart:axis chart:dimension="x" chart:name="primary-x" chart:style-name="Axs0">
            <chart:title chart:style-name="AT00">
              <text:p text:style-name="a1" text:class-names="" text:cond-style-name="">Axis Title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Axis Title</text:p>
            </chart:title>
          </chart:axis>
          <chart:axis chart:dimension="y" chart:name="secondary-y" chart:style-name="Axs2">
            <chart:title chart:style-name="AT02">
              <text:p text:style-name="a3" text:class-names="" text:cond-style-name="">Achsentitel</text:p>
            </chart:title>
          </chart:axis>
          <chart:axis chart:dimension="x" chart:name="secondary-X" chart:style-name="Axs3">
            <chart:title chart:style-name="AT03">
              <text:p text:style-name="a4" text:class-names="" text:cond-style-name="">Achsentitel</text:p>
            </chart:title>
          </chart:axis>
          <chart:series chart:label-cell-address="SourceData.$B$4" chart:values-cell-range-address="SourceData.$B$5:.$B$8" chart:class="chart:scatter" chart:attached-axis="primary-y" chart:style-name="G0S0">
            <chart:domain table:cell-range-address="SourceData.$H$5:.$H$8"/>
            <chart:data-label chart:style-name="DL00"/>
            <chart:data-point chart:repeated="4"/>
          </chart:series>
          <chart:series chart:label-cell-address="SourceData.$C$4" chart:values-cell-range-address="SourceData.$C$5:.$C$8" chart:class="chart:scatter" chart:attached-axis="primary-y" chart:style-name="G0S1">
            <chart:domain table:cell-range-address="SourceData.$H$5:.$H$8"/>
            <chart:data-point chart:repeated="4"/>
          </chart:series>
          <chart:series chart:label-cell-address="SourceData.$D$4" chart:values-cell-range-address="SourceData.$D$5:.$D$8" chart:class="chart:scatter" chart:attached-axis="secondary-y" chart:style-name="G1S0">
            <chart:domain table:cell-range-address="SourceData.$H$5:.$H$8"/>
            <chart:data-point chart:repeated="4"/>
          </chart:series>
          <chart:wall chart:style-name="Wal0"/>
        </chart:plot-area>
      </chart:chart>
    </office:chart>
  </office:body>
</office:document-content>
</file>

<file path=Object 8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G0S2P0">
      <style:graphic-properties draw:fill="solid" draw:fill-color="#4f81bd" draw:opacity="100%" draw:stroke="none"/>
    </style:style>
    <style:style style:family="chart" style:name="G0S2P1">
      <style:graphic-properties draw:fill="solid" draw:fill-color="#c0504d" draw:opacity="100%" draw:stroke="none"/>
    </style:style>
    <style:style style:family="chart" style:name="G0S2P2">
      <style:graphic-properties draw:fill="solid" draw:fill-color="#9bbb59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P3">
      <style:graphic-properties draw:fill="solid" draw:fill-color="#8064a2" draw:opacity="100%" draw:stroke="none"/>
    </style:style>
    <style:style style:family="chart" style:name="CT00">
      <style:chart-properties chart:auto-position="true"/>
      <style:graphic-properties draw:fill="none" draw:stroke="solid" svg:stroke-width="0.01042in" svg:stroke-color="#7f7f7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pie-offset="0" chart:solid-type="cuboid"/>
      <style:graphic-properties draw:fill="solid" draw:fill-color="#9bbb59" draw:opacity="100%" draw:stroke="none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1P0">
      <style:graphic-properties draw:fill="solid" draw:fill-color="#4f81bd" draw:opacity="100%" draw:stroke="none"/>
    </style:style>
    <style:style style:family="chart" style:name="G0S1P1">
      <style:graphic-properties draw:fill="solid" draw:fill-color="#c0504d" draw:opacity="100%" draw:stroke="none"/>
    </style:style>
    <style:style style:family="chart" style:name="G0S1P2">
      <style:graphic-properties draw:fill="solid" draw:fill-color="#9bbb59" draw:opacity="100%" draw:stroke="none"/>
    </style:style>
    <style:style style:family="chart" style:name="G0S1P3">
      <style:graphic-properties draw:fill="solid" draw:fill-color="#8064a2" draw:opacity="100%" draw:stroke="none"/>
    </style:style>
    <style:style style:family="chart" style:name="Lgnd">
      <style:chart-properties chart:auto-position="true"/>
      <style:graphic-properties draw:fill="none" draw:stroke="solid" svg:stroke-width="0.01042in" svg:stroke-color="#7f7f7f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false"/>
      <style:graphic-properties draw:fill="none" draw:stroke="solid" svg:stroke-width="0.01042in" svg:stroke-color="#7f7f7f" svg:stroke-opacity="100%"/>
    </style:style>
  </office:automatic-styles>
  <office:body>
    <office:chart>
      <chart:chart chart:class="chart:circle" svg:height="195.0pt" svg:width="264.0pt" chart:style-name="Crt0">
        <chart:title chart:style-name="CT00">
          <text:p text:style-name="a1" text:class-names="" text:cond-style-name="">Series 1</text:p>
        </chart:title>
        <chart:legend chart:legend-position="bottom" chart:legend-align="center" chart:style-name="Lgnd"/>
        <chart:plot-area svg:x="11.0pt" svg:y="41.97503937007873pt" svg:width="242.0pt" svg:height="142.0249606299213pt" chart:style-name="Plt0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label-cell-address="SourceData.$C$4" chart:values-cell-range-address="SourceData.$C$5:.$C$8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SourceData.$D$4" chart:values-cell-range-address="SourceData.$D$5:.$D$8" chart:class="chart:circle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